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8-01T00:00:00" table:style-name="ce5">
            <text:p>2020/8/1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9289" table:style-name="ce6">
            <text:p>9,289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46870" table:style-name="ce6">
            <text:p>46,870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37274" table:style-name="ce6">
            <text:p>37,274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17172" table:style-name="ce6">
            <text:p>17,172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25790" table:style-name="ce6">
            <text:p>25,790<text:s/></text:p>
          </table:table-cell>
          <table:table-cell office:value-type="float" office:value="15252" table:style-name="ce6">
            <text:p>15,252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16380" table:style-name="ce6">
            <text:p>16,380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29792" table:style-name="ce6">
            <text:p>29,792<text:s/></text:p>
          </table:table-cell>
          <table:table-cell office:value-type="float" office:value="21042" table:style-name="ce6">
            <text:p>21,042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56079" table:style-name="ce6">
            <text:p>156,079<text:s/></text:p>
          </table:table-cell>
          <table:table-cell office:value-type="float" office:value="44641" table:style-name="ce6">
            <text:p>44,641<text:s/></text:p>
          </table:table-cell>
          <table:table-cell office:value-type="float" office:value="17851" table:style-name="ce6">
            <text:p>17,851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25401" table:style-name="ce6">
            <text:p>25,401<text:s/></text:p>
          </table:table-cell>
          <table:table-cell office:value-type="float" office:value="26244" table:style-name="ce6">
            <text:p>26,244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19088" table:style-name="ce6">
            <text:p>19,088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21917" table:style-name="ce6">
            <text:p>21,917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14522" table:style-name="ce6">
            <text:p>14,522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31129" table:style-name="ce6">
            <text:p>31,129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11419" table:style-name="ce6">
            <text:p>11,419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38634" table:style-name="ce6">
            <text:p>38,634<text:s/></text:p>
          </table:table-cell>
          <table:table-cell office:value-type="float" office:value="30106" table:style-name="ce6">
            <text:p>30,106<text:s/></text:p>
          </table:table-cell>
          <table:table-cell office:value-type="float" office:value="20728" table:style-name="ce6">
            <text:p>20,728<text:s/></text:p>
          </table:table-cell>
          <table:table-cell office:value-type="float" office:value="25221" table:style-name="ce6">
            <text:p>25,221<text:s/></text:p>
          </table:table-cell>
          <table:table-cell office:value-type="float" office:value="69988" table:style-name="ce6">
            <text:p>69,988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30342" table:style-name="ce6">
            <text:p>30,342<text:s/></text:p>
          </table:table-cell>
          <table:table-cell office:value-type="float" office:value="33595" table:style-name="ce6">
            <text:p>33,595<text:s/></text:p>
          </table:table-cell>
          <table:table-cell office:value-type="float" office:value="19603" table:style-name="ce6">
            <text:p>19,603<text:s/></text:p>
          </table:table-cell>
          <table:table-cell office:value-type="float" office:value="61213" table:style-name="ce6">
            <text:p>61,213<text:s/></text:p>
          </table:table-cell>
          <table:table-cell office:value-type="float" office:value="15017" table:style-name="ce6">
            <text:p>15,017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42605" table:style-name="ce6">
            <text:p>42,605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19386" table:style-name="ce6">
            <text:p>19,386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16843" table:style-name="ce6">
            <text:p>16,843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3180" table:style-name="ce6">
            <text:p>13,180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21537" table:style-name="ce6">
            <text:p>21,537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499" table:style-name="ce6">
            <text:p>499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4055" table:style-name="ce6">
            <text:p>4,055<text:s/></text:p>
          </table:table-cell>
          <table:table-cell table:number-columns-repeated="16264"/>
        </table:table-row>
        <table:table-row table:style-name="ro2">
          <table:table-cell office:value-type="date" office:date-value="2020-08-02T00:00:00" table:style-name="ce5">
            <text:p>2020/8/2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17458" table:style-name="ce6">
            <text:p>17,458<text:s/></text:p>
          </table:table-cell>
          <table:table-cell office:value-type="float" office:value="34258" table:style-name="ce6">
            <text:p>34,258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29886" table:style-name="ce6">
            <text:p>29,886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21842" table:style-name="ce6">
            <text:p>21,842<text:s/></text:p>
          </table:table-cell>
          <table:table-cell office:value-type="float" office:value="12955" table:style-name="ce6">
            <text:p>12,955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14938" table:style-name="ce6">
            <text:p>14,938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25542" table:style-name="ce6">
            <text:p>25,542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16746" table:style-name="ce6">
            <text:p>16,746<text:s/></text:p>
          </table:table-cell>
          <table:table-cell office:value-type="float" office:value="14044" table:style-name="ce6">
            <text:p>14,044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132335" table:style-name="ce6">
            <text:p>132,335<text:s/></text:p>
          </table:table-cell>
          <table:table-cell office:value-type="float" office:value="34506" table:style-name="ce6">
            <text:p>34,506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14022" table:style-name="ce6">
            <text:p>14,022<text:s/></text:p>
          </table:table-cell>
          <table:table-cell office:value-type="float" office:value="20864" table:style-name="ce6">
            <text:p>20,864<text:s/></text:p>
          </table:table-cell>
          <table:table-cell office:value-type="float" office:value="20090" table:style-name="ce6">
            <text:p>20,090<text:s/></text:p>
          </table:table-cell>
          <table:table-cell office:value-type="float" office:value="19674" table:style-name="ce6">
            <text:p>19,674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26658" table:style-name="ce6">
            <text:p>26,658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21012" table:style-name="ce6">
            <text:p>21,012<text:s/></text:p>
          </table:table-cell>
          <table:table-cell office:value-type="float" office:value="31532" table:style-name="ce6">
            <text:p>31,532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21112" table:style-name="ce6">
            <text:p>21,112<text:s/></text:p>
          </table:table-cell>
          <table:table-cell office:value-type="float" office:value="53957" table:style-name="ce6">
            <text:p>53,957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23684" table:style-name="ce6">
            <text:p>23,684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47368" table:style-name="ce6">
            <text:p>47,368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16137" table:style-name="ce6">
            <text:p>16,137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33820" table:style-name="ce6">
            <text:p>33,820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15008" table:style-name="ce6">
            <text:p>15,008<text:s/></text:p>
          </table:table-cell>
          <table:table-cell office:value-type="float" office:value="17347" table:style-name="ce6">
            <text:p>17,347<text:s/></text:p>
          </table:table-cell>
          <table:table-cell office:value-type="float" office:value="8834" table:style-name="ce6">
            <text:p>8,834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974" table:style-name="ce6">
            <text:p>974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3571" table:style-name="ce6">
            <text:p>3,571<text:s/></text:p>
          </table:table-cell>
          <table:table-cell table:number-columns-repeated="16264"/>
        </table:table-row>
        <table:table-row table:style-name="ro2">
          <table:table-cell office:value-type="date" office:date-value="2020-08-03T00:00:00" table:style-name="ce5">
            <text:p>2020/8/3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39944" table:style-name="ce6">
            <text:p>39,944<text:s/></text:p>
          </table:table-cell>
          <table:table-cell office:value-type="float" office:value="35604" table:style-name="ce6">
            <text:p>35,604<text:s/></text:p>
          </table:table-cell>
          <table:table-cell office:value-type="float" office:value="21854" table:style-name="ce6">
            <text:p>21,854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10657" table:style-name="ce6">
            <text:p>10,657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15479" table:style-name="ce6">
            <text:p>15,479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25040" table:style-name="ce6">
            <text:p>25,040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21175" table:style-name="ce6">
            <text:p>21,175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21938" table:style-name="ce6">
            <text:p>21,938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30447" table:style-name="ce6">
            <text:p>30,447<text:s/></text:p>
          </table:table-cell>
          <table:table-cell office:value-type="float" office:value="20369" table:style-name="ce6">
            <text:p>20,369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33085" table:style-name="ce6">
            <text:p>33,085<text:s/></text:p>
          </table:table-cell>
          <table:table-cell office:value-type="float" office:value="24307" table:style-name="ce6">
            <text:p>24,307<text:s/></text:p>
          </table:table-cell>
          <table:table-cell office:value-type="float" office:value="24094" table:style-name="ce6">
            <text:p>24,094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23566" table:style-name="ce6">
            <text:p>23,566<text:s/></text:p>
          </table:table-cell>
          <table:table-cell office:value-type="float" office:value="117732" table:style-name="ce6">
            <text:p>117,732<text:s/></text:p>
          </table:table-cell>
          <table:table-cell office:value-type="float" office:value="31842" table:style-name="ce6">
            <text:p>31,842<text:s/></text:p>
          </table:table-cell>
          <table:table-cell office:value-type="float" office:value="19968" table:style-name="ce6">
            <text:p>19,968<text:s/></text:p>
          </table:table-cell>
          <table:table-cell office:value-type="float" office:value="19465" table:style-name="ce6">
            <text:p>19,465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20354" table:style-name="ce6">
            <text:p>20,354<text:s/></text:p>
          </table:table-cell>
          <table:table-cell office:value-type="float" office:value="19442" table:style-name="ce6">
            <text:p>19,442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26759" table:style-name="ce6">
            <text:p>26,759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19502" table:style-name="ce6">
            <text:p>19,502<text:s/></text:p>
          </table:table-cell>
          <table:table-cell office:value-type="float" office:value="20732" table:style-name="ce6">
            <text:p>20,732<text:s/></text:p>
          </table:table-cell>
          <table:table-cell office:value-type="float" office:value="23454" table:style-name="ce6">
            <text:p>23,454<text:s/></text:p>
          </table:table-cell>
          <table:table-cell office:value-type="float" office:value="36957" table:style-name="ce6">
            <text:p>36,957<text:s/></text:p>
          </table:table-cell>
          <table:table-cell office:value-type="float" office:value="34552" table:style-name="ce6">
            <text:p>34,552<text:s/></text:p>
          </table:table-cell>
          <table:table-cell office:value-type="float" office:value="24008" table:style-name="ce6">
            <text:p>24,008<text:s/></text:p>
          </table:table-cell>
          <table:table-cell office:value-type="float" office:value="21576" table:style-name="ce6">
            <text:p>21,576<text:s/></text:p>
          </table:table-cell>
          <table:table-cell office:value-type="float" office:value="46600" table:style-name="ce6">
            <text:p>46,600<text:s/></text:p>
          </table:table-cell>
          <table:table-cell office:value-type="float" office:value="18032" table:style-name="ce6">
            <text:p>18,032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29591" table:style-name="ce6">
            <text:p>29,591<text:s/></text:p>
          </table:table-cell>
          <table:table-cell office:value-type="float" office:value="18971" table:style-name="ce6">
            <text:p>18,971<text:s/></text:p>
          </table:table-cell>
          <table:table-cell office:value-type="float" office:value="55907" table:style-name="ce6">
            <text:p>55,907<text:s/></text:p>
          </table:table-cell>
          <table:table-cell office:value-type="float" office:value="17841" table:style-name="ce6">
            <text:p>17,841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30344" table:style-name="ce6">
            <text:p>30,344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36166" table:style-name="ce6">
            <text:p>36,166<text:s/></text:p>
          </table:table-cell>
          <table:table-cell office:value-type="float" office:value="21424" table:style-name="ce6">
            <text:p>21,424<text:s/></text:p>
          </table:table-cell>
          <table:table-cell office:value-type="float" office:value="22578" table:style-name="ce6">
            <text:p>22,578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26260" table:style-name="ce6">
            <text:p>26,260<text:s/></text:p>
          </table:table-cell>
          <table:table-cell office:value-type="float" office:value="20754" table:style-name="ce6">
            <text:p>20,754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10827" table:style-name="ce6">
            <text:p>10,827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676" table:style-name="ce6">
            <text:p>676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3614" table:style-name="ce6">
            <text:p>3,614<text:s/></text:p>
          </table:table-cell>
          <table:table-cell table:number-columns-repeated="16264"/>
        </table:table-row>
        <table:table-row table:style-name="ro2">
          <table:table-cell office:value-type="date" office:date-value="2020-08-04T00:00:00" table:style-name="ce5">
            <text:p>2020/8/4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14601" table:style-name="ce6">
            <text:p>14,601<text:s/></text:p>
          </table:table-cell>
          <table:table-cell office:value-type="float" office:value="43486" table:style-name="ce6">
            <text:p>43,486<text:s/></text:p>
          </table:table-cell>
          <table:table-cell office:value-type="float" office:value="40903" table:style-name="ce6">
            <text:p>40,903<text:s/></text:p>
          </table:table-cell>
          <table:table-cell office:value-type="float" office:value="24121" table:style-name="ce6">
            <text:p>24,121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17425" table:style-name="ce6">
            <text:p>17,425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27070" table:style-name="ce6">
            <text:p>27,070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6234" table:style-name="ce6">
            <text:p>16,234<text:s/></text:p>
          </table:table-cell>
          <table:table-cell office:value-type="float" office:value="22546" table:style-name="ce6">
            <text:p>22,546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24309" table:style-name="ce6">
            <text:p>24,309<text:s/></text:p>
          </table:table-cell>
          <table:table-cell office:value-type="float" office:value="17010" table:style-name="ce6">
            <text:p>17,010<text:s/></text:p>
          </table:table-cell>
          <table:table-cell office:value-type="float" office:value="33989" table:style-name="ce6">
            <text:p>33,989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35626" table:style-name="ce6">
            <text:p>35,626<text:s/></text:p>
          </table:table-cell>
          <table:table-cell office:value-type="float" office:value="26104" table:style-name="ce6">
            <text:p>26,104<text:s/></text:p>
          </table:table-cell>
          <table:table-cell office:value-type="float" office:value="25760" table:style-name="ce6">
            <text:p>25,760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26264" table:style-name="ce6">
            <text:p>26,264<text:s/></text:p>
          </table:table-cell>
          <table:table-cell office:value-type="float" office:value="121989" table:style-name="ce6">
            <text:p>121,989<text:s/></text:p>
          </table:table-cell>
          <table:table-cell office:value-type="float" office:value="38409" table:style-name="ce6">
            <text:p>38,409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21657" table:style-name="ce6">
            <text:p>21,657<text:s/></text:p>
          </table:table-cell>
          <table:table-cell office:value-type="float" office:value="25495" table:style-name="ce6">
            <text:p>25,495<text:s/></text:p>
          </table:table-cell>
          <table:table-cell office:value-type="float" office:value="21692" table:style-name="ce6">
            <text:p>21,692<text:s/></text:p>
          </table:table-cell>
          <table:table-cell office:value-type="float" office:value="23934" table:style-name="ce6">
            <text:p>23,934<text:s/></text:p>
          </table:table-cell>
          <table:table-cell office:value-type="float" office:value="22902" table:style-name="ce6">
            <text:p>22,902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29905" table:style-name="ce6">
            <text:p>29,905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26113" table:style-name="ce6">
            <text:p>26,113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2558" table:style-name="ce6">
            <text:p>12,558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21195" table:style-name="ce6">
            <text:p>21,195<text:s/></text:p>
          </table:table-cell>
          <table:table-cell office:value-type="float" office:value="22336" table:style-name="ce6">
            <text:p>22,336<text:s/></text:p>
          </table:table-cell>
          <table:table-cell office:value-type="float" office:value="26664" table:style-name="ce6">
            <text:p>26,664<text:s/></text:p>
          </table:table-cell>
          <table:table-cell office:value-type="float" office:value="39578" table:style-name="ce6">
            <text:p>39,578<text:s/></text:p>
          </table:table-cell>
          <table:table-cell office:value-type="float" office:value="37624" table:style-name="ce6">
            <text:p>37,624<text:s/></text:p>
          </table:table-cell>
          <table:table-cell office:value-type="float" office:value="25987" table:style-name="ce6">
            <text:p>25,987<text:s/></text:p>
          </table:table-cell>
          <table:table-cell office:value-type="float" office:value="25410" table:style-name="ce6">
            <text:p>25,410<text:s/></text:p>
          </table:table-cell>
          <table:table-cell office:value-type="float" office:value="54227" table:style-name="ce6">
            <text:p>54,227<text:s/></text:p>
          </table:table-cell>
          <table:table-cell office:value-type="float" office:value="20783" table:style-name="ce6">
            <text:p>20,783<text:s/></text:p>
          </table:table-cell>
          <table:table-cell office:value-type="float" office:value="29379" table:style-name="ce6">
            <text:p>29,379<text:s/></text:p>
          </table:table-cell>
          <table:table-cell office:value-type="float" office:value="33865" table:style-name="ce6">
            <text:p>33,865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60270" table:style-name="ce6">
            <text:p>60,270<text:s/></text:p>
          </table:table-cell>
          <table:table-cell office:value-type="float" office:value="20032" table:style-name="ce6">
            <text:p>20,032<text:s/></text:p>
          </table:table-cell>
          <table:table-cell office:value-type="float" office:value="15780" table:style-name="ce6">
            <text:p>15,780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12561" table:style-name="ce6">
            <text:p>12,561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18964" table:style-name="ce6">
            <text:p>18,964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38805" table:style-name="ce6">
            <text:p>38,805<text:s/></text:p>
          </table:table-cell>
          <table:table-cell office:value-type="float" office:value="22840" table:style-name="ce6">
            <text:p>22,840<text:s/></text:p>
          </table:table-cell>
          <table:table-cell office:value-type="float" office:value="24144" table:style-name="ce6">
            <text:p>24,144<text:s/></text:p>
          </table:table-cell>
          <table:table-cell office:value-type="float" office:value="22851" table:style-name="ce6">
            <text:p>22,851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29677" table:style-name="ce6">
            <text:p>29,677<text:s/></text:p>
          </table:table-cell>
          <table:table-cell office:value-type="float" office:value="23554" table:style-name="ce6">
            <text:p>23,554<text:s/></text:p>
          </table:table-cell>
          <table:table-cell office:value-type="float" office:value="13285" table:style-name="ce6">
            <text:p>13,285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3923" table:style-name="ce6">
            <text:p>3,923<text:s/></text:p>
          </table:table-cell>
          <table:table-cell table:number-columns-repeated="16264"/>
        </table:table-row>
        <table:table-row table:style-name="ro2">
          <table:table-cell office:value-type="date" office:date-value="2020-08-05T00:00:00" table:style-name="ce5">
            <text:p>2020/8/5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14766" table:style-name="ce6">
            <text:p>14,766<text:s/></text:p>
          </table:table-cell>
          <table:table-cell office:value-type="float" office:value="44681" table:style-name="ce6">
            <text:p>44,681<text:s/></text:p>
          </table:table-cell>
          <table:table-cell office:value-type="float" office:value="43059" table:style-name="ce6">
            <text:p>43,059<text:s/></text:p>
          </table:table-cell>
          <table:table-cell office:value-type="float" office:value="24490" table:style-name="ce6">
            <text:p>24,490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16687" table:style-name="ce6">
            <text:p>16,687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22966" table:style-name="ce6">
            <text:p>22,966<text:s/></text:p>
          </table:table-cell>
          <table:table-cell office:value-type="float" office:value="15681" table:style-name="ce6">
            <text:p>15,681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17460" table:style-name="ce6">
            <text:p>17,460<text:s/></text:p>
          </table:table-cell>
          <table:table-cell office:value-type="float" office:value="34339" table:style-name="ce6">
            <text:p>34,339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35947" table:style-name="ce6">
            <text:p>35,947<text:s/></text:p>
          </table:table-cell>
          <table:table-cell office:value-type="float" office:value="26545" table:style-name="ce6">
            <text:p>26,545<text:s/></text:p>
          </table:table-cell>
          <table:table-cell office:value-type="float" office:value="25583" table:style-name="ce6">
            <text:p>25,583<text:s/></text:p>
          </table:table-cell>
          <table:table-cell office:value-type="float" office:value="19511" table:style-name="ce6">
            <text:p>19,511<text:s/></text:p>
          </table:table-cell>
          <table:table-cell office:value-type="float" office:value="25834" table:style-name="ce6">
            <text:p>25,834<text:s/></text:p>
          </table:table-cell>
          <table:table-cell office:value-type="float" office:value="128336" table:style-name="ce6">
            <text:p>128,336<text:s/></text:p>
          </table:table-cell>
          <table:table-cell office:value-type="float" office:value="40677" table:style-name="ce6">
            <text:p>40,677<text:s/></text:p>
          </table:table-cell>
          <table:table-cell office:value-type="float" office:value="22753" table:style-name="ce6">
            <text:p>22,753<text:s/></text:p>
          </table:table-cell>
          <table:table-cell office:value-type="float" office:value="22251" table:style-name="ce6">
            <text:p>22,251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23262" table:style-name="ce6">
            <text:p>23,262<text:s/></text:p>
          </table:table-cell>
          <table:table-cell office:value-type="float" office:value="25148" table:style-name="ce6">
            <text:p>25,148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30650" table:style-name="ce6">
            <text:p>30,650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17706" table:style-name="ce6">
            <text:p>17,706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27821" table:style-name="ce6">
            <text:p>27,821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21648" table:style-name="ce6">
            <text:p>21,648<text:s/></text:p>
          </table:table-cell>
          <table:table-cell office:value-type="float" office:value="22757" table:style-name="ce6">
            <text:p>22,757<text:s/></text:p>
          </table:table-cell>
          <table:table-cell office:value-type="float" office:value="27440" table:style-name="ce6">
            <text:p>27,440<text:s/></text:p>
          </table:table-cell>
          <table:table-cell office:value-type="float" office:value="40386" table:style-name="ce6">
            <text:p>40,386<text:s/></text:p>
          </table:table-cell>
          <table:table-cell office:value-type="float" office:value="37790" table:style-name="ce6">
            <text:p>37,790<text:s/></text:p>
          </table:table-cell>
          <table:table-cell office:value-type="float" office:value="26608" table:style-name="ce6">
            <text:p>26,608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58437" table:style-name="ce6">
            <text:p>58,437<text:s/></text:p>
          </table:table-cell>
          <table:table-cell office:value-type="float" office:value="20783" table:style-name="ce6">
            <text:p>20,783<text:s/></text:p>
          </table:table-cell>
          <table:table-cell office:value-type="float" office:value="30423" table:style-name="ce6">
            <text:p>30,423<text:s/></text:p>
          </table:table-cell>
          <table:table-cell office:value-type="float" office:value="36181" table:style-name="ce6">
            <text:p>36,181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63359" table:style-name="ce6">
            <text:p>63,359<text:s/></text:p>
          </table:table-cell>
          <table:table-cell office:value-type="float" office:value="20120" table:style-name="ce6">
            <text:p>20,120<text:s/></text:p>
          </table:table-cell>
          <table:table-cell office:value-type="float" office:value="16270" table:style-name="ce6">
            <text:p>16,270<text:s/></text:p>
          </table:table-cell>
          <table:table-cell office:value-type="float" office:value="15540" table:style-name="ce6">
            <text:p>15,540<text:s/></text:p>
          </table:table-cell>
          <table:table-cell office:value-type="float" office:value="18192" table:style-name="ce6">
            <text:p>18,192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39290" table:style-name="ce6">
            <text:p>39,290<text:s/></text:p>
          </table:table-cell>
          <table:table-cell office:value-type="float" office:value="24279" table:style-name="ce6">
            <text:p>24,279<text:s/></text:p>
          </table:table-cell>
          <table:table-cell office:value-type="float" office:value="24350" table:style-name="ce6">
            <text:p>24,350<text:s/></text:p>
          </table:table-cell>
          <table:table-cell office:value-type="float" office:value="23357" table:style-name="ce6">
            <text:p>23,357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6892" table:style-name="ce6">
            <text:p>16,892<text:s/></text:p>
          </table:table-cell>
          <table:table-cell office:value-type="float" office:value="29559" table:style-name="ce6">
            <text:p>29,559<text:s/></text:p>
          </table:table-cell>
          <table:table-cell office:value-type="float" office:value="24407" table:style-name="ce6">
            <text:p>24,407<text:s/></text:p>
          </table:table-cell>
          <table:table-cell office:value-type="float" office:value="13517" table:style-name="ce6">
            <text:p>13,517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4022" table:style-name="ce6">
            <text:p>4,022<text:s/></text:p>
          </table:table-cell>
          <table:table-cell table:number-columns-repeated="16264"/>
        </table:table-row>
        <table:table-row table:style-name="ro2">
          <table:table-cell office:value-type="date" office:date-value="2020-08-06T00:00:00" table:style-name="ce5">
            <text:p>2020/8/6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44518" table:style-name="ce6">
            <text:p>44,518<text:s/></text:p>
          </table:table-cell>
          <table:table-cell office:value-type="float" office:value="44025" table:style-name="ce6">
            <text:p>44,025<text:s/></text:p>
          </table:table-cell>
          <table:table-cell office:value-type="float" office:value="24550" table:style-name="ce6">
            <text:p>24,550<text:s/></text:p>
          </table:table-cell>
          <table:table-cell office:value-type="float" office:value="13854" table:style-name="ce6">
            <text:p>13,854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16479" table:style-name="ce6">
            <text:p>16,479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27847" table:style-name="ce6">
            <text:p>27,847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15938" table:style-name="ce6">
            <text:p>15,938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17674" table:style-name="ce6">
            <text:p>17,674<text:s/></text:p>
          </table:table-cell>
          <table:table-cell office:value-type="float" office:value="34522" table:style-name="ce6">
            <text:p>34,522<text:s/></text:p>
          </table:table-cell>
          <table:table-cell office:value-type="float" office:value="24675" table:style-name="ce6">
            <text:p>24,675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36177" table:style-name="ce6">
            <text:p>36,177<text:s/></text:p>
          </table:table-cell>
          <table:table-cell office:value-type="float" office:value="26586" table:style-name="ce6">
            <text:p>26,586<text:s/></text:p>
          </table:table-cell>
          <table:table-cell office:value-type="float" office:value="25779" table:style-name="ce6">
            <text:p>25,779<text:s/></text:p>
          </table:table-cell>
          <table:table-cell office:value-type="float" office:value="19636" table:style-name="ce6">
            <text:p>19,636<text:s/></text:p>
          </table:table-cell>
          <table:table-cell office:value-type="float" office:value="26238" table:style-name="ce6">
            <text:p>26,238<text:s/></text:p>
          </table:table-cell>
          <table:table-cell office:value-type="float" office:value="134237" table:style-name="ce6">
            <text:p>134,237<text:s/></text:p>
          </table:table-cell>
          <table:table-cell office:value-type="float" office:value="42205" table:style-name="ce6">
            <text:p>42,205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22158" table:style-name="ce6">
            <text:p>22,158<text:s/></text:p>
          </table:table-cell>
          <table:table-cell office:value-type="float" office:value="26925" table:style-name="ce6">
            <text:p>26,925<text:s/></text:p>
          </table:table-cell>
          <table:table-cell office:value-type="float" office:value="24473" table:style-name="ce6">
            <text:p>24,473<text:s/></text:p>
          </table:table-cell>
          <table:table-cell office:value-type="float" office:value="25674" table:style-name="ce6">
            <text:p>25,674<text:s/></text:p>
          </table:table-cell>
          <table:table-cell office:value-type="float" office:value="23351" table:style-name="ce6">
            <text:p>23,351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30624" table:style-name="ce6">
            <text:p>30,624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18258" table:style-name="ce6">
            <text:p>18,258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1142" table:style-name="ce6">
            <text:p>11,142<text:s/></text:p>
          </table:table-cell>
          <table:table-cell office:value-type="float" office:value="28598" table:style-name="ce6">
            <text:p>28,598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22556" table:style-name="ce6">
            <text:p>22,556<text:s/></text:p>
          </table:table-cell>
          <table:table-cell office:value-type="float" office:value="28167" table:style-name="ce6">
            <text:p>28,167<text:s/></text:p>
          </table:table-cell>
          <table:table-cell office:value-type="float" office:value="41275" table:style-name="ce6">
            <text:p>41,275<text:s/></text:p>
          </table:table-cell>
          <table:table-cell office:value-type="float" office:value="38267" table:style-name="ce6">
            <text:p>38,267<text:s/></text:p>
          </table:table-cell>
          <table:table-cell office:value-type="float" office:value="26850" table:style-name="ce6">
            <text:p>26,850<text:s/></text:p>
          </table:table-cell>
          <table:table-cell office:value-type="float" office:value="25733" table:style-name="ce6">
            <text:p>25,733<text:s/></text:p>
          </table:table-cell>
          <table:table-cell office:value-type="float" office:value="58632" table:style-name="ce6">
            <text:p>58,632<text:s/></text:p>
          </table:table-cell>
          <table:table-cell office:value-type="float" office:value="20752" table:style-name="ce6">
            <text:p>20,752<text:s/></text:p>
          </table:table-cell>
          <table:table-cell office:value-type="float" office:value="30298" table:style-name="ce6">
            <text:p>30,298<text:s/></text:p>
          </table:table-cell>
          <table:table-cell office:value-type="float" office:value="36555" table:style-name="ce6">
            <text:p>36,555<text:s/></text:p>
          </table:table-cell>
          <table:table-cell office:value-type="float" office:value="22874" table:style-name="ce6">
            <text:p>22,874<text:s/></text:p>
          </table:table-cell>
          <table:table-cell office:value-type="float" office:value="64324" table:style-name="ce6">
            <text:p>64,324<text:s/></text:p>
          </table:table-cell>
          <table:table-cell office:value-type="float" office:value="20000" table:style-name="ce6">
            <text:p>20,000<text:s/></text:p>
          </table:table-cell>
          <table:table-cell office:value-type="float" office:value="16405" table:style-name="ce6">
            <text:p>16,405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8546" table:style-name="ce6">
            <text:p>18,546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27859" table:style-name="ce6">
            <text:p>27,859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39730" table:style-name="ce6">
            <text:p>39,730<text:s/></text:p>
          </table:table-cell>
          <table:table-cell office:value-type="float" office:value="23503" table:style-name="ce6">
            <text:p>23,503<text:s/></text:p>
          </table:table-cell>
          <table:table-cell office:value-type="float" office:value="24468" table:style-name="ce6">
            <text:p>24,468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11315" table:style-name="ce6">
            <text:p>11,315<text:s/></text:p>
          </table:table-cell>
          <table:table-cell office:value-type="float" office:value="16521" table:style-name="ce6">
            <text:p>16,521<text:s/></text:p>
          </table:table-cell>
          <table:table-cell office:value-type="float" office:value="29219" table:style-name="ce6">
            <text:p>29,219<text:s/></text:p>
          </table:table-cell>
          <table:table-cell office:value-type="float" office:value="24786" table:style-name="ce6">
            <text:p>24,786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4093" table:style-name="ce6">
            <text:p>4,093<text:s/></text:p>
          </table:table-cell>
          <table:table-cell table:number-columns-repeated="16264"/>
        </table:table-row>
        <table:table-row table:style-name="ro2">
          <table:table-cell office:value-type="date" office:date-value="2020-08-07T00:00:00" table:style-name="ce5">
            <text:p>2020/8/7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14658" table:style-name="ce6">
            <text:p>14,658<text:s/></text:p>
          </table:table-cell>
          <table:table-cell office:value-type="float" office:value="45581" table:style-name="ce6">
            <text:p>45,581<text:s/></text:p>
          </table:table-cell>
          <table:table-cell office:value-type="float" office:value="49223" table:style-name="ce6">
            <text:p>49,223<text:s/></text:p>
          </table:table-cell>
          <table:table-cell office:value-type="float" office:value="25043" table:style-name="ce6">
            <text:p>25,043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16219" table:style-name="ce6">
            <text:p>16,219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27917" table:style-name="ce6">
            <text:p>27,917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7124" table:style-name="ce6">
            <text:p>17,124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26531" table:style-name="ce6">
            <text:p>26,531<text:s/></text:p>
          </table:table-cell>
          <table:table-cell office:value-type="float" office:value="17982" table:style-name="ce6">
            <text:p>17,982<text:s/></text:p>
          </table:table-cell>
          <table:table-cell office:value-type="float" office:value="34576" table:style-name="ce6">
            <text:p>34,576<text:s/></text:p>
          </table:table-cell>
          <table:table-cell office:value-type="float" office:value="24972" table:style-name="ce6">
            <text:p>24,972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36587" table:style-name="ce6">
            <text:p>36,587<text:s/></text:p>
          </table:table-cell>
          <table:table-cell office:value-type="float" office:value="26648" table:style-name="ce6">
            <text:p>26,648<text:s/></text:p>
          </table:table-cell>
          <table:table-cell office:value-type="float" office:value="25713" table:style-name="ce6">
            <text:p>25,713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26090" table:style-name="ce6">
            <text:p>26,090<text:s/></text:p>
          </table:table-cell>
          <table:table-cell office:value-type="float" office:value="167625" table:style-name="ce6">
            <text:p>167,625<text:s/></text:p>
          </table:table-cell>
          <table:table-cell office:value-type="float" office:value="46765" table:style-name="ce6">
            <text:p>46,765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27063" table:style-name="ce6">
            <text:p>27,063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26193" table:style-name="ce6">
            <text:p>26,193<text:s/></text:p>
          </table:table-cell>
          <table:table-cell office:value-type="float" office:value="24595" table:style-name="ce6">
            <text:p>24,595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29887" table:style-name="ce6">
            <text:p>29,887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18430" table:style-name="ce6">
            <text:p>18,430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28937" table:style-name="ce6">
            <text:p>28,937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13945" table:style-name="ce6">
            <text:p>13,945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22432" table:style-name="ce6">
            <text:p>22,432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28674" table:style-name="ce6">
            <text:p>28,674<text:s/></text:p>
          </table:table-cell>
          <table:table-cell office:value-type="float" office:value="45675" table:style-name="ce6">
            <text:p>45,675<text:s/></text:p>
          </table:table-cell>
          <table:table-cell office:value-type="float" office:value="38734" table:style-name="ce6">
            <text:p>38,734<text:s/></text:p>
          </table:table-cell>
          <table:table-cell office:value-type="float" office:value="27130" table:style-name="ce6">
            <text:p>27,130<text:s/></text:p>
          </table:table-cell>
          <table:table-cell office:value-type="float" office:value="26974" table:style-name="ce6">
            <text:p>26,974<text:s/></text:p>
          </table:table-cell>
          <table:table-cell office:value-type="float" office:value="65306" table:style-name="ce6">
            <text:p>65,306<text:s/></text:p>
          </table:table-cell>
          <table:table-cell office:value-type="float" office:value="21426" table:style-name="ce6">
            <text:p>21,426<text:s/></text:p>
          </table:table-cell>
          <table:table-cell office:value-type="float" office:value="32244" table:style-name="ce6">
            <text:p>32,244<text:s/></text:p>
          </table:table-cell>
          <table:table-cell office:value-type="float" office:value="40297" table:style-name="ce6">
            <text:p>40,297<text:s/></text:p>
          </table:table-cell>
          <table:table-cell office:value-type="float" office:value="24502" table:style-name="ce6">
            <text:p>24,502<text:s/></text:p>
          </table:table-cell>
          <table:table-cell office:value-type="float" office:value="73304" table:style-name="ce6">
            <text:p>73,304<text:s/></text:p>
          </table:table-cell>
          <table:table-cell office:value-type="float" office:value="20215" table:style-name="ce6">
            <text:p>20,215<text:s/></text:p>
          </table:table-cell>
          <table:table-cell office:value-type="float" office:value="16949" table:style-name="ce6">
            <text:p>16,949<text:s/></text:p>
          </table:table-cell>
          <table:table-cell office:value-type="float" office:value="15584" table:style-name="ce6">
            <text:p>15,584<text:s/></text:p>
          </table:table-cell>
          <table:table-cell office:value-type="float" office:value="23151" table:style-name="ce6">
            <text:p>23,151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30945" table:style-name="ce6">
            <text:p>30,945<text:s/></text:p>
          </table:table-cell>
          <table:table-cell office:value-type="float" office:value="20873" table:style-name="ce6">
            <text:p>20,873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40013" table:style-name="ce6">
            <text:p>40,013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24957" table:style-name="ce6">
            <text:p>24,957<text:s/></text:p>
          </table:table-cell>
          <table:table-cell office:value-type="float" office:value="24304" table:style-name="ce6">
            <text:p>24,304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30792" table:style-name="ce6">
            <text:p>30,792<text:s/></text:p>
          </table:table-cell>
          <table:table-cell office:value-type="float" office:value="25689" table:style-name="ce6">
            <text:p>25,689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797" table:style-name="ce6">
            <text:p>797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4272" table:style-name="ce6">
            <text:p>4,272<text:s/></text:p>
          </table:table-cell>
          <table:table-cell table:number-columns-repeated="16264"/>
        </table:table-row>
        <table:table-row table:style-name="ro2">
          <table:table-cell office:value-type="date" office:date-value="2020-08-08T00:00:00" table:style-name="ce5">
            <text:p>2020/8/8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21131" table:style-name="ce6">
            <text:p>21,131<text:s/></text:p>
          </table:table-cell>
          <table:table-cell office:value-type="float" office:value="40784" table:style-name="ce6">
            <text:p>40,784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16084" table:style-name="ce6">
            <text:p>16,084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29750" table:style-name="ce6">
            <text:p>29,750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23510" table:style-name="ce6">
            <text:p>23,510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27204" table:style-name="ce6">
            <text:p>27,204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18376" table:style-name="ce6">
            <text:p>18,376<text:s/></text:p>
          </table:table-cell>
          <table:table-cell office:value-type="float" office:value="15334" table:style-name="ce6">
            <text:p>15,334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131952" table:style-name="ce6">
            <text:p>131,952<text:s/></text:p>
          </table:table-cell>
          <table:table-cell office:value-type="float" office:value="38892" table:style-name="ce6">
            <text:p>38,892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21257" table:style-name="ce6">
            <text:p>21,257<text:s/></text:p>
          </table:table-cell>
          <table:table-cell office:value-type="float" office:value="21629" table:style-name="ce6">
            <text:p>21,629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19759" table:style-name="ce6">
            <text:p>19,759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27845" table:style-name="ce6">
            <text:p>27,845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13872" table:style-name="ce6">
            <text:p>13,872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34959" table:style-name="ce6">
            <text:p>34,959<text:s/></text:p>
          </table:table-cell>
          <table:table-cell office:value-type="float" office:value="27225" table:style-name="ce6">
            <text:p>27,225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25482" table:style-name="ce6">
            <text:p>25,482<text:s/></text:p>
          </table:table-cell>
          <table:table-cell office:value-type="float" office:value="60795" table:style-name="ce6">
            <text:p>60,795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24523" table:style-name="ce6">
            <text:p>24,523<text:s/></text:p>
          </table:table-cell>
          <table:table-cell office:value-type="float" office:value="28522" table:style-name="ce6">
            <text:p>28,522<text:s/></text:p>
          </table:table-cell>
          <table:table-cell office:value-type="float" office:value="16739" table:style-name="ce6">
            <text:p>16,739<text:s/></text:p>
          </table:table-cell>
          <table:table-cell office:value-type="float" office:value="50807" table:style-name="ce6">
            <text:p>50,807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15319" table:style-name="ce6">
            <text:p>15,319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6851" table:style-name="ce6">
            <text:p>16,851<text:s/></text:p>
          </table:table-cell>
          <table:table-cell office:value-type="float" office:value="18680" table:style-name="ce6">
            <text:p>18,680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5356" table:style-name="ce6">
            <text:p>15,356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17693" table:style-name="ce6">
            <text:p>17,693<text:s/></text:p>
          </table:table-cell>
          <table:table-cell office:value-type="float" office:value="18938" table:style-name="ce6">
            <text:p>18,938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417" table:style-name="ce6">
            <text:p>417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3161" table:style-name="ce6">
            <text:p>3,161<text:s/></text:p>
          </table:table-cell>
          <table:table-cell table:number-columns-repeated="16264"/>
        </table:table-row>
        <table:table-row table:style-name="ro2">
          <table:table-cell office:value-type="date" office:date-value="2020-08-09T00:00:00" table:style-name="ce5">
            <text:p>2020/8/9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33961" table:style-name="ce6">
            <text:p>33,961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12273" table:style-name="ce6">
            <text:p>12,273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29252" table:style-name="ce6">
            <text:p>29,252<text:s/></text:p>
          </table:table-cell>
          <table:table-cell office:value-type="float" office:value="14770" table:style-name="ce6">
            <text:p>14,770<text:s/></text:p>
          </table:table-cell>
          <table:table-cell office:value-type="float" office:value="20702" table:style-name="ce6">
            <text:p>20,702<text:s/></text:p>
          </table:table-cell>
          <table:table-cell office:value-type="float" office:value="15951" table:style-name="ce6">
            <text:p>15,951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25822" table:style-name="ce6">
            <text:p>25,822<text:s/></text:p>
          </table:table-cell>
          <table:table-cell office:value-type="float" office:value="17398" table:style-name="ce6">
            <text:p>17,398<text:s/></text:p>
          </table:table-cell>
          <table:table-cell office:value-type="float" office:value="17599" table:style-name="ce6">
            <text:p>17,599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131954" table:style-name="ce6">
            <text:p>131,954<text:s/></text:p>
          </table:table-cell>
          <table:table-cell office:value-type="float" office:value="34858" table:style-name="ce6">
            <text:p>34,858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21972" table:style-name="ce6">
            <text:p>21,972<text:s/></text:p>
          </table:table-cell>
          <table:table-cell office:value-type="float" office:value="19665" table:style-name="ce6">
            <text:p>19,665<text:s/></text:p>
          </table:table-cell>
          <table:table-cell office:value-type="float" office:value="16267" table:style-name="ce6">
            <text:p>16,267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18498" table:style-name="ce6">
            <text:p>18,498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28871" table:style-name="ce6">
            <text:p>28,871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21412" table:style-name="ce6">
            <text:p>21,412<text:s/></text:p>
          </table:table-cell>
          <table:table-cell office:value-type="float" office:value="32005" table:style-name="ce6">
            <text:p>32,005<text:s/></text:p>
          </table:table-cell>
          <table:table-cell office:value-type="float" office:value="24886" table:style-name="ce6">
            <text:p>24,886<text:s/></text:p>
          </table:table-cell>
          <table:table-cell office:value-type="float" office:value="17231" table:style-name="ce6">
            <text:p>17,231<text:s/></text:p>
          </table:table-cell>
          <table:table-cell office:value-type="float" office:value="20820" table:style-name="ce6">
            <text:p>20,820<text:s/></text:p>
          </table:table-cell>
          <table:table-cell office:value-type="float" office:value="56542" table:style-name="ce6">
            <text:p>56,542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14518" table:style-name="ce6">
            <text:p>14,518<text:s/></text:p>
          </table:table-cell>
          <table:table-cell office:value-type="float" office:value="46558" table:style-name="ce6">
            <text:p>46,558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21053" table:style-name="ce6">
            <text:p>21,053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17361" table:style-name="ce6">
            <text:p>17,361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3421" table:style-name="ce6">
            <text:p>13,421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17179" table:style-name="ce6">
            <text:p>17,179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398" table:style-name="ce6">
            <text:p>398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3417" table:style-name="ce6">
            <text:p>3,417<text:s/></text:p>
          </table:table-cell>
          <table:table-cell table:number-columns-repeated="16264"/>
        </table:table-row>
        <table:table-row table:style-name="ro2">
          <table:table-cell office:value-type="date" office:date-value="2020-08-10T00:00:00" table:style-name="ce5">
            <text:p>2020/8/10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14048" table:style-name="ce6">
            <text:p>14,048<text:s/></text:p>
          </table:table-cell>
          <table:table-cell office:value-type="float" office:value="41869" table:style-name="ce6">
            <text:p>41,869<text:s/></text:p>
          </table:table-cell>
          <table:table-cell office:value-type="float" office:value="40213" table:style-name="ce6">
            <text:p>40,213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9974" table:style-name="ce6">
            <text:p>9,974<text:s/></text:p>
          </table:table-cell>
          <table:table-cell office:value-type="float" office:value="16795" table:style-name="ce6">
            <text:p>16,795<text:s/></text:p>
          </table:table-cell>
          <table:table-cell office:value-type="float" office:value="15749" table:style-name="ce6">
            <text:p>15,749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26724" table:style-name="ce6">
            <text:p>26,724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6269" table:style-name="ce6">
            <text:p>16,269<text:s/></text:p>
          </table:table-cell>
          <table:table-cell office:value-type="float" office:value="22435" table:style-name="ce6">
            <text:p>22,435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24863" table:style-name="ce6">
            <text:p>24,863<text:s/></text:p>
          </table:table-cell>
          <table:table-cell office:value-type="float" office:value="16590" table:style-name="ce6">
            <text:p>16,590<text:s/></text:p>
          </table:table-cell>
          <table:table-cell office:value-type="float" office:value="32413" table:style-name="ce6">
            <text:p>32,413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35651" table:style-name="ce6">
            <text:p>35,651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25466" table:style-name="ce6">
            <text:p>25,466<text:s/></text:p>
          </table:table-cell>
          <table:table-cell office:value-type="float" office:value="19243" table:style-name="ce6">
            <text:p>19,243<text:s/></text:p>
          </table:table-cell>
          <table:table-cell office:value-type="float" office:value="25356" table:style-name="ce6">
            <text:p>25,356<text:s/></text:p>
          </table:table-cell>
          <table:table-cell office:value-type="float" office:value="129769" table:style-name="ce6">
            <text:p>129,769<text:s/></text:p>
          </table:table-cell>
          <table:table-cell office:value-type="float" office:value="36552" table:style-name="ce6">
            <text:p>36,552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21240" table:style-name="ce6">
            <text:p>21,240<text:s/></text:p>
          </table:table-cell>
          <table:table-cell office:value-type="float" office:value="23754" table:style-name="ce6">
            <text:p>23,754<text:s/></text:p>
          </table:table-cell>
          <table:table-cell office:value-type="float" office:value="21813" table:style-name="ce6">
            <text:p>21,813<text:s/></text:p>
          </table:table-cell>
          <table:table-cell office:value-type="float" office:value="23836" table:style-name="ce6">
            <text:p>23,836<text:s/></text:p>
          </table:table-cell>
          <table:table-cell office:value-type="float" office:value="21939" table:style-name="ce6">
            <text:p>21,939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29680" table:style-name="ce6">
            <text:p>29,680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17008" table:style-name="ce6">
            <text:p>17,008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28261" table:style-name="ce6">
            <text:p>28,261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26226" table:style-name="ce6">
            <text:p>26,226<text:s/></text:p>
          </table:table-cell>
          <table:table-cell office:value-type="float" office:value="40426" table:style-name="ce6">
            <text:p>40,426<text:s/></text:p>
          </table:table-cell>
          <table:table-cell office:value-type="float" office:value="36849" table:style-name="ce6">
            <text:p>36,849<text:s/></text:p>
          </table:table-cell>
          <table:table-cell office:value-type="float" office:value="25761" table:style-name="ce6">
            <text:p>25,761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54788" table:style-name="ce6">
            <text:p>54,788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28058" table:style-name="ce6">
            <text:p>28,058<text:s/></text:p>
          </table:table-cell>
          <table:table-cell office:value-type="float" office:value="33288" table:style-name="ce6">
            <text:p>33,288<text:s/></text:p>
          </table:table-cell>
          <table:table-cell office:value-type="float" office:value="20754" table:style-name="ce6">
            <text:p>20,754<text:s/></text:p>
          </table:table-cell>
          <table:table-cell office:value-type="float" office:value="60638" table:style-name="ce6">
            <text:p>60,638<text:s/></text:p>
          </table:table-cell>
          <table:table-cell office:value-type="float" office:value="19290" table:style-name="ce6">
            <text:p>19,290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15649" table:style-name="ce6">
            <text:p>15,649<text:s/></text:p>
          </table:table-cell>
          <table:table-cell office:value-type="float" office:value="18304" table:style-name="ce6">
            <text:p>18,304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27643" table:style-name="ce6">
            <text:p>27,643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37319" table:style-name="ce6">
            <text:p>37,319<text:s/></text:p>
          </table:table-cell>
          <table:table-cell office:value-type="float" office:value="22331" table:style-name="ce6">
            <text:p>22,331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28593" table:style-name="ce6">
            <text:p>28,593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671" table:style-name="ce6">
            <text:p>671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3930" table:style-name="ce6">
            <text:p>3,930<text:s/></text:p>
          </table:table-cell>
          <table:table-cell table:number-columns-repeated="16264"/>
        </table:table-row>
        <table:table-row table:style-name="ro2">
          <table:table-cell office:value-type="date" office:date-value="2020-08-11T00:00:00" table:style-name="ce5">
            <text:p>2020/8/11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14342" table:style-name="ce6">
            <text:p>14,342<text:s/></text:p>
          </table:table-cell>
          <table:table-cell office:value-type="float" office:value="43289" table:style-name="ce6">
            <text:p>43,289<text:s/></text:p>
          </table:table-cell>
          <table:table-cell office:value-type="float" office:value="40823" table:style-name="ce6">
            <text:p>40,823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16457" table:style-name="ce6">
            <text:p>16,457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30261" table:style-name="ce6">
            <text:p>30,261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22386" table:style-name="ce6">
            <text:p>22,386<text:s/></text:p>
          </table:table-cell>
          <table:table-cell office:value-type="float" office:value="15278" table:style-name="ce6">
            <text:p>15,278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33262" table:style-name="ce6">
            <text:p>33,262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35019" table:style-name="ce6">
            <text:p>35,019<text:s/></text:p>
          </table:table-cell>
          <table:table-cell office:value-type="float" office:value="26268" table:style-name="ce6">
            <text:p>26,268<text:s/></text:p>
          </table:table-cell>
          <table:table-cell office:value-type="float" office:value="25338" table:style-name="ce6">
            <text:p>25,338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26043" table:style-name="ce6">
            <text:p>26,043<text:s/></text:p>
          </table:table-cell>
          <table:table-cell office:value-type="float" office:value="126154" table:style-name="ce6">
            <text:p>126,154<text:s/></text:p>
          </table:table-cell>
          <table:table-cell office:value-type="float" office:value="38207" table:style-name="ce6">
            <text:p>38,207<text:s/></text:p>
          </table:table-cell>
          <table:table-cell office:value-type="float" office:value="21474" table:style-name="ce6">
            <text:p>21,474<text:s/></text:p>
          </table:table-cell>
          <table:table-cell office:value-type="float" office:value="21314" table:style-name="ce6">
            <text:p>21,314<text:s/></text:p>
          </table:table-cell>
          <table:table-cell office:value-type="float" office:value="24746" table:style-name="ce6">
            <text:p>24,746<text:s/></text:p>
          </table:table-cell>
          <table:table-cell office:value-type="float" office:value="21553" table:style-name="ce6">
            <text:p>21,553<text:s/></text:p>
          </table:table-cell>
          <table:table-cell office:value-type="float" office:value="23922" table:style-name="ce6">
            <text:p>23,922<text:s/></text:p>
          </table:table-cell>
          <table:table-cell office:value-type="float" office:value="22025" table:style-name="ce6">
            <text:p>22,025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28796" table:style-name="ce6">
            <text:p>28,796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25517" table:style-name="ce6">
            <text:p>25,517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21073" table:style-name="ce6">
            <text:p>21,073<text:s/></text:p>
          </table:table-cell>
          <table:table-cell office:value-type="float" office:value="22176" table:style-name="ce6">
            <text:p>22,176<text:s/></text:p>
          </table:table-cell>
          <table:table-cell office:value-type="float" office:value="26608" table:style-name="ce6">
            <text:p>26,608<text:s/></text:p>
          </table:table-cell>
          <table:table-cell office:value-type="float" office:value="39749" table:style-name="ce6">
            <text:p>39,749<text:s/></text:p>
          </table:table-cell>
          <table:table-cell office:value-type="float" office:value="36947" table:style-name="ce6">
            <text:p>36,947<text:s/></text:p>
          </table:table-cell>
          <table:table-cell office:value-type="float" office:value="25346" table:style-name="ce6">
            <text:p>25,346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55032" table:style-name="ce6">
            <text:p>55,032<text:s/></text:p>
          </table:table-cell>
          <table:table-cell office:value-type="float" office:value="20673" table:style-name="ce6">
            <text:p>20,673<text:s/></text:p>
          </table:table-cell>
          <table:table-cell office:value-type="float" office:value="28794" table:style-name="ce6">
            <text:p>28,794<text:s/></text:p>
          </table:table-cell>
          <table:table-cell office:value-type="float" office:value="34572" table:style-name="ce6">
            <text:p>34,572<text:s/></text:p>
          </table:table-cell>
          <table:table-cell office:value-type="float" office:value="21251" table:style-name="ce6">
            <text:p>21,251<text:s/></text:p>
          </table:table-cell>
          <table:table-cell office:value-type="float" office:value="60865" table:style-name="ce6">
            <text:p>60,865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26451" table:style-name="ce6">
            <text:p>26,451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38871" table:style-name="ce6">
            <text:p>38,871<text:s/></text:p>
          </table:table-cell>
          <table:table-cell office:value-type="float" office:value="22845" table:style-name="ce6">
            <text:p>22,845<text:s/></text:p>
          </table:table-cell>
          <table:table-cell office:value-type="float" office:value="24039" table:style-name="ce6">
            <text:p>24,039<text:s/></text:p>
          </table:table-cell>
          <table:table-cell office:value-type="float" office:value="22442" table:style-name="ce6">
            <text:p>22,442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16317" table:style-name="ce6">
            <text:p>16,317<text:s/></text:p>
          </table:table-cell>
          <table:table-cell office:value-type="float" office:value="28582" table:style-name="ce6">
            <text:p>28,582<text:s/></text:p>
          </table:table-cell>
          <table:table-cell office:value-type="float" office:value="23037" table:style-name="ce6">
            <text:p>23,037<text:s/></text:p>
          </table:table-cell>
          <table:table-cell office:value-type="float" office:value="12885" table:style-name="ce6">
            <text:p>12,885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3886" table:style-name="ce6">
            <text:p>3,886<text:s/></text:p>
          </table:table-cell>
          <table:table-cell table:number-columns-repeated="16264"/>
        </table:table-row>
        <table:table-row table:style-name="ro2">
          <table:table-cell office:value-type="date" office:date-value="2020-08-12T00:00:00" table:style-name="ce5">
            <text:p>2020/8/12</text:p>
          </table:table-cell>
          <table:table-cell office:value-type="float" office:value="5167" table:style-name="ce6">
            <text:p>5,167<text:s/></text:p>
          </table:table-cell>
          <table:table-cell office:value-type="float" office:value="14639" table:style-name="ce6">
            <text:p>14,639<text:s/></text:p>
          </table:table-cell>
          <table:table-cell office:value-type="float" office:value="43933" table:style-name="ce6">
            <text:p>43,933<text:s/></text:p>
          </table:table-cell>
          <table:table-cell office:value-type="float" office:value="43233" table:style-name="ce6">
            <text:p>43,233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16507" table:style-name="ce6">
            <text:p>16,507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30445" table:style-name="ce6">
            <text:p>30,445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16453" table:style-name="ce6">
            <text:p>16,453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25458" table:style-name="ce6">
            <text:p>25,458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34226" table:style-name="ce6">
            <text:p>34,226<text:s/></text:p>
          </table:table-cell>
          <table:table-cell office:value-type="float" office:value="23758" table:style-name="ce6">
            <text:p>23,758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35753" table:style-name="ce6">
            <text:p>35,753<text:s/></text:p>
          </table:table-cell>
          <table:table-cell office:value-type="float" office:value="26484" table:style-name="ce6">
            <text:p>26,484<text:s/></text:p>
          </table:table-cell>
          <table:table-cell office:value-type="float" office:value="25451" table:style-name="ce6">
            <text:p>25,451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26526" table:style-name="ce6">
            <text:p>26,526<text:s/></text:p>
          </table:table-cell>
          <table:table-cell office:value-type="float" office:value="133113" table:style-name="ce6">
            <text:p>133,113<text:s/></text:p>
          </table:table-cell>
          <table:table-cell office:value-type="float" office:value="40666" table:style-name="ce6">
            <text:p>40,666<text:s/></text:p>
          </table:table-cell>
          <table:table-cell office:value-type="float" office:value="22643" table:style-name="ce6">
            <text:p>22,643<text:s/></text:p>
          </table:table-cell>
          <table:table-cell office:value-type="float" office:value="22080" table:style-name="ce6">
            <text:p>22,080<text:s/></text:p>
          </table:table-cell>
          <table:table-cell office:value-type="float" office:value="25831" table:style-name="ce6">
            <text:p>25,831<text:s/></text:p>
          </table:table-cell>
          <table:table-cell office:value-type="float" office:value="23661" table:style-name="ce6">
            <text:p>23,661<text:s/></text:p>
          </table:table-cell>
          <table:table-cell office:value-type="float" office:value="25720" table:style-name="ce6">
            <text:p>25,720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30604" table:style-name="ce6">
            <text:p>30,604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27671" table:style-name="ce6">
            <text:p>27,671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22429" table:style-name="ce6">
            <text:p>22,429<text:s/></text:p>
          </table:table-cell>
          <table:table-cell office:value-type="float" office:value="27315" table:style-name="ce6">
            <text:p>27,315<text:s/></text:p>
          </table:table-cell>
          <table:table-cell office:value-type="float" office:value="41050" table:style-name="ce6">
            <text:p>41,050<text:s/></text:p>
          </table:table-cell>
          <table:table-cell office:value-type="float" office:value="37871" table:style-name="ce6">
            <text:p>37,871<text:s/></text:p>
          </table:table-cell>
          <table:table-cell office:value-type="float" office:value="26158" table:style-name="ce6">
            <text:p>26,158<text:s/></text:p>
          </table:table-cell>
          <table:table-cell office:value-type="float" office:value="25621" table:style-name="ce6">
            <text:p>25,621<text:s/></text:p>
          </table:table-cell>
          <table:table-cell office:value-type="float" office:value="59213" table:style-name="ce6">
            <text:p>59,213<text:s/></text:p>
          </table:table-cell>
          <table:table-cell office:value-type="float" office:value="21391" table:style-name="ce6">
            <text:p>21,391<text:s/></text:p>
          </table:table-cell>
          <table:table-cell office:value-type="float" office:value="30175" table:style-name="ce6">
            <text:p>30,175<text:s/></text:p>
          </table:table-cell>
          <table:table-cell office:value-type="float" office:value="36361" table:style-name="ce6">
            <text:p>36,361<text:s/></text:p>
          </table:table-cell>
          <table:table-cell office:value-type="float" office:value="21962" table:style-name="ce6">
            <text:p>21,962<text:s/></text:p>
          </table:table-cell>
          <table:table-cell office:value-type="float" office:value="63205" table:style-name="ce6">
            <text:p>63,205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15447" table:style-name="ce6">
            <text:p>15,447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28044" table:style-name="ce6">
            <text:p>28,044<text:s/></text:p>
          </table:table-cell>
          <table:table-cell office:value-type="float" office:value="19779" table:style-name="ce6">
            <text:p>19,779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39395" table:style-name="ce6">
            <text:p>39,395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24823" table:style-name="ce6">
            <text:p>24,823<text:s/></text:p>
          </table:table-cell>
          <table:table-cell office:value-type="float" office:value="23129" table:style-name="ce6">
            <text:p>23,129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30512" table:style-name="ce6">
            <text:p>30,512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4195" table:style-name="ce6">
            <text:p>4,195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3975" table:style-name="ce6">
            <text:p>3,975<text:s/></text:p>
          </table:table-cell>
          <table:table-cell table:number-columns-repeated="16264"/>
        </table:table-row>
        <table:table-row table:style-name="ro2">
          <table:table-cell office:value-type="date" office:date-value="2020-08-13T00:00:00" table:style-name="ce5">
            <text:p>2020/8/13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44072" table:style-name="ce6">
            <text:p>44,072<text:s/></text:p>
          </table:table-cell>
          <table:table-cell office:value-type="float" office:value="44690" table:style-name="ce6">
            <text:p>44,690<text:s/></text:p>
          </table:table-cell>
          <table:table-cell office:value-type="float" office:value="24732" table:style-name="ce6">
            <text:p>24,732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7325" table:style-name="ce6">
            <text:p>17,325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27653" table:style-name="ce6">
            <text:p>27,653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6481" table:style-name="ce6">
            <text:p>16,481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15866" table:style-name="ce6">
            <text:p>15,866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26055" table:style-name="ce6">
            <text:p>26,055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34632" table:style-name="ce6">
            <text:p>34,632<text:s/></text:p>
          </table:table-cell>
          <table:table-cell office:value-type="float" office:value="24354" table:style-name="ce6">
            <text:p>24,354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36445" table:style-name="ce6">
            <text:p>36,445<text:s/></text:p>
          </table:table-cell>
          <table:table-cell office:value-type="float" office:value="26751" table:style-name="ce6">
            <text:p>26,751<text:s/></text:p>
          </table:table-cell>
          <table:table-cell office:value-type="float" office:value="26047" table:style-name="ce6">
            <text:p>26,047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26681" table:style-name="ce6">
            <text:p>26,681<text:s/></text:p>
          </table:table-cell>
          <table:table-cell office:value-type="float" office:value="138146" table:style-name="ce6">
            <text:p>138,146<text:s/></text:p>
          </table:table-cell>
          <table:table-cell office:value-type="float" office:value="40890" table:style-name="ce6">
            <text:p>40,890<text:s/></text:p>
          </table:table-cell>
          <table:table-cell office:value-type="float" office:value="22147" table:style-name="ce6">
            <text:p>22,147<text:s/></text:p>
          </table:table-cell>
          <table:table-cell office:value-type="float" office:value="22645" table:style-name="ce6">
            <text:p>22,645<text:s/></text:p>
          </table:table-cell>
          <table:table-cell office:value-type="float" office:value="25705" table:style-name="ce6">
            <text:p>25,705<text:s/></text:p>
          </table:table-cell>
          <table:table-cell office:value-type="float" office:value="23758" table:style-name="ce6">
            <text:p>23,758<text:s/></text:p>
          </table:table-cell>
          <table:table-cell office:value-type="float" office:value="25835" table:style-name="ce6">
            <text:p>25,835<text:s/></text:p>
          </table:table-cell>
          <table:table-cell office:value-type="float" office:value="23141" table:style-name="ce6">
            <text:p>23,141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30194" table:style-name="ce6">
            <text:p>30,194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8034" table:style-name="ce6">
            <text:p>8,034<text:s/></text:p>
          </table:table-cell>
          <table:table-cell office:value-type="float" office:value="17791" table:style-name="ce6">
            <text:p>17,791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28024" table:style-name="ce6">
            <text:p>28,024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21560" table:style-name="ce6">
            <text:p>21,560<text:s/></text:p>
          </table:table-cell>
          <table:table-cell office:value-type="float" office:value="22531" table:style-name="ce6">
            <text:p>22,531<text:s/></text:p>
          </table:table-cell>
          <table:table-cell office:value-type="float" office:value="27945" table:style-name="ce6">
            <text:p>27,945<text:s/></text:p>
          </table:table-cell>
          <table:table-cell office:value-type="float" office:value="41990" table:style-name="ce6">
            <text:p>41,990<text:s/></text:p>
          </table:table-cell>
          <table:table-cell office:value-type="float" office:value="38231" table:style-name="ce6">
            <text:p>38,231<text:s/></text:p>
          </table:table-cell>
          <table:table-cell office:value-type="float" office:value="26892" table:style-name="ce6">
            <text:p>26,892<text:s/></text:p>
          </table:table-cell>
          <table:table-cell office:value-type="float" office:value="25971" table:style-name="ce6">
            <text:p>25,971<text:s/></text:p>
          </table:table-cell>
          <table:table-cell office:value-type="float" office:value="59040" table:style-name="ce6">
            <text:p>59,040<text:s/></text:p>
          </table:table-cell>
          <table:table-cell office:value-type="float" office:value="20501" table:style-name="ce6">
            <text:p>20,501<text:s/></text:p>
          </table:table-cell>
          <table:table-cell office:value-type="float" office:value="30888" table:style-name="ce6">
            <text:p>30,888<text:s/></text:p>
          </table:table-cell>
          <table:table-cell office:value-type="float" office:value="36742" table:style-name="ce6">
            <text:p>36,742<text:s/></text:p>
          </table:table-cell>
          <table:table-cell office:value-type="float" office:value="22300" table:style-name="ce6">
            <text:p>22,300<text:s/></text:p>
          </table:table-cell>
          <table:table-cell office:value-type="float" office:value="64397" table:style-name="ce6">
            <text:p>64,397<text:s/></text:p>
          </table:table-cell>
          <table:table-cell office:value-type="float" office:value="19835" table:style-name="ce6">
            <text:p>19,835<text:s/></text:p>
          </table:table-cell>
          <table:table-cell office:value-type="float" office:value="16321" table:style-name="ce6">
            <text:p>16,321<text:s/></text:p>
          </table:table-cell>
          <table:table-cell office:value-type="float" office:value="15988" table:style-name="ce6">
            <text:p>15,988<text:s/></text:p>
          </table:table-cell>
          <table:table-cell office:value-type="float" office:value="18904" table:style-name="ce6">
            <text:p>18,904<text:s/></text:p>
          </table:table-cell>
          <table:table-cell office:value-type="float" office:value="13457" table:style-name="ce6">
            <text:p>13,457<text:s/></text:p>
          </table:table-cell>
          <table:table-cell office:value-type="float" office:value="27968" table:style-name="ce6">
            <text:p>27,968<text:s/></text:p>
          </table:table-cell>
          <table:table-cell office:value-type="float" office:value="19850" table:style-name="ce6">
            <text:p>19,850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39932" table:style-name="ce6">
            <text:p>39,932<text:s/></text:p>
          </table:table-cell>
          <table:table-cell office:value-type="float" office:value="23662" table:style-name="ce6">
            <text:p>23,662<text:s/></text:p>
          </table:table-cell>
          <table:table-cell office:value-type="float" office:value="24655" table:style-name="ce6">
            <text:p>24,655<text:s/></text:p>
          </table:table-cell>
          <table:table-cell office:value-type="float" office:value="23436" table:style-name="ce6">
            <text:p>23,436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36181" table:style-name="ce6">
            <text:p>36,181<text:s/></text:p>
          </table:table-cell>
          <table:table-cell office:value-type="float" office:value="24550" table:style-name="ce6">
            <text:p>24,550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3951" table:style-name="ce6">
            <text:p>3,951<text:s/></text:p>
          </table:table-cell>
          <table:table-cell table:number-columns-repeated="16264"/>
        </table:table-row>
        <table:table-row table:style-name="ro2">
          <table:table-cell office:value-type="date" office:date-value="2020-08-14T00:00:00" table:style-name="ce5">
            <text:p>2020/8/14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45847" table:style-name="ce6">
            <text:p>45,847<text:s/></text:p>
          </table:table-cell>
          <table:table-cell office:value-type="float" office:value="49555" table:style-name="ce6">
            <text:p>49,555<text:s/></text:p>
          </table:table-cell>
          <table:table-cell office:value-type="float" office:value="25644" table:style-name="ce6">
            <text:p>25,644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17194" table:style-name="ce6">
            <text:p>17,194<text:s/></text:p>
          </table:table-cell>
          <table:table-cell office:value-type="float" office:value="16466" table:style-name="ce6">
            <text:p>16,466<text:s/></text:p>
          </table:table-cell>
          <table:table-cell office:value-type="float" office:value="5432" table:style-name="ce6">
            <text:p>5,432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27597" table:style-name="ce6">
            <text:p>27,597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7219" table:style-name="ce6">
            <text:p>17,219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16777" table:style-name="ce6">
            <text:p>16,777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27599" table:style-name="ce6">
            <text:p>27,599<text:s/></text:p>
          </table:table-cell>
          <table:table-cell office:value-type="float" office:value="18218" table:style-name="ce6">
            <text:p>18,218<text:s/></text:p>
          </table:table-cell>
          <table:table-cell office:value-type="float" office:value="35172" table:style-name="ce6">
            <text:p>35,172<text:s/></text:p>
          </table:table-cell>
          <table:table-cell office:value-type="float" office:value="24915" table:style-name="ce6">
            <text:p>24,915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36631" table:style-name="ce6">
            <text:p>36,631<text:s/></text:p>
          </table:table-cell>
          <table:table-cell office:value-type="float" office:value="26865" table:style-name="ce6">
            <text:p>26,865<text:s/></text:p>
          </table:table-cell>
          <table:table-cell office:value-type="float" office:value="26043" table:style-name="ce6">
            <text:p>26,043<text:s/></text:p>
          </table:table-cell>
          <table:table-cell office:value-type="float" office:value="19909" table:style-name="ce6">
            <text:p>19,909<text:s/></text:p>
          </table:table-cell>
          <table:table-cell office:value-type="float" office:value="26214" table:style-name="ce6">
            <text:p>26,214<text:s/></text:p>
          </table:table-cell>
          <table:table-cell office:value-type="float" office:value="164759" table:style-name="ce6">
            <text:p>164,759<text:s/></text:p>
          </table:table-cell>
          <table:table-cell office:value-type="float" office:value="47814" table:style-name="ce6">
            <text:p>47,814<text:s/></text:p>
          </table:table-cell>
          <table:table-cell office:value-type="float" office:value="23459" table:style-name="ce6">
            <text:p>23,459<text:s/></text:p>
          </table:table-cell>
          <table:table-cell office:value-type="float" office:value="22952" table:style-name="ce6">
            <text:p>22,952<text:s/></text:p>
          </table:table-cell>
          <table:table-cell office:value-type="float" office:value="26670" table:style-name="ce6">
            <text:p>26,670<text:s/></text:p>
          </table:table-cell>
          <table:table-cell office:value-type="float" office:value="25290" table:style-name="ce6">
            <text:p>25,290<text:s/></text:p>
          </table:table-cell>
          <table:table-cell office:value-type="float" office:value="26731" table:style-name="ce6">
            <text:p>26,731<text:s/></text:p>
          </table:table-cell>
          <table:table-cell office:value-type="float" office:value="24164" table:style-name="ce6">
            <text:p>24,164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29932" table:style-name="ce6">
            <text:p>29,932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1777" table:style-name="ce6">
            <text:p>11,777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29899" table:style-name="ce6">
            <text:p>29,899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21786" table:style-name="ce6">
            <text:p>21,786<text:s/></text:p>
          </table:table-cell>
          <table:table-cell office:value-type="float" office:value="22339" table:style-name="ce6">
            <text:p>22,339<text:s/></text:p>
          </table:table-cell>
          <table:table-cell office:value-type="float" office:value="29210" table:style-name="ce6">
            <text:p>29,210<text:s/></text:p>
          </table:table-cell>
          <table:table-cell office:value-type="float" office:value="45227" table:style-name="ce6">
            <text:p>45,227<text:s/></text:p>
          </table:table-cell>
          <table:table-cell office:value-type="float" office:value="38527" table:style-name="ce6">
            <text:p>38,527<text:s/></text:p>
          </table:table-cell>
          <table:table-cell office:value-type="float" office:value="26800" table:style-name="ce6">
            <text:p>26,800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66664" table:style-name="ce6">
            <text:p>66,664<text:s/></text:p>
          </table:table-cell>
          <table:table-cell office:value-type="float" office:value="21649" table:style-name="ce6">
            <text:p>21,649<text:s/></text:p>
          </table:table-cell>
          <table:table-cell office:value-type="float" office:value="33034" table:style-name="ce6">
            <text:p>33,034<text:s/></text:p>
          </table:table-cell>
          <table:table-cell office:value-type="float" office:value="40472" table:style-name="ce6">
            <text:p>40,472<text:s/></text:p>
          </table:table-cell>
          <table:table-cell office:value-type="float" office:value="24342" table:style-name="ce6">
            <text:p>24,342<text:s/></text:p>
          </table:table-cell>
          <table:table-cell office:value-type="float" office:value="72060" table:style-name="ce6">
            <text:p>72,060<text:s/></text:p>
          </table:table-cell>
          <table:table-cell office:value-type="float" office:value="20347" table:style-name="ce6">
            <text:p>20,347<text:s/></text:p>
          </table:table-cell>
          <table:table-cell office:value-type="float" office:value="17126" table:style-name="ce6">
            <text:p>17,126<text:s/></text:p>
          </table:table-cell>
          <table:table-cell office:value-type="float" office:value="15818" table:style-name="ce6">
            <text:p>15,818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31478" table:style-name="ce6">
            <text:p>31,478<text:s/></text:p>
          </table:table-cell>
          <table:table-cell office:value-type="float" office:value="21693" table:style-name="ce6">
            <text:p>21,693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40475" table:style-name="ce6">
            <text:p>40,475<text:s/></text:p>
          </table:table-cell>
          <table:table-cell office:value-type="float" office:value="24552" table:style-name="ce6">
            <text:p>24,552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24453" table:style-name="ce6">
            <text:p>24,453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5067" table:style-name="ce6">
            <text:p>5,067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17472" table:style-name="ce6">
            <text:p>17,472<text:s/></text:p>
          </table:table-cell>
          <table:table-cell office:value-type="float" office:value="30759" table:style-name="ce6">
            <text:p>30,759<text:s/></text:p>
          </table:table-cell>
          <table:table-cell office:value-type="float" office:value="25741" table:style-name="ce6">
            <text:p>25,741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4150" table:style-name="ce6">
            <text:p>4,150<text:s/></text:p>
          </table:table-cell>
          <table:table-cell table:number-columns-repeated="16264"/>
        </table:table-row>
        <table:table-row table:style-name="ro2">
          <table:table-cell office:value-type="date" office:date-value="2020-08-15T00:00:00" table:style-name="ce5">
            <text:p>2020/8/15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24541" table:style-name="ce6">
            <text:p>24,541<text:s/></text:p>
          </table:table-cell>
          <table:table-cell office:value-type="float" office:value="47022" table:style-name="ce6">
            <text:p>47,022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7826" table:style-name="ce6">
            <text:p>7,826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17725" table:style-name="ce6">
            <text:p>17,725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12830" table:style-name="ce6">
            <text:p>12,830<text:s/></text:p>
          </table:table-cell>
          <table:table-cell office:value-type="float" office:value="16707" table:style-name="ce6">
            <text:p>16,707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27220" table:style-name="ce6">
            <text:p>27,220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26904" table:style-name="ce6">
            <text:p>26,904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30261" table:style-name="ce6">
            <text:p>30,261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16904" table:style-name="ce6">
            <text:p>16,904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153095" table:style-name="ce6">
            <text:p>153,095<text:s/></text:p>
          </table:table-cell>
          <table:table-cell office:value-type="float" office:value="45563" table:style-name="ce6">
            <text:p>45,563<text:s/></text:p>
          </table:table-cell>
          <table:table-cell office:value-type="float" office:value="18340" table:style-name="ce6">
            <text:p>18,340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29620" table:style-name="ce6">
            <text:p>29,620<text:s/></text:p>
          </table:table-cell>
          <table:table-cell office:value-type="float" office:value="27025" table:style-name="ce6">
            <text:p>27,025<text:s/></text:p>
          </table:table-cell>
          <table:table-cell office:value-type="float" office:value="25045" table:style-name="ce6">
            <text:p>25,045<text:s/></text:p>
          </table:table-cell>
          <table:table-cell office:value-type="float" office:value="18793" table:style-name="ce6">
            <text:p>18,793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34705" table:style-name="ce6">
            <text:p>34,705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26979" table:style-name="ce6">
            <text:p>26,979<text:s/></text:p>
          </table:table-cell>
          <table:table-cell office:value-type="float" office:value="40156" table:style-name="ce6">
            <text:p>40,156<text:s/></text:p>
          </table:table-cell>
          <table:table-cell office:value-type="float" office:value="29816" table:style-name="ce6">
            <text:p>29,816<text:s/></text:p>
          </table:table-cell>
          <table:table-cell office:value-type="float" office:value="20627" table:style-name="ce6">
            <text:p>20,627<text:s/></text:p>
          </table:table-cell>
          <table:table-cell office:value-type="float" office:value="25559" table:style-name="ce6">
            <text:p>25,559<text:s/></text:p>
          </table:table-cell>
          <table:table-cell office:value-type="float" office:value="70589" table:style-name="ce6">
            <text:p>70,589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28231" table:style-name="ce6">
            <text:p>28,231<text:s/></text:p>
          </table:table-cell>
          <table:table-cell office:value-type="float" office:value="34679" table:style-name="ce6">
            <text:p>34,679<text:s/></text:p>
          </table:table-cell>
          <table:table-cell office:value-type="float" office:value="19943" table:style-name="ce6">
            <text:p>19,943<text:s/></text:p>
          </table:table-cell>
          <table:table-cell office:value-type="float" office:value="59211" table:style-name="ce6">
            <text:p>59,211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16937" table:style-name="ce6">
            <text:p>16,937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29023" table:style-name="ce6">
            <text:p>29,023<text:s/></text:p>
          </table:table-cell>
          <table:table-cell office:value-type="float" office:value="14721" table:style-name="ce6">
            <text:p>14,721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20021" table:style-name="ce6">
            <text:p>20,021<text:s/></text:p>
          </table:table-cell>
          <table:table-cell office:value-type="float" office:value="16424" table:style-name="ce6">
            <text:p>16,424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7398" table:style-name="ce6">
            <text:p>17,398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21203" table:style-name="ce6">
            <text:p>21,203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9708" table:style-name="ce6">
            <text:p>9,708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501" table:style-name="ce6">
            <text:p>501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3433" table:style-name="ce6">
            <text:p>3,433<text:s/></text:p>
          </table:table-cell>
          <table:table-cell table:number-columns-repeated="16264"/>
        </table:table-row>
        <table:table-row table:style-name="ro2">
          <table:table-cell office:value-type="date" office:date-value="2020-08-16T00:00:00" table:style-name="ce5">
            <text:p>2020/8/16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35745" table:style-name="ce6">
            <text:p>35,745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13876" table:style-name="ce6">
            <text:p>13,876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22763" table:style-name="ce6">
            <text:p>22,763<text:s/></text:p>
          </table:table-cell>
          <table:table-cell office:value-type="float" office:value="13577" table:style-name="ce6">
            <text:p>13,577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26658" table:style-name="ce6">
            <text:p>26,658<text:s/></text:p>
          </table:table-cell>
          <table:table-cell office:value-type="float" office:value="18143" table:style-name="ce6">
            <text:p>18,143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14468" table:style-name="ce6">
            <text:p>14,468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145471" table:style-name="ce6">
            <text:p>145,471<text:s/></text:p>
          </table:table-cell>
          <table:table-cell office:value-type="float" office:value="36712" table:style-name="ce6">
            <text:p>36,712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23883" table:style-name="ce6">
            <text:p>23,883<text:s/></text:p>
          </table:table-cell>
          <table:table-cell office:value-type="float" office:value="23503" table:style-name="ce6">
            <text:p>23,503<text:s/></text:p>
          </table:table-cell>
          <table:table-cell office:value-type="float" office:value="21354" table:style-name="ce6">
            <text:p>21,354<text:s/></text:p>
          </table:table-cell>
          <table:table-cell office:value-type="float" office:value="16632" table:style-name="ce6">
            <text:p>16,632<text:s/></text:p>
          </table:table-cell>
          <table:table-cell office:value-type="float" office:value="7136" table:style-name="ce6">
            <text:p>7,136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31942" table:style-name="ce6">
            <text:p>31,942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14757" table:style-name="ce6">
            <text:p>14,757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21572" table:style-name="ce6">
            <text:p>21,572<text:s/></text:p>
          </table:table-cell>
          <table:table-cell office:value-type="float" office:value="34832" table:style-name="ce6">
            <text:p>34,832<text:s/></text:p>
          </table:table-cell>
          <table:table-cell office:value-type="float" office:value="25414" table:style-name="ce6">
            <text:p>25,414<text:s/></text:p>
          </table:table-cell>
          <table:table-cell office:value-type="float" office:value="17951" table:style-name="ce6">
            <text:p>17,951<text:s/></text:p>
          </table:table-cell>
          <table:table-cell office:value-type="float" office:value="23000" table:style-name="ce6">
            <text:p>23,000<text:s/></text:p>
          </table:table-cell>
          <table:table-cell office:value-type="float" office:value="58383" table:style-name="ce6">
            <text:p>58,383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23234" table:style-name="ce6">
            <text:p>23,234<text:s/></text:p>
          </table:table-cell>
          <table:table-cell office:value-type="float" office:value="25015" table:style-name="ce6">
            <text:p>25,015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47921" table:style-name="ce6">
            <text:p>47,921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26755" table:style-name="ce6">
            <text:p>26,755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6426" table:style-name="ce6">
            <text:p>16,426<text:s/></text:p>
          </table:table-cell>
          <table:table-cell office:value-type="float" office:value="18408" table:style-name="ce6">
            <text:p>18,408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516" table:style-name="ce6">
            <text:p>516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3378" table:style-name="ce6">
            <text:p>3,378<text:s/></text:p>
          </table:table-cell>
          <table:table-cell table:number-columns-repeated="16264"/>
        </table:table-row>
        <table:table-row table:style-name="ro2">
          <table:table-cell office:value-type="date" office:date-value="2020-08-17T00:00:00" table:style-name="ce5">
            <text:p>2020/8/17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13821" table:style-name="ce6">
            <text:p>13,821<text:s/></text:p>
          </table:table-cell>
          <table:table-cell office:value-type="float" office:value="41284" table:style-name="ce6">
            <text:p>41,284<text:s/></text:p>
          </table:table-cell>
          <table:table-cell office:value-type="float" office:value="39827" table:style-name="ce6">
            <text:p>39,827<text:s/></text:p>
          </table:table-cell>
          <table:table-cell office:value-type="float" office:value="22750" table:style-name="ce6">
            <text:p>22,750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16934" table:style-name="ce6">
            <text:p>16,934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22433" table:style-name="ce6">
            <text:p>22,433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25301" table:style-name="ce6">
            <text:p>25,301<text:s/></text:p>
          </table:table-cell>
          <table:table-cell office:value-type="float" office:value="16695" table:style-name="ce6">
            <text:p>16,695<text:s/></text:p>
          </table:table-cell>
          <table:table-cell office:value-type="float" office:value="32152" table:style-name="ce6">
            <text:p>32,152<text:s/></text:p>
          </table:table-cell>
          <table:table-cell office:value-type="float" office:value="22688" table:style-name="ce6">
            <text:p>22,688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35078" table:style-name="ce6">
            <text:p>35,078<text:s/></text:p>
          </table:table-cell>
          <table:table-cell office:value-type="float" office:value="25106" table:style-name="ce6">
            <text:p>25,106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19084" table:style-name="ce6">
            <text:p>19,084<text:s/></text:p>
          </table:table-cell>
          <table:table-cell office:value-type="float" office:value="25167" table:style-name="ce6">
            <text:p>25,167<text:s/></text:p>
          </table:table-cell>
          <table:table-cell office:value-type="float" office:value="131934" table:style-name="ce6">
            <text:p>131,934<text:s/></text:p>
          </table:table-cell>
          <table:table-cell office:value-type="float" office:value="38302" table:style-name="ce6">
            <text:p>38,302<text:s/></text:p>
          </table:table-cell>
          <table:table-cell office:value-type="float" office:value="22078" table:style-name="ce6">
            <text:p>22,078<text:s/></text:p>
          </table:table-cell>
          <table:table-cell office:value-type="float" office:value="20989" table:style-name="ce6">
            <text:p>20,989<text:s/></text:p>
          </table:table-cell>
          <table:table-cell office:value-type="float" office:value="24276" table:style-name="ce6">
            <text:p>24,276<text:s/></text:p>
          </table:table-cell>
          <table:table-cell office:value-type="float" office:value="22888" table:style-name="ce6">
            <text:p>22,888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29983" table:style-name="ce6">
            <text:p>29,983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7852" table:style-name="ce6">
            <text:p>7,852<text:s/></text:p>
          </table:table-cell>
          <table:table-cell office:value-type="float" office:value="17490" table:style-name="ce6">
            <text:p>17,490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9071" table:style-name="ce6">
            <text:p>9,071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29449" table:style-name="ce6">
            <text:p>29,449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21732" table:style-name="ce6">
            <text:p>21,732<text:s/></text:p>
          </table:table-cell>
          <table:table-cell office:value-type="float" office:value="26254" table:style-name="ce6">
            <text:p>26,254<text:s/></text:p>
          </table:table-cell>
          <table:table-cell office:value-type="float" office:value="39962" table:style-name="ce6">
            <text:p>39,962<text:s/></text:p>
          </table:table-cell>
          <table:table-cell office:value-type="float" office:value="36826" table:style-name="ce6">
            <text:p>36,826<text:s/></text:p>
          </table:table-cell>
          <table:table-cell office:value-type="float" office:value="25516" table:style-name="ce6">
            <text:p>25,516<text:s/></text:p>
          </table:table-cell>
          <table:table-cell office:value-type="float" office:value="25684" table:style-name="ce6">
            <text:p>25,684<text:s/></text:p>
          </table:table-cell>
          <table:table-cell office:value-type="float" office:value="57095" table:style-name="ce6">
            <text:p>57,095<text:s/></text:p>
          </table:table-cell>
          <table:table-cell office:value-type="float" office:value="18091" table:style-name="ce6">
            <text:p>18,091<text:s/></text:p>
          </table:table-cell>
          <table:table-cell office:value-type="float" office:value="28738" table:style-name="ce6">
            <text:p>28,738<text:s/></text:p>
          </table:table-cell>
          <table:table-cell office:value-type="float" office:value="33555" table:style-name="ce6">
            <text:p>33,555<text:s/></text:p>
          </table:table-cell>
          <table:table-cell office:value-type="float" office:value="20913" table:style-name="ce6">
            <text:p>20,913<text:s/></text:p>
          </table:table-cell>
          <table:table-cell office:value-type="float" office:value="60384" table:style-name="ce6">
            <text:p>60,384<text:s/></text:p>
          </table:table-cell>
          <table:table-cell office:value-type="float" office:value="18466" table:style-name="ce6">
            <text:p>18,466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13168" table:style-name="ce6">
            <text:p>13,168<text:s/></text:p>
          </table:table-cell>
          <table:table-cell office:value-type="float" office:value="28237" table:style-name="ce6">
            <text:p>28,237<text:s/></text:p>
          </table:table-cell>
          <table:table-cell office:value-type="float" office:value="18448" table:style-name="ce6">
            <text:p>18,448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37383" table:style-name="ce6">
            <text:p>37,383<text:s/></text:p>
          </table:table-cell>
          <table:table-cell office:value-type="float" office:value="22503" table:style-name="ce6">
            <text:p>22,503<text:s/></text:p>
          </table:table-cell>
          <table:table-cell office:value-type="float" office:value="23274" table:style-name="ce6">
            <text:p>23,274<text:s/></text:p>
          </table:table-cell>
          <table:table-cell office:value-type="float" office:value="22776" table:style-name="ce6">
            <text:p>22,776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28630" table:style-name="ce6">
            <text:p>28,630<text:s/></text:p>
          </table:table-cell>
          <table:table-cell office:value-type="float" office:value="22192" table:style-name="ce6">
            <text:p>22,192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12039" table:style-name="ce6">
            <text:p>12,039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3827" table:style-name="ce6">
            <text:p>3,827<text:s/></text:p>
          </table:table-cell>
          <table:table-cell table:number-columns-repeated="16264"/>
        </table:table-row>
        <table:table-row table:style-name="ro2">
          <table:table-cell office:value-type="date" office:date-value="2020-08-18T00:00:00" table:style-name="ce5">
            <text:p>2020/8/18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43913" table:style-name="ce6">
            <text:p>43,913<text:s/></text:p>
          </table:table-cell>
          <table:table-cell office:value-type="float" office:value="42130" table:style-name="ce6">
            <text:p>42,130<text:s/></text:p>
          </table:table-cell>
          <table:table-cell office:value-type="float" office:value="24164" table:style-name="ce6">
            <text:p>24,164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16399" table:style-name="ce6">
            <text:p>16,399<text:s/></text:p>
          </table:table-cell>
          <table:table-cell office:value-type="float" office:value="5142" table:style-name="ce6">
            <text:p>5,142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7942" table:style-name="ce6">
            <text:p>7,942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29040" table:style-name="ce6">
            <text:p>29,040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22866" table:style-name="ce6">
            <text:p>22,866<text:s/></text:p>
          </table:table-cell>
          <table:table-cell office:value-type="float" office:value="15509" table:style-name="ce6">
            <text:p>15,509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25975" table:style-name="ce6">
            <text:p>25,975<text:s/></text:p>
          </table:table-cell>
          <table:table-cell office:value-type="float" office:value="17414" table:style-name="ce6">
            <text:p>17,414<text:s/></text:p>
          </table:table-cell>
          <table:table-cell office:value-type="float" office:value="33765" table:style-name="ce6">
            <text:p>33,765<text:s/></text:p>
          </table:table-cell>
          <table:table-cell office:value-type="float" office:value="23791" table:style-name="ce6">
            <text:p>23,791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36045" table:style-name="ce6">
            <text:p>36,045<text:s/></text:p>
          </table:table-cell>
          <table:table-cell office:value-type="float" office:value="26514" table:style-name="ce6">
            <text:p>26,514<text:s/></text:p>
          </table:table-cell>
          <table:table-cell office:value-type="float" office:value="25765" table:style-name="ce6">
            <text:p>25,765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26460" table:style-name="ce6">
            <text:p>26,460<text:s/></text:p>
          </table:table-cell>
          <table:table-cell office:value-type="float" office:value="132901" table:style-name="ce6">
            <text:p>132,901<text:s/></text:p>
          </table:table-cell>
          <table:table-cell office:value-type="float" office:value="39880" table:style-name="ce6">
            <text:p>39,880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21768" table:style-name="ce6">
            <text:p>21,768<text:s/></text:p>
          </table:table-cell>
          <table:table-cell office:value-type="float" office:value="26866" table:style-name="ce6">
            <text:p>26,866<text:s/></text:p>
          </table:table-cell>
          <table:table-cell office:value-type="float" office:value="24482" table:style-name="ce6">
            <text:p>24,482<text:s/></text:p>
          </table:table-cell>
          <table:table-cell office:value-type="float" office:value="25854" table:style-name="ce6">
            <text:p>25,854<text:s/></text:p>
          </table:table-cell>
          <table:table-cell office:value-type="float" office:value="22848" table:style-name="ce6">
            <text:p>22,848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30403" table:style-name="ce6">
            <text:p>30,403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17912" table:style-name="ce6">
            <text:p>17,912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29748" table:style-name="ce6">
            <text:p>29,748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22201" table:style-name="ce6">
            <text:p>22,201<text:s/></text:p>
          </table:table-cell>
          <table:table-cell office:value-type="float" office:value="22594" table:style-name="ce6">
            <text:p>22,594<text:s/></text:p>
          </table:table-cell>
          <table:table-cell office:value-type="float" office:value="27521" table:style-name="ce6">
            <text:p>27,521<text:s/></text:p>
          </table:table-cell>
          <table:table-cell office:value-type="float" office:value="40294" table:style-name="ce6">
            <text:p>40,294<text:s/></text:p>
          </table:table-cell>
          <table:table-cell office:value-type="float" office:value="38050" table:style-name="ce6">
            <text:p>38,050<text:s/></text:p>
          </table:table-cell>
          <table:table-cell office:value-type="float" office:value="26172" table:style-name="ce6">
            <text:p>26,172<text:s/></text:p>
          </table:table-cell>
          <table:table-cell office:value-type="float" office:value="26534" table:style-name="ce6">
            <text:p>26,534<text:s/></text:p>
          </table:table-cell>
          <table:table-cell office:value-type="float" office:value="57516" table:style-name="ce6">
            <text:p>57,516<text:s/></text:p>
          </table:table-cell>
          <table:table-cell office:value-type="float" office:value="20270" table:style-name="ce6">
            <text:p>20,270<text:s/></text:p>
          </table:table-cell>
          <table:table-cell office:value-type="float" office:value="29484" table:style-name="ce6">
            <text:p>29,484<text:s/></text:p>
          </table:table-cell>
          <table:table-cell office:value-type="float" office:value="35777" table:style-name="ce6">
            <text:p>35,777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62435" table:style-name="ce6">
            <text:p>62,435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16157" table:style-name="ce6">
            <text:p>16,157<text:s/></text:p>
          </table:table-cell>
          <table:table-cell office:value-type="float" office:value="15575" table:style-name="ce6">
            <text:p>15,575<text:s/></text:p>
          </table:table-cell>
          <table:table-cell office:value-type="float" office:value="19033" table:style-name="ce6">
            <text:p>19,033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27353" table:style-name="ce6">
            <text:p>27,353<text:s/></text:p>
          </table:table-cell>
          <table:table-cell office:value-type="float" office:value="19399" table:style-name="ce6">
            <text:p>19,399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38927" table:style-name="ce6">
            <text:p>38,927<text:s/></text:p>
          </table:table-cell>
          <table:table-cell office:value-type="float" office:value="23653" table:style-name="ce6">
            <text:p>23,653<text:s/></text:p>
          </table:table-cell>
          <table:table-cell office:value-type="float" office:value="24491" table:style-name="ce6">
            <text:p>24,491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30040" table:style-name="ce6">
            <text:p>30,040<text:s/></text:p>
          </table:table-cell>
          <table:table-cell office:value-type="float" office:value="23656" table:style-name="ce6">
            <text:p>23,656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3914" table:style-name="ce6">
            <text:p>3,914<text:s/></text:p>
          </table:table-cell>
          <table:table-cell table:number-columns-repeated="16264"/>
        </table:table-row>
        <table:table-row table:style-name="ro2">
          <table:table-cell office:value-type="date" office:date-value="2020-08-19T00:00:00" table:style-name="ce5">
            <text:p>2020/8/19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44262" table:style-name="ce6">
            <text:p>44,262<text:s/></text:p>
          </table:table-cell>
          <table:table-cell office:value-type="float" office:value="43515" table:style-name="ce6">
            <text:p>43,515<text:s/></text:p>
          </table:table-cell>
          <table:table-cell office:value-type="float" office:value="23988" table:style-name="ce6">
            <text:p>23,988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17766" table:style-name="ce6">
            <text:p>17,766<text:s/></text:p>
          </table:table-cell>
          <table:table-cell office:value-type="float" office:value="16690" table:style-name="ce6">
            <text:p>16,690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36009" table:style-name="ce6">
            <text:p>36,009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22789" table:style-name="ce6">
            <text:p>22,789<text:s/></text:p>
          </table:table-cell>
          <table:table-cell office:value-type="float" office:value="15536" table:style-name="ce6">
            <text:p>15,536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17534" table:style-name="ce6">
            <text:p>17,534<text:s/></text:p>
          </table:table-cell>
          <table:table-cell office:value-type="float" office:value="34235" table:style-name="ce6">
            <text:p>34,235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8906" table:style-name="ce6">
            <text:p>8,906<text:s/></text:p>
          </table:table-cell>
          <table:table-cell office:value-type="float" office:value="35729" table:style-name="ce6">
            <text:p>35,729<text:s/></text:p>
          </table:table-cell>
          <table:table-cell office:value-type="float" office:value="26310" table:style-name="ce6">
            <text:p>26,310<text:s/></text:p>
          </table:table-cell>
          <table:table-cell office:value-type="float" office:value="25901" table:style-name="ce6">
            <text:p>25,901<text:s/></text:p>
          </table:table-cell>
          <table:table-cell office:value-type="float" office:value="19740" table:style-name="ce6">
            <text:p>19,740<text:s/></text:p>
          </table:table-cell>
          <table:table-cell office:value-type="float" office:value="27257" table:style-name="ce6">
            <text:p>27,257<text:s/></text:p>
          </table:table-cell>
          <table:table-cell office:value-type="float" office:value="133686" table:style-name="ce6">
            <text:p>133,686<text:s/></text:p>
          </table:table-cell>
          <table:table-cell office:value-type="float" office:value="41123" table:style-name="ce6">
            <text:p>41,123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25922" table:style-name="ce6">
            <text:p>25,922<text:s/></text:p>
          </table:table-cell>
          <table:table-cell office:value-type="float" office:value="24153" table:style-name="ce6">
            <text:p>24,153<text:s/></text:p>
          </table:table-cell>
          <table:table-cell office:value-type="float" office:value="25277" table:style-name="ce6">
            <text:p>25,277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30520" table:style-name="ce6">
            <text:p>30,520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18098" table:style-name="ce6">
            <text:p>18,098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22045" table:style-name="ce6">
            <text:p>22,045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27336" table:style-name="ce6">
            <text:p>27,336<text:s/></text:p>
          </table:table-cell>
          <table:table-cell office:value-type="float" office:value="41368" table:style-name="ce6">
            <text:p>41,368<text:s/></text:p>
          </table:table-cell>
          <table:table-cell office:value-type="float" office:value="39038" table:style-name="ce6">
            <text:p>39,038<text:s/></text:p>
          </table:table-cell>
          <table:table-cell office:value-type="float" office:value="26620" table:style-name="ce6">
            <text:p>26,620<text:s/></text:p>
          </table:table-cell>
          <table:table-cell office:value-type="float" office:value="26383" table:style-name="ce6">
            <text:p>26,383<text:s/></text:p>
          </table:table-cell>
          <table:table-cell office:value-type="float" office:value="60442" table:style-name="ce6">
            <text:p>60,442<text:s/></text:p>
          </table:table-cell>
          <table:table-cell office:value-type="float" office:value="20731" table:style-name="ce6">
            <text:p>20,731<text:s/></text:p>
          </table:table-cell>
          <table:table-cell office:value-type="float" office:value="30286" table:style-name="ce6">
            <text:p>30,286<text:s/></text:p>
          </table:table-cell>
          <table:table-cell office:value-type="float" office:value="36483" table:style-name="ce6">
            <text:p>36,483<text:s/></text:p>
          </table:table-cell>
          <table:table-cell office:value-type="float" office:value="22498" table:style-name="ce6">
            <text:p>22,498<text:s/></text:p>
          </table:table-cell>
          <table:table-cell office:value-type="float" office:value="64487" table:style-name="ce6">
            <text:p>64,487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16260" table:style-name="ce6">
            <text:p>16,260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20926" table:style-name="ce6">
            <text:p>20,926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27400" table:style-name="ce6">
            <text:p>27,400<text:s/></text:p>
          </table:table-cell>
          <table:table-cell office:value-type="float" office:value="19734" table:style-name="ce6">
            <text:p>19,734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39753" table:style-name="ce6">
            <text:p>39,753<text:s/></text:p>
          </table:table-cell>
          <table:table-cell office:value-type="float" office:value="25504" table:style-name="ce6">
            <text:p>25,504<text:s/></text:p>
          </table:table-cell>
          <table:table-cell office:value-type="float" office:value="24998" table:style-name="ce6">
            <text:p>24,998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5142" table:style-name="ce6">
            <text:p>5,142<text:s/></text:p>
          </table:table-cell>
          <table:table-cell office:value-type="float" office:value="6610" table:style-name="ce6">
            <text:p>6,610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16430" table:style-name="ce6">
            <text:p>16,430<text:s/></text:p>
          </table:table-cell>
          <table:table-cell office:value-type="float" office:value="29089" table:style-name="ce6">
            <text:p>29,089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13533" table:style-name="ce6">
            <text:p>13,533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905" table:style-name="ce6">
            <text:p>3,905<text:s/></text:p>
          </table:table-cell>
          <table:table-cell table:number-columns-repeated="16264"/>
        </table:table-row>
        <table:table-row table:style-name="ro2">
          <table:table-cell office:value-type="date" office:date-value="2020-08-20T00:00:00" table:style-name="ce5">
            <text:p>2020/8/20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44256" table:style-name="ce6">
            <text:p>44,256<text:s/></text:p>
          </table:table-cell>
          <table:table-cell office:value-type="float" office:value="44291" table:style-name="ce6">
            <text:p>44,291<text:s/></text:p>
          </table:table-cell>
          <table:table-cell office:value-type="float" office:value="24694" table:style-name="ce6">
            <text:p>24,694<text:s/></text:p>
          </table:table-cell>
          <table:table-cell office:value-type="float" office:value="13836" table:style-name="ce6">
            <text:p>13,836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4001" table:style-name="ce6">
            <text:p>4,001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17589" table:style-name="ce6">
            <text:p>17,589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38349" table:style-name="ce6">
            <text:p>38,349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23215" table:style-name="ce6">
            <text:p>23,215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25977" table:style-name="ce6">
            <text:p>25,977<text:s/></text:p>
          </table:table-cell>
          <table:table-cell office:value-type="float" office:value="17970" table:style-name="ce6">
            <text:p>17,970<text:s/></text:p>
          </table:table-cell>
          <table:table-cell office:value-type="float" office:value="34304" table:style-name="ce6">
            <text:p>34,304<text:s/></text:p>
          </table:table-cell>
          <table:table-cell office:value-type="float" office:value="24687" table:style-name="ce6">
            <text:p>24,687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35994" table:style-name="ce6">
            <text:p>35,994<text:s/></text:p>
          </table:table-cell>
          <table:table-cell office:value-type="float" office:value="26428" table:style-name="ce6">
            <text:p>26,428<text:s/></text:p>
          </table:table-cell>
          <table:table-cell office:value-type="float" office:value="25579" table:style-name="ce6">
            <text:p>25,579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25655" table:style-name="ce6">
            <text:p>25,655<text:s/></text:p>
          </table:table-cell>
          <table:table-cell office:value-type="float" office:value="137442" table:style-name="ce6">
            <text:p>137,442<text:s/></text:p>
          </table:table-cell>
          <table:table-cell office:value-type="float" office:value="42251" table:style-name="ce6">
            <text:p>42,251<text:s/></text:p>
          </table:table-cell>
          <table:table-cell office:value-type="float" office:value="22560" table:style-name="ce6">
            <text:p>22,560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26038" table:style-name="ce6">
            <text:p>26,038<text:s/></text:p>
          </table:table-cell>
          <table:table-cell office:value-type="float" office:value="24193" table:style-name="ce6">
            <text:p>24,193<text:s/></text:p>
          </table:table-cell>
          <table:table-cell office:value-type="float" office:value="25567" table:style-name="ce6">
            <text:p>25,567<text:s/></text:p>
          </table:table-cell>
          <table:table-cell office:value-type="float" office:value="23144" table:style-name="ce6">
            <text:p>23,144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30054" table:style-name="ce6">
            <text:p>30,054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1474" table:style-name="ce6">
            <text:p>11,474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11267" table:style-name="ce6">
            <text:p>11,267<text:s/></text:p>
          </table:table-cell>
          <table:table-cell office:value-type="float" office:value="29652" table:style-name="ce6">
            <text:p>29,652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13674" table:style-name="ce6">
            <text:p>13,674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22167" table:style-name="ce6">
            <text:p>22,167<text:s/></text:p>
          </table:table-cell>
          <table:table-cell office:value-type="float" office:value="22534" table:style-name="ce6">
            <text:p>22,534<text:s/></text:p>
          </table:table-cell>
          <table:table-cell office:value-type="float" office:value="27740" table:style-name="ce6">
            <text:p>27,740<text:s/></text:p>
          </table:table-cell>
          <table:table-cell office:value-type="float" office:value="41225" table:style-name="ce6">
            <text:p>41,225<text:s/></text:p>
          </table:table-cell>
          <table:table-cell office:value-type="float" office:value="38187" table:style-name="ce6">
            <text:p>38,187<text:s/></text:p>
          </table:table-cell>
          <table:table-cell office:value-type="float" office:value="26620" table:style-name="ce6">
            <text:p>26,620<text:s/></text:p>
          </table:table-cell>
          <table:table-cell office:value-type="float" office:value="25971" table:style-name="ce6">
            <text:p>25,971<text:s/></text:p>
          </table:table-cell>
          <table:table-cell office:value-type="float" office:value="59708" table:style-name="ce6">
            <text:p>59,708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30220" table:style-name="ce6">
            <text:p>30,220<text:s/></text:p>
          </table:table-cell>
          <table:table-cell office:value-type="float" office:value="37130" table:style-name="ce6">
            <text:p>37,130<text:s/></text:p>
          </table:table-cell>
          <table:table-cell office:value-type="float" office:value="22680" table:style-name="ce6">
            <text:p>22,680<text:s/></text:p>
          </table:table-cell>
          <table:table-cell office:value-type="float" office:value="65341" table:style-name="ce6">
            <text:p>65,341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13677" table:style-name="ce6">
            <text:p>13,677<text:s/></text:p>
          </table:table-cell>
          <table:table-cell office:value-type="float" office:value="28293" table:style-name="ce6">
            <text:p>28,293<text:s/></text:p>
          </table:table-cell>
          <table:table-cell office:value-type="float" office:value="20129" table:style-name="ce6">
            <text:p>20,129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40010" table:style-name="ce6">
            <text:p>40,010<text:s/></text:p>
          </table:table-cell>
          <table:table-cell office:value-type="float" office:value="23857" table:style-name="ce6">
            <text:p>23,857<text:s/></text:p>
          </table:table-cell>
          <table:table-cell office:value-type="float" office:value="24228" table:style-name="ce6">
            <text:p>24,228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6936" table:style-name="ce6">
            <text:p>16,936<text:s/></text:p>
          </table:table-cell>
          <table:table-cell office:value-type="float" office:value="28745" table:style-name="ce6">
            <text:p>28,745<text:s/></text:p>
          </table:table-cell>
          <table:table-cell office:value-type="float" office:value="24085" table:style-name="ce6">
            <text:p>24,085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4049" table:style-name="ce6">
            <text:p>4,049<text:s/></text:p>
          </table:table-cell>
          <table:table-cell table:number-columns-repeated="16264"/>
        </table:table-row>
        <table:table-row table:style-name="ro2">
          <table:table-cell office:value-type="date" office:date-value="2020-08-21T00:00:00" table:style-name="ce5">
            <text:p>2020/8/21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14997" table:style-name="ce6">
            <text:p>14,997<text:s/></text:p>
          </table:table-cell>
          <table:table-cell office:value-type="float" office:value="46559" table:style-name="ce6">
            <text:p>46,559<text:s/></text:p>
          </table:table-cell>
          <table:table-cell office:value-type="float" office:value="49650" table:style-name="ce6">
            <text:p>49,650<text:s/></text:p>
          </table:table-cell>
          <table:table-cell office:value-type="float" office:value="25101" table:style-name="ce6">
            <text:p>25,101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7311" table:style-name="ce6">
            <text:p>17,311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40968" table:style-name="ce6">
            <text:p>40,968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23629" table:style-name="ce6">
            <text:p>23,629<text:s/></text:p>
          </table:table-cell>
          <table:table-cell office:value-type="float" office:value="17586" table:style-name="ce6">
            <text:p>17,586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28244" table:style-name="ce6">
            <text:p>28,244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34590" table:style-name="ce6">
            <text:p>34,590<text:s/></text:p>
          </table:table-cell>
          <table:table-cell office:value-type="float" office:value="26923" table:style-name="ce6">
            <text:p>26,923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36654" table:style-name="ce6">
            <text:p>36,654<text:s/></text:p>
          </table:table-cell>
          <table:table-cell office:value-type="float" office:value="27248" table:style-name="ce6">
            <text:p>27,248<text:s/></text:p>
          </table:table-cell>
          <table:table-cell office:value-type="float" office:value="26185" table:style-name="ce6">
            <text:p>26,185<text:s/></text:p>
          </table:table-cell>
          <table:table-cell office:value-type="float" office:value="19718" table:style-name="ce6">
            <text:p>19,718<text:s/></text:p>
          </table:table-cell>
          <table:table-cell office:value-type="float" office:value="25957" table:style-name="ce6">
            <text:p>25,957<text:s/></text:p>
          </table:table-cell>
          <table:table-cell office:value-type="float" office:value="164269" table:style-name="ce6">
            <text:p>164,269<text:s/></text:p>
          </table:table-cell>
          <table:table-cell office:value-type="float" office:value="48284" table:style-name="ce6">
            <text:p>48,284<text:s/></text:p>
          </table:table-cell>
          <table:table-cell office:value-type="float" office:value="23981" table:style-name="ce6">
            <text:p>23,981<text:s/></text:p>
          </table:table-cell>
          <table:table-cell office:value-type="float" office:value="22781" table:style-name="ce6">
            <text:p>22,781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26025" table:style-name="ce6">
            <text:p>26,025<text:s/></text:p>
          </table:table-cell>
          <table:table-cell office:value-type="float" office:value="27022" table:style-name="ce6">
            <text:p>27,022<text:s/></text:p>
          </table:table-cell>
          <table:table-cell office:value-type="float" office:value="24283" table:style-name="ce6">
            <text:p>24,283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30215" table:style-name="ce6">
            <text:p>30,215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18169" table:style-name="ce6">
            <text:p>18,169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30530" table:style-name="ce6">
            <text:p>30,530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22016" table:style-name="ce6">
            <text:p>22,016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29055" table:style-name="ce6">
            <text:p>29,055<text:s/></text:p>
          </table:table-cell>
          <table:table-cell office:value-type="float" office:value="45956" table:style-name="ce6">
            <text:p>45,956<text:s/></text:p>
          </table:table-cell>
          <table:table-cell office:value-type="float" office:value="38888" table:style-name="ce6">
            <text:p>38,888<text:s/></text:p>
          </table:table-cell>
          <table:table-cell office:value-type="float" office:value="27191" table:style-name="ce6">
            <text:p>27,191<text:s/></text:p>
          </table:table-cell>
          <table:table-cell office:value-type="float" office:value="27020" table:style-name="ce6">
            <text:p>27,020<text:s/></text:p>
          </table:table-cell>
          <table:table-cell office:value-type="float" office:value="69354" table:style-name="ce6">
            <text:p>69,354<text:s/></text:p>
          </table:table-cell>
          <table:table-cell office:value-type="float" office:value="21395" table:style-name="ce6">
            <text:p>21,395<text:s/></text:p>
          </table:table-cell>
          <table:table-cell office:value-type="float" office:value="32689" table:style-name="ce6">
            <text:p>32,689<text:s/></text:p>
          </table:table-cell>
          <table:table-cell office:value-type="float" office:value="41237" table:style-name="ce6">
            <text:p>41,237<text:s/></text:p>
          </table:table-cell>
          <table:table-cell office:value-type="float" office:value="25392" table:style-name="ce6">
            <text:p>25,392<text:s/></text:p>
          </table:table-cell>
          <table:table-cell office:value-type="float" office:value="75495" table:style-name="ce6">
            <text:p>75,495<text:s/></text:p>
          </table:table-cell>
          <table:table-cell office:value-type="float" office:value="21190" table:style-name="ce6">
            <text:p>21,190<text:s/></text:p>
          </table:table-cell>
          <table:table-cell office:value-type="float" office:value="17041" table:style-name="ce6">
            <text:p>17,041<text:s/></text:p>
          </table:table-cell>
          <table:table-cell office:value-type="float" office:value="15798" table:style-name="ce6">
            <text:p>15,798<text:s/></text:p>
          </table:table-cell>
          <table:table-cell office:value-type="float" office:value="25527" table:style-name="ce6">
            <text:p>25,527<text:s/></text:p>
          </table:table-cell>
          <table:table-cell office:value-type="float" office:value="14087" table:style-name="ce6">
            <text:p>14,087<text:s/></text:p>
          </table:table-cell>
          <table:table-cell office:value-type="float" office:value="34772" table:style-name="ce6">
            <text:p>34,772<text:s/></text:p>
          </table:table-cell>
          <table:table-cell office:value-type="float" office:value="21077" table:style-name="ce6">
            <text:p>21,077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40908" table:style-name="ce6">
            <text:p>40,908<text:s/></text:p>
          </table:table-cell>
          <table:table-cell office:value-type="float" office:value="25511" table:style-name="ce6">
            <text:p>25,511<text:s/></text:p>
          </table:table-cell>
          <table:table-cell office:value-type="float" office:value="25237" table:style-name="ce6">
            <text:p>25,237<text:s/></text:p>
          </table:table-cell>
          <table:table-cell office:value-type="float" office:value="25122" table:style-name="ce6">
            <text:p>25,122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29861" table:style-name="ce6">
            <text:p>29,861<text:s/></text:p>
          </table:table-cell>
          <table:table-cell office:value-type="float" office:value="26307" table:style-name="ce6">
            <text:p>26,307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4131" table:style-name="ce6">
            <text:p>4,131<text:s/></text:p>
          </table:table-cell>
          <table:table-cell table:number-columns-repeated="16264"/>
        </table:table-row>
        <table:table-row table:style-name="ro2">
          <table:table-cell office:value-type="date" office:date-value="2020-08-22T00:00:00" table:style-name="ce5">
            <text:p>2020/8/22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45938" table:style-name="ce6">
            <text:p>45,938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6934" table:style-name="ce6">
            <text:p>16,934<text:s/></text:p>
          </table:table-cell>
          <table:table-cell office:value-type="float" office:value="14371" table:style-name="ce6">
            <text:p>14,371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25816" table:style-name="ce6">
            <text:p>25,816<text:s/></text:p>
          </table:table-cell>
          <table:table-cell office:value-type="float" office:value="15179" table:style-name="ce6">
            <text:p>15,179<text:s/></text:p>
          </table:table-cell>
          <table:table-cell office:value-type="float" office:value="26096" table:style-name="ce6">
            <text:p>26,096<text:s/></text:p>
          </table:table-cell>
          <table:table-cell office:value-type="float" office:value="21356" table:style-name="ce6">
            <text:p>21,356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29883" table:style-name="ce6">
            <text:p>29,883<text:s/></text:p>
          </table:table-cell>
          <table:table-cell office:value-type="float" office:value="20656" table:style-name="ce6">
            <text:p>20,656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164739" table:style-name="ce6">
            <text:p>164,739<text:s/></text:p>
          </table:table-cell>
          <table:table-cell office:value-type="float" office:value="49432" table:style-name="ce6">
            <text:p>49,432<text:s/></text:p>
          </table:table-cell>
          <table:table-cell office:value-type="float" office:value="20185" table:style-name="ce6">
            <text:p>20,185<text:s/></text:p>
          </table:table-cell>
          <table:table-cell office:value-type="float" office:value="17348" table:style-name="ce6">
            <text:p>17,348<text:s/></text:p>
          </table:table-cell>
          <table:table-cell office:value-type="float" office:value="39673" table:style-name="ce6">
            <text:p>39,673<text:s/></text:p>
          </table:table-cell>
          <table:table-cell office:value-type="float" office:value="23553" table:style-name="ce6">
            <text:p>23,553<text:s/></text:p>
          </table:table-cell>
          <table:table-cell office:value-type="float" office:value="23516" table:style-name="ce6">
            <text:p>23,516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21594" table:style-name="ce6">
            <text:p>21,594<text:s/>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30178" table:style-name="ce6">
            <text:p>30,178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14966" table:style-name="ce6">
            <text:p>14,966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39863" table:style-name="ce6">
            <text:p>39,863<text:s/></text:p>
          </table:table-cell>
          <table:table-cell office:value-type="float" office:value="29677" table:style-name="ce6">
            <text:p>29,677<text:s/></text:p>
          </table:table-cell>
          <table:table-cell office:value-type="float" office:value="20739" table:style-name="ce6">
            <text:p>20,739<text:s/></text:p>
          </table:table-cell>
          <table:table-cell office:value-type="float" office:value="24431" table:style-name="ce6">
            <text:p>24,431<text:s/></text:p>
          </table:table-cell>
          <table:table-cell office:value-type="float" office:value="74312" table:style-name="ce6">
            <text:p>74,312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29663" table:style-name="ce6">
            <text:p>29,663<text:s/></text:p>
          </table:table-cell>
          <table:table-cell office:value-type="float" office:value="34779" table:style-name="ce6">
            <text:p>34,779<text:s/></text:p>
          </table:table-cell>
          <table:table-cell office:value-type="float" office:value="22437" table:style-name="ce6">
            <text:p>22,437<text:s/></text:p>
          </table:table-cell>
          <table:table-cell office:value-type="float" office:value="62576" table:style-name="ce6">
            <text:p>62,576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13675" table:style-name="ce6">
            <text:p>13,675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19547" table:style-name="ce6">
            <text:p>19,547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29993" table:style-name="ce6">
            <text:p>29,993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17000" table:style-name="ce6">
            <text:p>17,000<text:s/></text:p>
          </table:table-cell>
          <table:table-cell office:value-type="float" office:value="21008" table:style-name="ce6">
            <text:p>21,008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18925" table:style-name="ce6">
            <text:p>18,925<text:s/></text:p>
          </table:table-cell>
          <table:table-cell office:value-type="float" office:value="21839" table:style-name="ce6">
            <text:p>21,839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3203" table:style-name="ce6">
            <text:p>3,203<text:s/></text:p>
          </table:table-cell>
          <table:table-cell table:number-columns-repeated="16264"/>
        </table:table-row>
        <table:table-row table:style-name="ro2">
          <table:table-cell office:value-type="date" office:date-value="2020-08-23T00:00:00" table:style-name="ce5">
            <text:p>2020/8/23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19104" table:style-name="ce6">
            <text:p>19,104<text:s/></text:p>
          </table:table-cell>
          <table:table-cell office:value-type="float" office:value="34520" table:style-name="ce6">
            <text:p>34,520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1364" table:style-name="ce6">
            <text:p>1,364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9295" table:style-name="ce6">
            <text:p>9,295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20529" table:style-name="ce6">
            <text:p>20,529<text:s/></text:p>
          </table:table-cell>
          <table:table-cell office:value-type="float" office:value="17170" table:style-name="ce6">
            <text:p>17,170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25566" table:style-name="ce6">
            <text:p>25,566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16934" table:style-name="ce6">
            <text:p>16,934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144720" table:style-name="ce6">
            <text:p>144,720<text:s/></text:p>
          </table:table-cell>
          <table:table-cell office:value-type="float" office:value="37906" table:style-name="ce6">
            <text:p>37,906<text:s/></text:p>
          </table:table-cell>
          <table:table-cell office:value-type="float" office:value="13366" table:style-name="ce6">
            <text:p>13,366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33130" table:style-name="ce6">
            <text:p>33,130<text:s/></text:p>
          </table:table-cell>
          <table:table-cell office:value-type="float" office:value="21204" table:style-name="ce6">
            <text:p>21,204<text:s/></text:p>
          </table:table-cell>
          <table:table-cell office:value-type="float" office:value="20545" table:style-name="ce6">
            <text:p>20,545<text:s/></text:p>
          </table:table-cell>
          <table:table-cell office:value-type="float" office:value="16692" table:style-name="ce6">
            <text:p>16,692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18338" table:style-name="ce6">
            <text:p>18,338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30290" table:style-name="ce6">
            <text:p>30,290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21413" table:style-name="ce6">
            <text:p>21,413<text:s/></text:p>
          </table:table-cell>
          <table:table-cell office:value-type="float" office:value="32559" table:style-name="ce6">
            <text:p>32,559<text:s/></text:p>
          </table:table-cell>
          <table:table-cell office:value-type="float" office:value="24725" table:style-name="ce6">
            <text:p>24,725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21933" table:style-name="ce6">
            <text:p>21,933<text:s/></text:p>
          </table:table-cell>
          <table:table-cell office:value-type="float" office:value="59353" table:style-name="ce6">
            <text:p>59,353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25629" table:style-name="ce6">
            <text:p>25,629<text:s/></text:p>
          </table:table-cell>
          <table:table-cell office:value-type="float" office:value="25752" table:style-name="ce6">
            <text:p>25,752<text:s/></text:p>
          </table:table-cell>
          <table:table-cell office:value-type="float" office:value="17445" table:style-name="ce6">
            <text:p>17,445<text:s/></text:p>
          </table:table-cell>
          <table:table-cell office:value-type="float" office:value="48243" table:style-name="ce6">
            <text:p>48,243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26609" table:style-name="ce6">
            <text:p>26,609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15215" table:style-name="ce6">
            <text:p>15,215<text:s/></text:p>
          </table:table-cell>
          <table:table-cell office:value-type="float" office:value="18872" table:style-name="ce6">
            <text:p>18,872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556" table:style-name="ce6">
            <text:p>556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3062" table:style-name="ce6">
            <text:p>3,062<text:s/></text:p>
          </table:table-cell>
          <table:table-cell table:number-columns-repeated="16264"/>
        </table:table-row>
        <table:table-row table:style-name="ro2">
          <table:table-cell office:value-type="date" office:date-value="2020-08-24T00:00:00" table:style-name="ce5">
            <text:p>2020/8/24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41597" table:style-name="ce6">
            <text:p>41,597<text:s/></text:p>
          </table:table-cell>
          <table:table-cell office:value-type="float" office:value="40823" table:style-name="ce6">
            <text:p>40,823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12980" table:style-name="ce6">
            <text:p>12,980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6965" table:style-name="ce6">
            <text:p>16,965<text:s/></text:p>
          </table:table-cell>
          <table:table-cell office:value-type="float" office:value="15680" table:style-name="ce6">
            <text:p>15,680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26768" table:style-name="ce6">
            <text:p>26,768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22252" table:style-name="ce6">
            <text:p>22,252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31566" table:style-name="ce6">
            <text:p>31,566<text:s/></text:p>
          </table:table-cell>
          <table:table-cell office:value-type="float" office:value="23018" table:style-name="ce6">
            <text:p>23,018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34597" table:style-name="ce6">
            <text:p>34,597<text:s/></text:p>
          </table:table-cell>
          <table:table-cell office:value-type="float" office:value="25269" table:style-name="ce6">
            <text:p>25,269<text:s/></text:p>
          </table:table-cell>
          <table:table-cell office:value-type="float" office:value="25057" table:style-name="ce6">
            <text:p>25,057<text:s/></text:p>
          </table:table-cell>
          <table:table-cell office:value-type="float" office:value="18730" table:style-name="ce6">
            <text:p>18,730<text:s/></text:p>
          </table:table-cell>
          <table:table-cell office:value-type="float" office:value="24967" table:style-name="ce6">
            <text:p>24,967<text:s/></text:p>
          </table:table-cell>
          <table:table-cell office:value-type="float" office:value="132311" table:style-name="ce6">
            <text:p>132,311<text:s/></text:p>
          </table:table-cell>
          <table:table-cell office:value-type="float" office:value="38949" table:style-name="ce6">
            <text:p>38,949<text:s/></text:p>
          </table:table-cell>
          <table:table-cell office:value-type="float" office:value="21837" table:style-name="ce6">
            <text:p>21,837<text:s/></text:p>
          </table:table-cell>
          <table:table-cell office:value-type="float" office:value="21655" table:style-name="ce6">
            <text:p>21,655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23225" table:style-name="ce6">
            <text:p>23,225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29146" table:style-name="ce6">
            <text:p>29,146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29247" table:style-name="ce6">
            <text:p>29,247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20901" table:style-name="ce6">
            <text:p>20,901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26324" table:style-name="ce6">
            <text:p>26,324<text:s/></text:p>
          </table:table-cell>
          <table:table-cell office:value-type="float" office:value="39886" table:style-name="ce6">
            <text:p>39,886<text:s/></text:p>
          </table:table-cell>
          <table:table-cell office:value-type="float" office:value="37026" table:style-name="ce6">
            <text:p>37,026<text:s/></text:p>
          </table:table-cell>
          <table:table-cell office:value-type="float" office:value="25484" table:style-name="ce6">
            <text:p>25,484<text:s/></text:p>
          </table:table-cell>
          <table:table-cell office:value-type="float" office:value="25203" table:style-name="ce6">
            <text:p>25,203<text:s/></text:p>
          </table:table-cell>
          <table:table-cell office:value-type="float" office:value="58044" table:style-name="ce6">
            <text:p>58,044<text:s/></text:p>
          </table:table-cell>
          <table:table-cell office:value-type="float" office:value="19089" table:style-name="ce6">
            <text:p>19,089<text:s/></text:p>
          </table:table-cell>
          <table:table-cell office:value-type="float" office:value="28711" table:style-name="ce6">
            <text:p>28,711<text:s/></text:p>
          </table:table-cell>
          <table:table-cell office:value-type="float" office:value="33605" table:style-name="ce6">
            <text:p>33,605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62332" table:style-name="ce6">
            <text:p>62,332<text:s/></text:p>
          </table:table-cell>
          <table:table-cell office:value-type="float" office:value="18140" table:style-name="ce6">
            <text:p>18,140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15208" table:style-name="ce6">
            <text:p>15,208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32046" table:style-name="ce6">
            <text:p>32,046<text:s/></text:p>
          </table:table-cell>
          <table:table-cell office:value-type="float" office:value="18663" table:style-name="ce6">
            <text:p>18,663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37744" table:style-name="ce6">
            <text:p>37,744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22816" table:style-name="ce6">
            <text:p>22,816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27191" table:style-name="ce6">
            <text:p>27,191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3796" table:style-name="ce6">
            <text:p>3,796<text:s/></text:p>
          </table:table-cell>
          <table:table-cell table:number-columns-repeated="16264"/>
        </table:table-row>
        <table:table-row table:style-name="ro2">
          <table:table-cell office:value-type="date" office:date-value="2020-08-25T00:00:00" table:style-name="ce5">
            <text:p>2020/8/25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14723" table:style-name="ce6">
            <text:p>14,723<text:s/></text:p>
          </table:table-cell>
          <table:table-cell office:value-type="float" office:value="44450" table:style-name="ce6">
            <text:p>44,450<text:s/></text:p>
          </table:table-cell>
          <table:table-cell office:value-type="float" office:value="44690" table:style-name="ce6">
            <text:p>44,690<text:s/></text:p>
          </table:table-cell>
          <table:table-cell office:value-type="float" office:value="26479" table:style-name="ce6">
            <text:p>26,479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7908" table:style-name="ce6">
            <text:p>17,908<text:s/></text:p>
          </table:table-cell>
          <table:table-cell office:value-type="float" office:value="16757" table:style-name="ce6">
            <text:p>16,757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27727" table:style-name="ce6">
            <text:p>27,727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6671" table:style-name="ce6">
            <text:p>16,671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15568" table:style-name="ce6">
            <text:p>15,568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26158" table:style-name="ce6">
            <text:p>26,158<text:s/></text:p>
          </table:table-cell>
          <table:table-cell office:value-type="float" office:value="17617" table:style-name="ce6">
            <text:p>17,617<text:s/></text:p>
          </table:table-cell>
          <table:table-cell office:value-type="float" office:value="33453" table:style-name="ce6">
            <text:p>33,453<text:s/></text:p>
          </table:table-cell>
          <table:table-cell office:value-type="float" office:value="23519" table:style-name="ce6">
            <text:p>23,519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35832" table:style-name="ce6">
            <text:p>35,832<text:s/></text:p>
          </table:table-cell>
          <table:table-cell office:value-type="float" office:value="26495" table:style-name="ce6">
            <text:p>26,495<text:s/></text:p>
          </table:table-cell>
          <table:table-cell office:value-type="float" office:value="25698" table:style-name="ce6">
            <text:p>25,698<text:s/></text:p>
          </table:table-cell>
          <table:table-cell office:value-type="float" office:value="19376" table:style-name="ce6">
            <text:p>19,376<text:s/></text:p>
          </table:table-cell>
          <table:table-cell office:value-type="float" office:value="25788" table:style-name="ce6">
            <text:p>25,788<text:s/></text:p>
          </table:table-cell>
          <table:table-cell office:value-type="float" office:value="134346" table:style-name="ce6">
            <text:p>134,346<text:s/></text:p>
          </table:table-cell>
          <table:table-cell office:value-type="float" office:value="42844" table:style-name="ce6">
            <text:p>42,844<text:s/></text:p>
          </table:table-cell>
          <table:table-cell office:value-type="float" office:value="23023" table:style-name="ce6">
            <text:p>23,023<text:s/></text:p>
          </table:table-cell>
          <table:table-cell office:value-type="float" office:value="22442" table:style-name="ce6">
            <text:p>22,442<text:s/></text:p>
          </table:table-cell>
          <table:table-cell office:value-type="float" office:value="26775" table:style-name="ce6">
            <text:p>26,775<text:s/></text:p>
          </table:table-cell>
          <table:table-cell office:value-type="float" office:value="25340" table:style-name="ce6">
            <text:p>25,340<text:s/></text:p>
          </table:table-cell>
          <table:table-cell office:value-type="float" office:value="26504" table:style-name="ce6">
            <text:p>26,504<text:s/></text:p>
          </table:table-cell>
          <table:table-cell office:value-type="float" office:value="23438" table:style-name="ce6">
            <text:p>23,438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30457" table:style-name="ce6">
            <text:p>30,457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30396" table:style-name="ce6">
            <text:p>30,396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21585" table:style-name="ce6">
            <text:p>21,585<text:s/></text:p>
          </table:table-cell>
          <table:table-cell office:value-type="float" office:value="22406" table:style-name="ce6">
            <text:p>22,406<text:s/></text:p>
          </table:table-cell>
          <table:table-cell office:value-type="float" office:value="28180" table:style-name="ce6">
            <text:p>28,180<text:s/></text:p>
          </table:table-cell>
          <table:table-cell office:value-type="float" office:value="41787" table:style-name="ce6">
            <text:p>41,787<text:s/></text:p>
          </table:table-cell>
          <table:table-cell office:value-type="float" office:value="38089" table:style-name="ce6">
            <text:p>38,089<text:s/></text:p>
          </table:table-cell>
          <table:table-cell office:value-type="float" office:value="26310" table:style-name="ce6">
            <text:p>26,310<text:s/></text:p>
          </table:table-cell>
          <table:table-cell office:value-type="float" office:value="26867" table:style-name="ce6">
            <text:p>26,867<text:s/></text:p>
          </table:table-cell>
          <table:table-cell office:value-type="float" office:value="61565" table:style-name="ce6">
            <text:p>61,565<text:s/></text:p>
          </table:table-cell>
          <table:table-cell office:value-type="float" office:value="19917" table:style-name="ce6">
            <text:p>19,917<text:s/></text:p>
          </table:table-cell>
          <table:table-cell office:value-type="float" office:value="29628" table:style-name="ce6">
            <text:p>29,628<text:s/></text:p>
          </table:table-cell>
          <table:table-cell office:value-type="float" office:value="36804" table:style-name="ce6">
            <text:p>36,804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65638" table:style-name="ce6">
            <text:p>65,638<text:s/></text:p>
          </table:table-cell>
          <table:table-cell office:value-type="float" office:value="19310" table:style-name="ce6">
            <text:p>19,310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19263" table:style-name="ce6">
            <text:p>19,263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29756" table:style-name="ce6">
            <text:p>29,756<text:s/></text:p>
          </table:table-cell>
          <table:table-cell office:value-type="float" office:value="19973" table:style-name="ce6">
            <text:p>19,973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40256" table:style-name="ce6">
            <text:p>40,256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9494" table:style-name="ce6">
            <text:p>9,494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16381" table:style-name="ce6">
            <text:p>16,381<text:s/></text:p>
          </table:table-cell>
          <table:table-cell office:value-type="float" office:value="28888" table:style-name="ce6">
            <text:p>28,888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3982" table:style-name="ce6">
            <text:p>3,982<text:s/></text:p>
          </table:table-cell>
          <table:table-cell table:number-columns-repeated="16264"/>
        </table:table-row>
        <table:table-row table:style-name="ro2">
          <table:table-cell office:value-type="date" office:date-value="2020-08-26T00:00:00" table:style-name="ce5">
            <text:p>2020/8/26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14587" table:style-name="ce6">
            <text:p>14,587<text:s/></text:p>
          </table:table-cell>
          <table:table-cell office:value-type="float" office:value="43975" table:style-name="ce6">
            <text:p>43,975<text:s/></text:p>
          </table:table-cell>
          <table:table-cell office:value-type="float" office:value="43194" table:style-name="ce6">
            <text:p>43,194<text:s/></text:p>
          </table:table-cell>
          <table:table-cell office:value-type="float" office:value="24804" table:style-name="ce6">
            <text:p>24,804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27724" table:style-name="ce6">
            <text:p>27,724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16260" table:style-name="ce6">
            <text:p>16,260<text:s/></text:p>
          </table:table-cell>
          <table:table-cell office:value-type="float" office:value="22958" table:style-name="ce6">
            <text:p>22,958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17105" table:style-name="ce6">
            <text:p>17,105<text:s/></text:p>
          </table:table-cell>
          <table:table-cell office:value-type="float" office:value="33425" table:style-name="ce6">
            <text:p>33,425<text:s/></text:p>
          </table:table-cell>
          <table:table-cell office:value-type="float" office:value="24571" table:style-name="ce6">
            <text:p>24,571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35642" table:style-name="ce6">
            <text:p>35,642<text:s/></text:p>
          </table:table-cell>
          <table:table-cell office:value-type="float" office:value="26577" table:style-name="ce6">
            <text:p>26,577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19511" table:style-name="ce6">
            <text:p>19,511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132521" table:style-name="ce6">
            <text:p>132,521<text:s/></text:p>
          </table:table-cell>
          <table:table-cell office:value-type="float" office:value="41386" table:style-name="ce6">
            <text:p>41,386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25767" table:style-name="ce6">
            <text:p>25,767<text:s/></text:p>
          </table:table-cell>
          <table:table-cell office:value-type="float" office:value="24611" table:style-name="ce6">
            <text:p>24,611<text:s/></text:p>
          </table:table-cell>
          <table:table-cell office:value-type="float" office:value="26174" table:style-name="ce6">
            <text:p>26,174<text:s/></text:p>
          </table:table-cell>
          <table:table-cell office:value-type="float" office:value="23363" table:style-name="ce6">
            <text:p>23,363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30441" table:style-name="ce6">
            <text:p>30,441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29025" table:style-name="ce6">
            <text:p>29,025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21609" table:style-name="ce6">
            <text:p>21,609<text:s/></text:p>
          </table:table-cell>
          <table:table-cell office:value-type="float" office:value="22412" table:style-name="ce6">
            <text:p>22,412<text:s/></text:p>
          </table:table-cell>
          <table:table-cell office:value-type="float" office:value="27393" table:style-name="ce6">
            <text:p>27,393<text:s/></text:p>
          </table:table-cell>
          <table:table-cell office:value-type="float" office:value="40715" table:style-name="ce6">
            <text:p>40,715<text:s/></text:p>
          </table:table-cell>
          <table:table-cell office:value-type="float" office:value="38171" table:style-name="ce6">
            <text:p>38,171<text:s/></text:p>
          </table:table-cell>
          <table:table-cell office:value-type="float" office:value="26243" table:style-name="ce6">
            <text:p>26,243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59605" table:style-name="ce6">
            <text:p>59,605<text:s/></text:p>
          </table:table-cell>
          <table:table-cell office:value-type="float" office:value="20121" table:style-name="ce6">
            <text:p>20,121<text:s/></text:p>
          </table:table-cell>
          <table:table-cell office:value-type="float" office:value="30320" table:style-name="ce6">
            <text:p>30,320<text:s/></text:p>
          </table:table-cell>
          <table:table-cell office:value-type="float" office:value="36186" table:style-name="ce6">
            <text:p>36,186<text:s/></text:p>
          </table:table-cell>
          <table:table-cell office:value-type="float" office:value="23260" table:style-name="ce6">
            <text:p>23,260<text:s/></text:p>
          </table:table-cell>
          <table:table-cell office:value-type="float" office:value="64442" table:style-name="ce6">
            <text:p>64,442<text:s/></text:p>
          </table:table-cell>
          <table:table-cell office:value-type="float" office:value="18988" table:style-name="ce6">
            <text:p>18,988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5162" table:style-name="ce6">
            <text:p>15,162<text:s/></text:p>
          </table:table-cell>
          <table:table-cell office:value-type="float" office:value="18469" table:style-name="ce6">
            <text:p>18,469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29006" table:style-name="ce6">
            <text:p>29,006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39343" table:style-name="ce6">
            <text:p>39,343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24713" table:style-name="ce6">
            <text:p>24,713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6647" table:style-name="ce6">
            <text:p>16,647<text:s/></text:p>
          </table:table-cell>
          <table:table-cell office:value-type="float" office:value="28779" table:style-name="ce6">
            <text:p>28,779<text:s/></text:p>
          </table:table-cell>
          <table:table-cell office:value-type="float" office:value="24039" table:style-name="ce6">
            <text:p>24,039<text:s/></text:p>
          </table:table-cell>
          <table:table-cell office:value-type="float" office:value="13500" table:style-name="ce6">
            <text:p>13,500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3810" table:style-name="ce6">
            <text:p>3,810<text:s/></text:p>
          </table:table-cell>
          <table:table-cell table:number-columns-repeated="16264"/>
        </table:table-row>
        <table:table-row table:style-name="ro2">
          <table:table-cell office:value-type="date" office:date-value="2020-08-27T00:00:00" table:style-name="ce5">
            <text:p>2020/8/27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43598" table:style-name="ce6">
            <text:p>43,598<text:s/></text:p>
          </table:table-cell>
          <table:table-cell office:value-type="float" office:value="42551" table:style-name="ce6">
            <text:p>42,551<text:s/></text:p>
          </table:table-cell>
          <table:table-cell office:value-type="float" office:value="24041" table:style-name="ce6">
            <text:p>24,041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27528" table:style-name="ce6">
            <text:p>27,528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6038" table:style-name="ce6">
            <text:p>16,038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15116" table:style-name="ce6">
            <text:p>15,116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16789" table:style-name="ce6">
            <text:p>16,789<text:s/></text:p>
          </table:table-cell>
          <table:table-cell office:value-type="float" office:value="32096" table:style-name="ce6">
            <text:p>32,096<text:s/></text:p>
          </table:table-cell>
          <table:table-cell office:value-type="float" office:value="22388" table:style-name="ce6">
            <text:p>22,388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35839" table:style-name="ce6">
            <text:p>35,839<text:s/></text:p>
          </table:table-cell>
          <table:table-cell office:value-type="float" office:value="26534" table:style-name="ce6">
            <text:p>26,534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19291" table:style-name="ce6">
            <text:p>19,291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135522" table:style-name="ce6">
            <text:p>135,522<text:s/></text:p>
          </table:table-cell>
          <table:table-cell office:value-type="float" office:value="39249" table:style-name="ce6">
            <text:p>39,249<text:s/></text:p>
          </table:table-cell>
          <table:table-cell office:value-type="float" office:value="21258" table:style-name="ce6">
            <text:p>21,258<text:s/></text:p>
          </table:table-cell>
          <table:table-cell office:value-type="float" office:value="20811" table:style-name="ce6">
            <text:p>20,811<text:s/></text:p>
          </table:table-cell>
          <table:table-cell office:value-type="float" office:value="24491" table:style-name="ce6">
            <text:p>24,491<text:s/></text:p>
          </table:table-cell>
          <table:table-cell office:value-type="float" office:value="21527" table:style-name="ce6">
            <text:p>21,527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28232" table:style-name="ce6">
            <text:p>28,232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15899" table:style-name="ce6">
            <text:p>15,899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25891" table:style-name="ce6">
            <text:p>25,891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13040" table:style-name="ce6">
            <text:p>13,040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20859" table:style-name="ce6">
            <text:p>20,859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26621" table:style-name="ce6">
            <text:p>26,621<text:s/></text:p>
          </table:table-cell>
          <table:table-cell office:value-type="float" office:value="42047" table:style-name="ce6">
            <text:p>42,047<text:s/></text:p>
          </table:table-cell>
          <table:table-cell office:value-type="float" office:value="37157" table:style-name="ce6">
            <text:p>37,157<text:s/></text:p>
          </table:table-cell>
          <table:table-cell office:value-type="float" office:value="25861" table:style-name="ce6">
            <text:p>25,861<text:s/></text:p>
          </table:table-cell>
          <table:table-cell office:value-type="float" office:value="23718" table:style-name="ce6">
            <text:p>23,718<text:s/></text:p>
          </table:table-cell>
          <table:table-cell office:value-type="float" office:value="56422" table:style-name="ce6">
            <text:p>56,422<text:s/></text:p>
          </table:table-cell>
          <table:table-cell office:value-type="float" office:value="20831" table:style-name="ce6">
            <text:p>20,831<text:s/></text:p>
          </table:table-cell>
          <table:table-cell office:value-type="float" office:value="30339" table:style-name="ce6">
            <text:p>30,339<text:s/></text:p>
          </table:table-cell>
          <table:table-cell office:value-type="float" office:value="34340" table:style-name="ce6">
            <text:p>34,340<text:s/></text:p>
          </table:table-cell>
          <table:table-cell office:value-type="float" office:value="22239" table:style-name="ce6">
            <text:p>22,239<text:s/></text:p>
          </table:table-cell>
          <table:table-cell office:value-type="float" office:value="63950" table:style-name="ce6">
            <text:p>63,950<text:s/></text:p>
          </table:table-cell>
          <table:table-cell office:value-type="float" office:value="18790" table:style-name="ce6">
            <text:p>18,790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15407" table:style-name="ce6">
            <text:p>15,407<text:s/></text:p>
          </table:table-cell>
          <table:table-cell office:value-type="float" office:value="19114" table:style-name="ce6">
            <text:p>19,114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19478" table:style-name="ce6">
            <text:p>19,478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38392" table:style-name="ce6">
            <text:p>38,392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24052" table:style-name="ce6">
            <text:p>24,052<text:s/></text:p>
          </table:table-cell>
          <table:table-cell office:value-type="float" office:value="22451" table:style-name="ce6">
            <text:p>22,451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16238" table:style-name="ce6">
            <text:p>16,238<text:s/></text:p>
          </table:table-cell>
          <table:table-cell office:value-type="float" office:value="27865" table:style-name="ce6">
            <text:p>27,865<text:s/></text:p>
          </table:table-cell>
          <table:table-cell office:value-type="float" office:value="23059" table:style-name="ce6">
            <text:p>23,059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3769" table:style-name="ce6">
            <text:p>3,769<text:s/></text:p>
          </table:table-cell>
          <table:table-cell table:number-columns-repeated="16264"/>
        </table:table-row>
        <table:table-row table:style-name="ro2">
          <table:table-cell office:value-type="date" office:date-value="2020-08-28T00:00:00" table:style-name="ce5">
            <text:p>2020/8/28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45484" table:style-name="ce6">
            <text:p>45,484<text:s/></text:p>
          </table:table-cell>
          <table:table-cell office:value-type="float" office:value="48315" table:style-name="ce6">
            <text:p>48,315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12920" table:style-name="ce6">
            <text:p>12,920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28590" table:style-name="ce6">
            <text:p>28,590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24074" table:style-name="ce6">
            <text:p>24,074<text:s/></text:p>
          </table:table-cell>
          <table:table-cell office:value-type="float" office:value="16353" table:style-name="ce6">
            <text:p>16,353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27049" table:style-name="ce6">
            <text:p>27,049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32963" table:style-name="ce6">
            <text:p>32,963<text:s/></text:p>
          </table:table-cell>
          <table:table-cell office:value-type="float" office:value="24312" table:style-name="ce6">
            <text:p>24,312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35814" table:style-name="ce6">
            <text:p>35,814<text:s/></text:p>
          </table:table-cell>
          <table:table-cell office:value-type="float" office:value="26563" table:style-name="ce6">
            <text:p>26,563<text:s/></text:p>
          </table:table-cell>
          <table:table-cell office:value-type="float" office:value="25602" table:style-name="ce6">
            <text:p>25,602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24797" table:style-name="ce6">
            <text:p>24,797<text:s/></text:p>
          </table:table-cell>
          <table:table-cell office:value-type="float" office:value="157003" table:style-name="ce6">
            <text:p>157,003<text:s/></text:p>
          </table:table-cell>
          <table:table-cell office:value-type="float" office:value="46443" table:style-name="ce6">
            <text:p>46,443<text:s/></text:p>
          </table:table-cell>
          <table:table-cell office:value-type="float" office:value="23406" table:style-name="ce6">
            <text:p>23,406<text:s/></text:p>
          </table:table-cell>
          <table:table-cell office:value-type="float" office:value="21813" table:style-name="ce6">
            <text:p>21,813<text:s/></text:p>
          </table:table-cell>
          <table:table-cell office:value-type="float" office:value="26029" table:style-name="ce6">
            <text:p>26,029<text:s/></text:p>
          </table:table-cell>
          <table:table-cell office:value-type="float" office:value="23230" table:style-name="ce6">
            <text:p>23,230<text:s/></text:p>
          </table:table-cell>
          <table:table-cell office:value-type="float" office:value="25317" table:style-name="ce6">
            <text:p>25,317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29534" table:style-name="ce6">
            <text:p>29,534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16964" table:style-name="ce6">
            <text:p>16,964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28330" table:style-name="ce6">
            <text:p>28,330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3806" table:style-name="ce6">
            <text:p>13,806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28726" table:style-name="ce6">
            <text:p>28,726<text:s/></text:p>
          </table:table-cell>
          <table:table-cell office:value-type="float" office:value="44766" table:style-name="ce6">
            <text:p>44,766<text:s/></text:p>
          </table:table-cell>
          <table:table-cell office:value-type="float" office:value="38283" table:style-name="ce6">
            <text:p>38,283<text:s/></text:p>
          </table:table-cell>
          <table:table-cell office:value-type="float" office:value="26647" table:style-name="ce6">
            <text:p>26,647<text:s/></text:p>
          </table:table-cell>
          <table:table-cell office:value-type="float" office:value="26743" table:style-name="ce6">
            <text:p>26,743<text:s/></text:p>
          </table:table-cell>
          <table:table-cell office:value-type="float" office:value="69897" table:style-name="ce6">
            <text:p>69,897<text:s/></text:p>
          </table:table-cell>
          <table:table-cell office:value-type="float" office:value="21280" table:style-name="ce6">
            <text:p>21,280<text:s/></text:p>
          </table:table-cell>
          <table:table-cell office:value-type="float" office:value="33144" table:style-name="ce6">
            <text:p>33,144<text:s/></text:p>
          </table:table-cell>
          <table:table-cell office:value-type="float" office:value="39433" table:style-name="ce6">
            <text:p>39,433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71858" table:style-name="ce6">
            <text:p>71,858<text:s/></text:p>
          </table:table-cell>
          <table:table-cell office:value-type="float" office:value="19374" table:style-name="ce6">
            <text:p>19,374<text:s/></text:p>
          </table:table-cell>
          <table:table-cell office:value-type="float" office:value="16629" table:style-name="ce6">
            <text:p>16,629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21201" table:style-name="ce6">
            <text:p>21,201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35681" table:style-name="ce6">
            <text:p>35,681<text:s/></text:p>
          </table:table-cell>
          <table:table-cell office:value-type="float" office:value="21118" table:style-name="ce6">
            <text:p>21,118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40321" table:style-name="ce6">
            <text:p>40,321<text:s/></text:p>
          </table:table-cell>
          <table:table-cell office:value-type="float" office:value="24840" table:style-name="ce6">
            <text:p>24,840<text:s/></text:p>
          </table:table-cell>
          <table:table-cell office:value-type="float" office:value="24966" table:style-name="ce6">
            <text:p>24,966<text:s/></text:p>
          </table:table-cell>
          <table:table-cell office:value-type="float" office:value="24134" table:style-name="ce6">
            <text:p>24,134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7434" table:style-name="ce6">
            <text:p>17,434<text:s/></text:p>
          </table:table-cell>
          <table:table-cell office:value-type="float" office:value="30183" table:style-name="ce6">
            <text:p>30,183<text:s/></text:p>
          </table:table-cell>
          <table:table-cell office:value-type="float" office:value="25568" table:style-name="ce6">
            <text:p>25,568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4105" table:style-name="ce6">
            <text:p>4,105<text:s/></text:p>
          </table:table-cell>
          <table:table-cell table:number-columns-repeated="16264"/>
        </table:table-row>
        <table:table-row table:style-name="ro2">
          <table:table-cell office:value-type="date" office:date-value="2020-08-29T00:00:00" table:style-name="ce5">
            <text:p>2020/8/29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23872" table:style-name="ce6">
            <text:p>23,872<text:s/></text:p>
          </table:table-cell>
          <table:table-cell office:value-type="float" office:value="42891" table:style-name="ce6">
            <text:p>42,891<text:s/></text:p>
          </table:table-cell>
          <table:table-cell office:value-type="float" office:value="16868" table:style-name="ce6">
            <text:p>16,868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17957" table:style-name="ce6">
            <text:p>17,957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6508" table:style-name="ce6">
            <text:p>16,508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25725" table:style-name="ce6">
            <text:p>25,725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25648" table:style-name="ce6">
            <text:p>25,648<text:s/></text:p>
          </table:table-cell>
          <table:table-cell office:value-type="float" office:value="17849" table:style-name="ce6">
            <text:p>17,849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29148" table:style-name="ce6">
            <text:p>29,148<text:s/></text:p>
          </table:table-cell>
          <table:table-cell office:value-type="float" office:value="20697" table:style-name="ce6">
            <text:p>20,697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142343" table:style-name="ce6">
            <text:p>142,343<text:s/></text:p>
          </table:table-cell>
          <table:table-cell office:value-type="float" office:value="45453" table:style-name="ce6">
            <text:p>45,453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24704" table:style-name="ce6">
            <text:p>24,704<text:s/></text:p>
          </table:table-cell>
          <table:table-cell office:value-type="float" office:value="24436" table:style-name="ce6">
            <text:p>24,436<text:s/></text:p>
          </table:table-cell>
          <table:table-cell office:value-type="float" office:value="23129" table:style-name="ce6">
            <text:p>23,129<text:s/></text:p>
          </table:table-cell>
          <table:table-cell office:value-type="float" office:value="18672" table:style-name="ce6">
            <text:p>18,672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21516" table:style-name="ce6">
            <text:p>21,516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29924" table:style-name="ce6">
            <text:p>29,924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11583" table:style-name="ce6">
            <text:p>11,583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14869" table:style-name="ce6">
            <text:p>14,869<text:s/></text:p>
          </table:table-cell>
          <table:table-cell office:value-type="float" office:value="25827" table:style-name="ce6">
            <text:p>25,827<text:s/></text:p>
          </table:table-cell>
          <table:table-cell office:value-type="float" office:value="39779" table:style-name="ce6">
            <text:p>39,779<text:s/></text:p>
          </table:table-cell>
          <table:table-cell office:value-type="float" office:value="29519" table:style-name="ce6">
            <text:p>29,519<text:s/></text:p>
          </table:table-cell>
          <table:table-cell office:value-type="float" office:value="21084" table:style-name="ce6">
            <text:p>21,084<text:s/></text:p>
          </table:table-cell>
          <table:table-cell office:value-type="float" office:value="25803" table:style-name="ce6">
            <text:p>25,803<text:s/></text:p>
          </table:table-cell>
          <table:table-cell office:value-type="float" office:value="69681" table:style-name="ce6">
            <text:p>69,681<text:s/></text:p>
          </table:table-cell>
          <table:table-cell office:value-type="float" office:value="14974" table:style-name="ce6">
            <text:p>14,974<text:s/></text:p>
          </table:table-cell>
          <table:table-cell office:value-type="float" office:value="30631" table:style-name="ce6">
            <text:p>30,631<text:s/></text:p>
          </table:table-cell>
          <table:table-cell office:value-type="float" office:value="32365" table:style-name="ce6">
            <text:p>32,365<text:s/></text:p>
          </table:table-cell>
          <table:table-cell office:value-type="float" office:value="18404" table:style-name="ce6">
            <text:p>18,404<text:s/></text:p>
          </table:table-cell>
          <table:table-cell office:value-type="float" office:value="56711" table:style-name="ce6">
            <text:p>56,711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29475" table:style-name="ce6">
            <text:p>29,475<text:s/></text:p>
          </table:table-cell>
          <table:table-cell office:value-type="float" office:value="13492" table:style-name="ce6">
            <text:p>13,492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39551" table:style-name="ce6">
            <text:p>39,551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16425" table:style-name="ce6">
            <text:p>16,425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17982" table:style-name="ce6">
            <text:p>17,982<text:s/></text:p>
          </table:table-cell>
          <table:table-cell office:value-type="float" office:value="12930" table:style-name="ce6">
            <text:p>12,930<text:s/></text:p>
          </table:table-cell>
          <table:table-cell office:value-type="float" office:value="19079" table:style-name="ce6">
            <text:p>19,079<text:s/></text:p>
          </table:table-cell>
          <table:table-cell office:value-type="float" office:value="21075" table:style-name="ce6">
            <text:p>21,075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3180" table:style-name="ce6">
            <text:p>3,180<text:s/></text:p>
          </table:table-cell>
          <table:table-cell table:number-columns-repeated="16264"/>
        </table:table-row>
        <table:table-row table:style-name="ro2">
          <table:table-cell office:value-type="date" office:date-value="2020-08-30T00:00:00" table:style-name="ce5">
            <text:p>2020/8/30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16943" table:style-name="ce6">
            <text:p>16,943<text:s/></text:p>
          </table:table-cell>
          <table:table-cell office:value-type="float" office:value="33552" table:style-name="ce6">
            <text:p>33,552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7771" table:style-name="ce6">
            <text:p>7,771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22239" table:style-name="ce6">
            <text:p>22,239<text:s/></text:p>
          </table:table-cell>
          <table:table-cell office:value-type="float" office:value="13002" table:style-name="ce6">
            <text:p>13,002<text:s/></text:p>
          </table:table-cell>
          <table:table-cell office:value-type="float" office:value="20368" table:style-name="ce6">
            <text:p>20,368<text:s/></text:p>
          </table:table-cell>
          <table:table-cell office:value-type="float" office:value="15179" table:style-name="ce6">
            <text:p>15,179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25578" table:style-name="ce6">
            <text:p>25,578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16788" table:style-name="ce6">
            <text:p>16,788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121983" table:style-name="ce6">
            <text:p>121,983<text:s/></text:p>
          </table:table-cell>
          <table:table-cell office:value-type="float" office:value="34950" table:style-name="ce6">
            <text:p>34,950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20764" table:style-name="ce6">
            <text:p>20,764<text:s/></text:p>
          </table:table-cell>
          <table:table-cell office:value-type="float" office:value="20044" table:style-name="ce6">
            <text:p>20,044<text:s/></text:p>
          </table:table-cell>
          <table:table-cell office:value-type="float" office:value="18613" table:style-name="ce6">
            <text:p>18,613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34679" table:style-name="ce6">
            <text:p>34,679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13924" table:style-name="ce6">
            <text:p>13,924<text:s/></text:p>
          </table:table-cell>
          <table:table-cell office:value-type="float" office:value="11959" table:style-name="ce6">
            <text:p>11,959<text:s/></text:p>
          </table:table-cell>
          <table:table-cell office:value-type="float" office:value="20247" table:style-name="ce6">
            <text:p>20,247<text:s/></text:p>
          </table:table-cell>
          <table:table-cell office:value-type="float" office:value="30841" table:style-name="ce6">
            <text:p>30,841<text:s/></text:p>
          </table:table-cell>
          <table:table-cell office:value-type="float" office:value="24328" table:style-name="ce6">
            <text:p>24,328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21707" table:style-name="ce6">
            <text:p>21,707<text:s/></text:p>
          </table:table-cell>
          <table:table-cell office:value-type="float" office:value="53034" table:style-name="ce6">
            <text:p>53,034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24582" table:style-name="ce6">
            <text:p>24,582<text:s/></text:p>
          </table:table-cell>
          <table:table-cell office:value-type="float" office:value="23604" table:style-name="ce6">
            <text:p>23,604<text:s/></text:p>
          </table:table-cell>
          <table:table-cell office:value-type="float" office:value="14468" table:style-name="ce6">
            <text:p>14,468<text:s/></text:p>
          </table:table-cell>
          <table:table-cell office:value-type="float" office:value="45120" table:style-name="ce6">
            <text:p>45,120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25583" table:style-name="ce6">
            <text:p>25,583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8043" table:style-name="ce6">
            <text:p>8,043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553" table:style-name="ce6">
            <text:p>553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2712" table:style-name="ce6">
            <text:p>2,712<text:s/></text:p>
          </table:table-cell>
          <table:table-cell table:number-columns-repeated="16264"/>
        </table:table-row>
        <table:table-row table:style-name="ro2">
          <table:table-cell office:value-type="date" office:date-value="2020-08-31T00:00:00" table:style-name="ce5">
            <text:p>2020/8/31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13786" table:style-name="ce6">
            <text:p>13,786<text:s/></text:p>
          </table:table-cell>
          <table:table-cell office:value-type="float" office:value="40823" table:style-name="ce6">
            <text:p>40,823<text:s/></text:p>
          </table:table-cell>
          <table:table-cell office:value-type="float" office:value="38721" table:style-name="ce6">
            <text:p>38,721<text:s/></text:p>
          </table:table-cell>
          <table:table-cell office:value-type="float" office:value="25756" table:style-name="ce6">
            <text:p>25,756<text:s/></text:p>
          </table:table-cell>
          <table:table-cell office:value-type="float" office:value="13002" table:style-name="ce6">
            <text:p>13,002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13024" table:style-name="ce6">
            <text:p>13,024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26912" table:style-name="ce6">
            <text:p>26,912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16229" table:style-name="ce6">
            <text:p>16,229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23835" table:style-name="ce6">
            <text:p>23,835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30806" table:style-name="ce6">
            <text:p>30,806<text:s/></text:p>
          </table:table-cell>
          <table:table-cell office:value-type="float" office:value="21880" table:style-name="ce6">
            <text:p>21,880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35592" table:style-name="ce6">
            <text:p>35,592<text:s/></text:p>
          </table:table-cell>
          <table:table-cell office:value-type="float" office:value="25540" table:style-name="ce6">
            <text:p>25,540<text:s/></text:p>
          </table:table-cell>
          <table:table-cell office:value-type="float" office:value="24982" table:style-name="ce6">
            <text:p>24,982<text:s/></text:p>
          </table:table-cell>
          <table:table-cell office:value-type="float" office:value="18872" table:style-name="ce6">
            <text:p>18,872<text:s/></text:p>
          </table:table-cell>
          <table:table-cell office:value-type="float" office:value="24394" table:style-name="ce6">
            <text:p>24,394<text:s/></text:p>
          </table:table-cell>
          <table:table-cell office:value-type="float" office:value="119232" table:style-name="ce6">
            <text:p>119,232<text:s/></text:p>
          </table:table-cell>
          <table:table-cell office:value-type="float" office:value="36204" table:style-name="ce6">
            <text:p>36,204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21361" table:style-name="ce6">
            <text:p>21,361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20306" table:style-name="ce6">
            <text:p>20,306<text:s/></text:p>
          </table:table-cell>
          <table:table-cell office:value-type="float" office:value="23155" table:style-name="ce6">
            <text:p>23,155<text:s/></text:p>
          </table:table-cell>
          <table:table-cell office:value-type="float" office:value="21357" table:style-name="ce6">
            <text:p>21,357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30583" table:style-name="ce6">
            <text:p>30,583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17471" table:style-name="ce6">
            <text:p>17,471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25914" table:style-name="ce6">
            <text:p>25,914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21271" table:style-name="ce6">
            <text:p>21,271<text:s/></text:p>
          </table:table-cell>
          <table:table-cell office:value-type="float" office:value="21869" table:style-name="ce6">
            <text:p>21,869<text:s/></text:p>
          </table:table-cell>
          <table:table-cell office:value-type="float" office:value="25518" table:style-name="ce6">
            <text:p>25,518<text:s/></text:p>
          </table:table-cell>
          <table:table-cell office:value-type="float" office:value="38002" table:style-name="ce6">
            <text:p>38,002<text:s/></text:p>
          </table:table-cell>
          <table:table-cell office:value-type="float" office:value="36479" table:style-name="ce6">
            <text:p>36,479<text:s/></text:p>
          </table:table-cell>
          <table:table-cell office:value-type="float" office:value="25555" table:style-name="ce6">
            <text:p>25,555<text:s/></text:p>
          </table:table-cell>
          <table:table-cell office:value-type="float" office:value="24375" table:style-name="ce6">
            <text:p>24,375<text:s/></text:p>
          </table:table-cell>
          <table:table-cell office:value-type="float" office:value="51711" table:style-name="ce6">
            <text:p>51,711<text:s/></text:p>
          </table:table-cell>
          <table:table-cell office:value-type="float" office:value="20689" table:style-name="ce6">
            <text:p>20,689<text:s/></text:p>
          </table:table-cell>
          <table:table-cell office:value-type="float" office:value="26534" table:style-name="ce6">
            <text:p>26,534<text:s/></text:p>
          </table:table-cell>
          <table:table-cell office:value-type="float" office:value="31802" table:style-name="ce6">
            <text:p>31,802<text:s/></text:p>
          </table:table-cell>
          <table:table-cell office:value-type="float" office:value="19709" table:style-name="ce6">
            <text:p>19,709<text:s/></text:p>
          </table:table-cell>
          <table:table-cell office:value-type="float" office:value="59068" table:style-name="ce6">
            <text:p>59,068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18506" table:style-name="ce6">
            <text:p>18,506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29329" table:style-name="ce6">
            <text:p>29,329<text:s/></text:p>
          </table:table-cell>
          <table:table-cell office:value-type="float" office:value="18592" table:style-name="ce6">
            <text:p>18,592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37514" table:style-name="ce6">
            <text:p>37,514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22114" table:style-name="ce6">
            <text:p>22,114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16694" table:style-name="ce6">
            <text:p>16,694<text:s/></text:p>
          </table:table-cell>
          <table:table-cell office:value-type="float" office:value="27375" table:style-name="ce6">
            <text:p>27,375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13432" table:style-name="ce6">
            <text:p>13,432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3672" table:style-name="ce6">
            <text:p>3,672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6553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8-01T00:00:00" table:style-name="ce5">
            <text:p>2020/8/1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47526" table:style-name="ce6">
            <text:p>47,526<text:s/></text:p>
          </table:table-cell>
          <table:table-cell office:value-type="float" office:value="17069" table:style-name="ce6">
            <text:p>17,069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38946" table:style-name="ce6">
            <text:p>38,946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26341" table:style-name="ce6">
            <text:p>26,341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26764" table:style-name="ce6">
            <text:p>26,764<text:s/></text:p>
          </table:table-cell>
          <table:table-cell office:value-type="float" office:value="17042" table:style-name="ce6">
            <text:p>17,042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30433" table:style-name="ce6">
            <text:p>30,433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17289" table:style-name="ce6">
            <text:p>17,289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153802" table:style-name="ce6">
            <text:p>153,802<text:s/></text:p>
          </table:table-cell>
          <table:table-cell office:value-type="float" office:value="42577" table:style-name="ce6">
            <text:p>42,577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17309" table:style-name="ce6">
            <text:p>17,309<text:s/></text:p>
          </table:table-cell>
          <table:table-cell office:value-type="float" office:value="25024" table:style-name="ce6">
            <text:p>25,024<text:s/></text:p>
          </table:table-cell>
          <table:table-cell office:value-type="float" office:value="27003" table:style-name="ce6">
            <text:p>27,003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21792" table:style-name="ce6">
            <text:p>21,792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33503" table:style-name="ce6">
            <text:p>33,503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16988" table:style-name="ce6">
            <text:p>16,988<text:s/></text:p>
          </table:table-cell>
          <table:table-cell office:value-type="float" office:value="29620" table:style-name="ce6">
            <text:p>29,620<text:s/></text:p>
          </table:table-cell>
          <table:table-cell office:value-type="float" office:value="35818" table:style-name="ce6">
            <text:p>35,818<text:s/></text:p>
          </table:table-cell>
          <table:table-cell office:value-type="float" office:value="31600" table:style-name="ce6">
            <text:p>31,600<text:s/></text:p>
          </table:table-cell>
          <table:table-cell office:value-type="float" office:value="20864" table:style-name="ce6">
            <text:p>20,864<text:s/></text:p>
          </table:table-cell>
          <table:table-cell office:value-type="float" office:value="26459" table:style-name="ce6">
            <text:p>26,459<text:s/></text:p>
          </table:table-cell>
          <table:table-cell office:value-type="float" office:value="67842" table:style-name="ce6">
            <text:p>67,842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30481" table:style-name="ce6">
            <text:p>30,481<text:s/></text:p>
          </table:table-cell>
          <table:table-cell office:value-type="float" office:value="30318" table:style-name="ce6">
            <text:p>30,318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59714" table:style-name="ce6">
            <text:p>59,714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14917" table:style-name="ce6">
            <text:p>14,917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40891" table:style-name="ce6">
            <text:p>40,891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17928" table:style-name="ce6">
            <text:p>17,928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19109" table:style-name="ce6">
            <text:p>19,109<text:s/></text:p>
          </table:table-cell>
          <table:table-cell office:value-type="float" office:value="21067" table:style-name="ce6">
            <text:p>21,067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485" table:style-name="ce6">
            <text:p>485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3603" table:style-name="ce6">
            <text:p>3,603<text:s/></text:p>
          </table:table-cell>
          <table:table-cell table:number-columns-repeated="16264"/>
        </table:table-row>
        <table:table-row table:style-name="ro2">
          <table:table-cell office:value-type="date" office:date-value="2020-08-02T00:00:00" table:style-name="ce5">
            <text:p>2020/8/2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16552" table:style-name="ce6">
            <text:p>16,552<text:s/></text:p>
          </table:table-cell>
          <table:table-cell office:value-type="float" office:value="35569" table:style-name="ce6">
            <text:p>35,569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30580" table:style-name="ce6">
            <text:p>30,580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20320" table:style-name="ce6">
            <text:p>20,320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17033" table:style-name="ce6">
            <text:p>17,033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41443" table:style-name="ce6">
            <text:p>141,443<text:s/></text:p>
          </table:table-cell>
          <table:table-cell office:value-type="float" office:value="33929" table:style-name="ce6">
            <text:p>33,929<text:s/></text:p>
          </table:table-cell>
          <table:table-cell office:value-type="float" office:value="11989" table:style-name="ce6">
            <text:p>11,989<text:s/></text:p>
          </table:table-cell>
          <table:table-cell office:value-type="float" office:value="15024" table:style-name="ce6">
            <text:p>15,024<text:s/></text:p>
          </table:table-cell>
          <table:table-cell office:value-type="float" office:value="21325" table:style-name="ce6">
            <text:p>21,325<text:s/></text:p>
          </table:table-cell>
          <table:table-cell office:value-type="float" office:value="20530" table:style-name="ce6">
            <text:p>20,530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16076" table:style-name="ce6">
            <text:p>16,076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28599" table:style-name="ce6">
            <text:p>28,599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31064" table:style-name="ce6">
            <text:p>31,064<text:s/></text:p>
          </table:table-cell>
          <table:table-cell office:value-type="float" office:value="25403" table:style-name="ce6">
            <text:p>25,403<text:s/></text:p>
          </table:table-cell>
          <table:table-cell office:value-type="float" office:value="16958" table:style-name="ce6">
            <text:p>16,958<text:s/></text:p>
          </table:table-cell>
          <table:table-cell office:value-type="float" office:value="21854" table:style-name="ce6">
            <text:p>21,854<text:s/></text:p>
          </table:table-cell>
          <table:table-cell office:value-type="float" office:value="55357" table:style-name="ce6">
            <text:p>55,357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23752" table:style-name="ce6">
            <text:p>23,752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48358" table:style-name="ce6">
            <text:p>48,358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33215" table:style-name="ce6">
            <text:p>33,215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390" table:style-name="ce6">
            <text:p>390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3254" table:style-name="ce6">
            <text:p>3,254<text:s/></text:p>
          </table:table-cell>
          <table:table-cell table:number-columns-repeated="16264"/>
        </table:table-row>
        <table:table-row table:style-name="ro2">
          <table:table-cell office:value-type="date" office:date-value="2020-08-03T00:00:00" table:style-name="ce5">
            <text:p>2020/8/3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38511" table:style-name="ce6">
            <text:p>38,511<text:s/></text:p>
          </table:table-cell>
          <table:table-cell office:value-type="float" office:value="35930" table:style-name="ce6">
            <text:p>35,930<text:s/></text:p>
          </table:table-cell>
          <table:table-cell office:value-type="float" office:value="22167" table:style-name="ce6">
            <text:p>22,167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16411" table:style-name="ce6">
            <text:p>16,411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26424" table:style-name="ce6">
            <text:p>26,424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21610" table:style-name="ce6">
            <text:p>21,610<text:s/></text:p>
          </table:table-cell>
          <table:table-cell office:value-type="float" office:value="13502" table:style-name="ce6">
            <text:p>13,502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22040" table:style-name="ce6">
            <text:p>22,040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30239" table:style-name="ce6">
            <text:p>30,239<text:s/></text:p>
          </table:table-cell>
          <table:table-cell office:value-type="float" office:value="20649" table:style-name="ce6">
            <text:p>20,649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31362" table:style-name="ce6">
            <text:p>31,362<text:s/></text:p>
          </table:table-cell>
          <table:table-cell office:value-type="float" office:value="23465" table:style-name="ce6">
            <text:p>23,465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18621" table:style-name="ce6">
            <text:p>18,621<text:s/></text:p>
          </table:table-cell>
          <table:table-cell office:value-type="float" office:value="23290" table:style-name="ce6">
            <text:p>23,290<text:s/></text:p>
          </table:table-cell>
          <table:table-cell office:value-type="float" office:value="122693" table:style-name="ce6">
            <text:p>122,693<text:s/></text:p>
          </table:table-cell>
          <table:table-cell office:value-type="float" office:value="31488" table:style-name="ce6">
            <text:p>31,488<text:s/></text:p>
          </table:table-cell>
          <table:table-cell office:value-type="float" office:value="19127" table:style-name="ce6">
            <text:p>19,127<text:s/></text:p>
          </table:table-cell>
          <table:table-cell office:value-type="float" office:value="19941" table:style-name="ce6">
            <text:p>19,941<text:s/></text:p>
          </table:table-cell>
          <table:table-cell office:value-type="float" office:value="20117" table:style-name="ce6">
            <text:p>20,117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19221" table:style-name="ce6">
            <text:p>19,221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23749" table:style-name="ce6">
            <text:p>23,749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9033" table:style-name="ce6">
            <text:p>19,033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26247" table:style-name="ce6">
            <text:p>26,247<text:s/></text:p>
          </table:table-cell>
          <table:table-cell office:value-type="float" office:value="33445" table:style-name="ce6">
            <text:p>33,445<text:s/></text:p>
          </table:table-cell>
          <table:table-cell office:value-type="float" office:value="34997" table:style-name="ce6">
            <text:p>34,997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22159" table:style-name="ce6">
            <text:p>22,159<text:s/></text:p>
          </table:table-cell>
          <table:table-cell office:value-type="float" office:value="47474" table:style-name="ce6">
            <text:p>47,474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26089" table:style-name="ce6">
            <text:p>26,089<text:s/></text:p>
          </table:table-cell>
          <table:table-cell office:value-type="float" office:value="28207" table:style-name="ce6">
            <text:p>28,207<text:s/></text:p>
          </table:table-cell>
          <table:table-cell office:value-type="float" office:value="17830" table:style-name="ce6">
            <text:p>17,830<text:s/></text:p>
          </table:table-cell>
          <table:table-cell office:value-type="float" office:value="55033" table:style-name="ce6">
            <text:p>55,033<text:s/></text:p>
          </table:table-cell>
          <table:table-cell office:value-type="float" office:value="17464" table:style-name="ce6">
            <text:p>17,464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6681" table:style-name="ce6">
            <text:p>16,681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30373" table:style-name="ce6">
            <text:p>30,373<text:s/></text:p>
          </table:table-cell>
          <table:table-cell office:value-type="float" office:value="16683" table:style-name="ce6">
            <text:p>16,683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35386" table:style-name="ce6">
            <text:p>35,386<text:s/></text:p>
          </table:table-cell>
          <table:table-cell office:value-type="float" office:value="20602" table:style-name="ce6">
            <text:p>20,602<text:s/></text:p>
          </table:table-cell>
          <table:table-cell office:value-type="float" office:value="21680" table:style-name="ce6">
            <text:p>21,680<text:s/></text:p>
          </table:table-cell>
          <table:table-cell office:value-type="float" office:value="21512" table:style-name="ce6">
            <text:p>21,512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25630" table:style-name="ce6">
            <text:p>25,630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693" table:style-name="ce6">
            <text:p>693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3530" table:style-name="ce6">
            <text:p>3,530<text:s/></text:p>
          </table:table-cell>
          <table:table-cell table:number-columns-repeated="16264"/>
        </table:table-row>
        <table:table-row table:style-name="ro2">
          <table:table-cell office:value-type="date" office:date-value="2020-08-04T00:00:00" table:style-name="ce5">
            <text:p>2020/8/4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14566" table:style-name="ce6">
            <text:p>14,566<text:s/></text:p>
          </table:table-cell>
          <table:table-cell office:value-type="float" office:value="41501" table:style-name="ce6">
            <text:p>41,501<text:s/></text:p>
          </table:table-cell>
          <table:table-cell office:value-type="float" office:value="42083" table:style-name="ce6">
            <text:p>42,083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28810" table:style-name="ce6">
            <text:p>28,810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23255" table:style-name="ce6">
            <text:p>23,255<text:s/></text:p>
          </table:table-cell>
          <table:table-cell office:value-type="float" office:value="15154" table:style-name="ce6">
            <text:p>15,154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17188" table:style-name="ce6">
            <text:p>17,188<text:s/></text:p>
          </table:table-cell>
          <table:table-cell office:value-type="float" office:value="33951" table:style-name="ce6">
            <text:p>33,951<text:s/></text:p>
          </table:table-cell>
          <table:table-cell office:value-type="float" office:value="24327" table:style-name="ce6">
            <text:p>24,327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34337" table:style-name="ce6">
            <text:p>34,337<text:s/></text:p>
          </table:table-cell>
          <table:table-cell office:value-type="float" office:value="25614" table:style-name="ce6">
            <text:p>25,614<text:s/></text:p>
          </table:table-cell>
          <table:table-cell office:value-type="float" office:value="26041" table:style-name="ce6">
            <text:p>26,041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125411" table:style-name="ce6">
            <text:p>125,411<text:s/></text:p>
          </table:table-cell>
          <table:table-cell office:value-type="float" office:value="37934" table:style-name="ce6">
            <text:p>37,934<text:s/></text:p>
          </table:table-cell>
          <table:table-cell office:value-type="float" office:value="20615" table:style-name="ce6">
            <text:p>20,615<text:s/></text:p>
          </table:table-cell>
          <table:table-cell office:value-type="float" office:value="22273" table:style-name="ce6">
            <text:p>22,273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23847" table:style-name="ce6">
            <text:p>23,847<text:s/></text:p>
          </table:table-cell>
          <table:table-cell office:value-type="float" office:value="22596" table:style-name="ce6">
            <text:p>22,596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29050" table:style-name="ce6">
            <text:p>29,050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16288" table:style-name="ce6">
            <text:p>16,288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27780" table:style-name="ce6">
            <text:p>27,780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20813" table:style-name="ce6">
            <text:p>20,813<text:s/></text:p>
          </table:table-cell>
          <table:table-cell office:value-type="float" office:value="24515" table:style-name="ce6">
            <text:p>24,515<text:s/></text:p>
          </table:table-cell>
          <table:table-cell office:value-type="float" office:value="30304" table:style-name="ce6">
            <text:p>30,304<text:s/></text:p>
          </table:table-cell>
          <table:table-cell office:value-type="float" office:value="35192" table:style-name="ce6">
            <text:p>35,192<text:s/></text:p>
          </table:table-cell>
          <table:table-cell office:value-type="float" office:value="38335" table:style-name="ce6">
            <text:p>38,335<text:s/></text:p>
          </table:table-cell>
          <table:table-cell office:value-type="float" office:value="25305" table:style-name="ce6">
            <text:p>25,305<text:s/></text:p>
          </table:table-cell>
          <table:table-cell office:value-type="float" office:value="26417" table:style-name="ce6">
            <text:p>26,417<text:s/></text:p>
          </table:table-cell>
          <table:table-cell office:value-type="float" office:value="54962" table:style-name="ce6">
            <text:p>54,962<text:s/></text:p>
          </table:table-cell>
          <table:table-cell office:value-type="float" office:value="20138" table:style-name="ce6">
            <text:p>20,138<text:s/></text:p>
          </table:table-cell>
          <table:table-cell office:value-type="float" office:value="29906" table:style-name="ce6">
            <text:p>29,906<text:s/></text:p>
          </table:table-cell>
          <table:table-cell office:value-type="float" office:value="32627" table:style-name="ce6">
            <text:p>32,627<text:s/></text:p>
          </table:table-cell>
          <table:table-cell office:value-type="float" office:value="19803" table:style-name="ce6">
            <text:p>19,803<text:s/></text:p>
          </table:table-cell>
          <table:table-cell office:value-type="float" office:value="58421" table:style-name="ce6">
            <text:p>58,421<text:s/></text:p>
          </table:table-cell>
          <table:table-cell office:value-type="float" office:value="19573" table:style-name="ce6">
            <text:p>19,573<text:s/></text:p>
          </table:table-cell>
          <table:table-cell office:value-type="float" office:value="15978" table:style-name="ce6">
            <text:p>15,978<text:s/></text:p>
          </table:table-cell>
          <table:table-cell office:value-type="float" office:value="14727" table:style-name="ce6">
            <text:p>14,727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25866" table:style-name="ce6">
            <text:p>25,866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8060" table:style-name="ce6">
            <text:p>8,060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37538" table:style-name="ce6">
            <text:p>37,538<text:s/></text:p>
          </table:table-cell>
          <table:table-cell office:value-type="float" office:value="21792" table:style-name="ce6">
            <text:p>21,792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23227" table:style-name="ce6">
            <text:p>23,227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16523" table:style-name="ce6">
            <text:p>16,523<text:s/></text:p>
          </table:table-cell>
          <table:table-cell office:value-type="float" office:value="28800" table:style-name="ce6">
            <text:p>28,800<text:s/></text:p>
          </table:table-cell>
          <table:table-cell office:value-type="float" office:value="22787" table:style-name="ce6">
            <text:p>22,787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3813" table:style-name="ce6">
            <text:p>3,813<text:s/></text:p>
          </table:table-cell>
          <table:table-cell table:number-columns-repeated="16264"/>
        </table:table-row>
        <table:table-row table:style-name="ro2">
          <table:table-cell office:value-type="date" office:date-value="2020-08-05T00:00:00" table:style-name="ce5">
            <text:p>2020/8/5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14823" table:style-name="ce6">
            <text:p>14,823<text:s/></text:p>
          </table:table-cell>
          <table:table-cell office:value-type="float" office:value="42032" table:style-name="ce6">
            <text:p>42,032<text:s/></text:p>
          </table:table-cell>
          <table:table-cell office:value-type="float" office:value="43669" table:style-name="ce6">
            <text:p>43,669<text:s/></text:p>
          </table:table-cell>
          <table:table-cell office:value-type="float" office:value="24088" table:style-name="ce6">
            <text:p>24,088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17247" table:style-name="ce6">
            <text:p>17,247<text:s/></text:p>
          </table:table-cell>
          <table:table-cell office:value-type="float" office:value="17050" table:style-name="ce6">
            <text:p>17,050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29648" table:style-name="ce6">
            <text:p>29,648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23729" table:style-name="ce6">
            <text:p>23,729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25690" table:style-name="ce6">
            <text:p>25,690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34192" table:style-name="ce6">
            <text:p>34,192<text:s/></text:p>
          </table:table-cell>
          <table:table-cell office:value-type="float" office:value="24621" table:style-name="ce6">
            <text:p>24,621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34907" table:style-name="ce6">
            <text:p>34,907<text:s/></text:p>
          </table:table-cell>
          <table:table-cell office:value-type="float" office:value="26282" table:style-name="ce6">
            <text:p>26,282<text:s/></text:p>
          </table:table-cell>
          <table:table-cell office:value-type="float" office:value="26674" table:style-name="ce6">
            <text:p>26,674<text:s/></text:p>
          </table:table-cell>
          <table:table-cell office:value-type="float" office:value="20639" table:style-name="ce6">
            <text:p>20,639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129814" table:style-name="ce6">
            <text:p>129,814<text:s/></text:p>
          </table:table-cell>
          <table:table-cell office:value-type="float" office:value="39473" table:style-name="ce6">
            <text:p>39,473<text:s/></text:p>
          </table:table-cell>
          <table:table-cell office:value-type="float" office:value="21309" table:style-name="ce6">
            <text:p>21,309<text:s/></text:p>
          </table:table-cell>
          <table:table-cell office:value-type="float" office:value="23052" table:style-name="ce6">
            <text:p>23,052<text:s/></text:p>
          </table:table-cell>
          <table:table-cell office:value-type="float" office:value="25682" table:style-name="ce6">
            <text:p>25,682<text:s/></text:p>
          </table:table-cell>
          <table:table-cell office:value-type="float" office:value="24123" table:style-name="ce6">
            <text:p>24,123<text:s/></text:p>
          </table:table-cell>
          <table:table-cell office:value-type="float" office:value="24915" table:style-name="ce6">
            <text:p>24,915<text:s/></text:p>
          </table:table-cell>
          <table:table-cell office:value-type="float" office:value="23104" table:style-name="ce6">
            <text:p>23,104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29775" table:style-name="ce6">
            <text:p>29,775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30080" table:style-name="ce6">
            <text:p>30,080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21461" table:style-name="ce6">
            <text:p>21,461<text:s/></text:p>
          </table:table-cell>
          <table:table-cell office:value-type="float" office:value="25222" table:style-name="ce6">
            <text:p>25,222<text:s/></text:p>
          </table:table-cell>
          <table:table-cell office:value-type="float" office:value="30913" table:style-name="ce6">
            <text:p>30,913<text:s/></text:p>
          </table:table-cell>
          <table:table-cell office:value-type="float" office:value="36294" table:style-name="ce6">
            <text:p>36,294<text:s/></text:p>
          </table:table-cell>
          <table:table-cell office:value-type="float" office:value="39090" table:style-name="ce6">
            <text:p>39,090<text:s/></text:p>
          </table:table-cell>
          <table:table-cell office:value-type="float" office:value="25920" table:style-name="ce6">
            <text:p>25,920<text:s/></text:p>
          </table:table-cell>
          <table:table-cell office:value-type="float" office:value="26828" table:style-name="ce6">
            <text:p>26,828<text:s/></text:p>
          </table:table-cell>
          <table:table-cell office:value-type="float" office:value="59033" table:style-name="ce6">
            <text:p>59,033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30595" table:style-name="ce6">
            <text:p>30,595<text:s/></text:p>
          </table:table-cell>
          <table:table-cell office:value-type="float" office:value="34009" table:style-name="ce6">
            <text:p>34,009<text:s/></text:p>
          </table:table-cell>
          <table:table-cell office:value-type="float" office:value="20657" table:style-name="ce6">
            <text:p>20,657<text:s/></text:p>
          </table:table-cell>
          <table:table-cell office:value-type="float" office:value="61067" table:style-name="ce6">
            <text:p>61,067<text:s/></text:p>
          </table:table-cell>
          <table:table-cell office:value-type="float" office:value="19808" table:style-name="ce6">
            <text:p>19,808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5064" table:style-name="ce6">
            <text:p>15,064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14811" table:style-name="ce6">
            <text:p>14,811<text:s/></text:p>
          </table:table-cell>
          <table:table-cell office:value-type="float" office:value="26510" table:style-name="ce6">
            <text:p>26,510<text:s/></text:p>
          </table:table-cell>
          <table:table-cell office:value-type="float" office:value="18769" table:style-name="ce6">
            <text:p>18,769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37411" table:style-name="ce6">
            <text:p>37,411<text:s/></text:p>
          </table:table-cell>
          <table:table-cell office:value-type="float" office:value="23107" table:style-name="ce6">
            <text:p>23,107<text:s/></text:p>
          </table:table-cell>
          <table:table-cell office:value-type="float" office:value="23470" table:style-name="ce6">
            <text:p>23,470<text:s/></text:p>
          </table:table-cell>
          <table:table-cell office:value-type="float" office:value="23876" table:style-name="ce6">
            <text:p>23,876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16688" table:style-name="ce6">
            <text:p>16,688<text:s/></text:p>
          </table:table-cell>
          <table:table-cell office:value-type="float" office:value="28912" table:style-name="ce6">
            <text:p>28,912<text:s/></text:p>
          </table:table-cell>
          <table:table-cell office:value-type="float" office:value="23598" table:style-name="ce6">
            <text:p>23,598<text:s/></text:p>
          </table:table-cell>
          <table:table-cell office:value-type="float" office:value="14870" table:style-name="ce6">
            <text:p>14,870<text:s/></text:p>
          </table:table-cell>
          <table:table-cell office:value-type="float" office:value="11731" table:style-name="ce6">
            <text:p>11,731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3937" table:style-name="ce6">
            <text:p>3,937<text:s/></text:p>
          </table:table-cell>
          <table:table-cell table:number-columns-repeated="16264"/>
        </table:table-row>
        <table:table-row table:style-name="ro2">
          <table:table-cell office:value-type="date" office:date-value="2020-08-06T00:00:00" table:style-name="ce5">
            <text:p>2020/8/6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14897" table:style-name="ce6">
            <text:p>14,897<text:s/></text:p>
          </table:table-cell>
          <table:table-cell office:value-type="float" office:value="42004" table:style-name="ce6">
            <text:p>42,004<text:s/></text:p>
          </table:table-cell>
          <table:table-cell office:value-type="float" office:value="44606" table:style-name="ce6">
            <text:p>44,606<text:s/></text:p>
          </table:table-cell>
          <table:table-cell office:value-type="float" office:value="24259" table:style-name="ce6">
            <text:p>24,259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17045" table:style-name="ce6">
            <text:p>17,045<text:s/></text:p>
          </table:table-cell>
          <table:table-cell office:value-type="float" office:value="17008" table:style-name="ce6">
            <text:p>17,008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29660" table:style-name="ce6">
            <text:p>29,660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16854" table:style-name="ce6">
            <text:p>16,854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15927" table:style-name="ce6">
            <text:p>15,927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26549" table:style-name="ce6">
            <text:p>26,549<text:s/></text:p>
          </table:table-cell>
          <table:table-cell office:value-type="float" office:value="17985" table:style-name="ce6">
            <text:p>17,985<text:s/></text:p>
          </table:table-cell>
          <table:table-cell office:value-type="float" office:value="34413" table:style-name="ce6">
            <text:p>34,413<text:s/></text:p>
          </table:table-cell>
          <table:table-cell office:value-type="float" office:value="24942" table:style-name="ce6">
            <text:p>24,942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35206" table:style-name="ce6">
            <text:p>35,206<text:s/></text:p>
          </table:table-cell>
          <table:table-cell office:value-type="float" office:value="26370" table:style-name="ce6">
            <text:p>26,370<text:s/></text:p>
          </table:table-cell>
          <table:table-cell office:value-type="float" office:value="26715" table:style-name="ce6">
            <text:p>26,715<text:s/></text:p>
          </table:table-cell>
          <table:table-cell office:value-type="float" office:value="20732" table:style-name="ce6">
            <text:p>20,732<text:s/></text:p>
          </table:table-cell>
          <table:table-cell office:value-type="float" office:value="25388" table:style-name="ce6">
            <text:p>25,388<text:s/></text:p>
          </table:table-cell>
          <table:table-cell office:value-type="float" office:value="133169" table:style-name="ce6">
            <text:p>133,169<text:s/></text:p>
          </table:table-cell>
          <table:table-cell office:value-type="float" office:value="41158" table:style-name="ce6">
            <text:p>41,158<text:s/></text:p>
          </table:table-cell>
          <table:table-cell office:value-type="float" office:value="21141" table:style-name="ce6">
            <text:p>21,141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26566" table:style-name="ce6">
            <text:p>26,566<text:s/></text:p>
          </table:table-cell>
          <table:table-cell office:value-type="float" office:value="25418" table:style-name="ce6">
            <text:p>25,418<text:s/></text:p>
          </table:table-cell>
          <table:table-cell office:value-type="float" office:value="25456" table:style-name="ce6">
            <text:p>25,456<text:s/></text:p>
          </table:table-cell>
          <table:table-cell office:value-type="float" office:value="23141" table:style-name="ce6">
            <text:p>23,141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29731" table:style-name="ce6">
            <text:p>29,731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7033" table:style-name="ce6">
            <text:p>17,033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11959" table:style-name="ce6">
            <text:p>11,959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31408" table:style-name="ce6">
            <text:p>31,408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2976" table:style-name="ce6">
            <text:p>12,976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21802" table:style-name="ce6">
            <text:p>21,802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31188" table:style-name="ce6">
            <text:p>31,188<text:s/></text:p>
          </table:table-cell>
          <table:table-cell office:value-type="float" office:value="37105" table:style-name="ce6">
            <text:p>37,105<text:s/></text:p>
          </table:table-cell>
          <table:table-cell office:value-type="float" office:value="39481" table:style-name="ce6">
            <text:p>39,481<text:s/></text:p>
          </table:table-cell>
          <table:table-cell office:value-type="float" office:value="26393" table:style-name="ce6">
            <text:p>26,393<text:s/></text:p>
          </table:table-cell>
          <table:table-cell office:value-type="float" office:value="26975" table:style-name="ce6">
            <text:p>26,975<text:s/></text:p>
          </table:table-cell>
          <table:table-cell office:value-type="float" office:value="59118" table:style-name="ce6">
            <text:p>59,118<text:s/></text:p>
          </table:table-cell>
          <table:table-cell office:value-type="float" office:value="20023" table:style-name="ce6">
            <text:p>20,023<text:s/></text:p>
          </table:table-cell>
          <table:table-cell office:value-type="float" office:value="30708" table:style-name="ce6">
            <text:p>30,708<text:s/></text:p>
          </table:table-cell>
          <table:table-cell office:value-type="float" office:value="34706" table:style-name="ce6">
            <text:p>34,706<text:s/></text:p>
          </table:table-cell>
          <table:table-cell office:value-type="float" office:value="20891" table:style-name="ce6">
            <text:p>20,891<text:s/></text:p>
          </table:table-cell>
          <table:table-cell office:value-type="float" office:value="61844" table:style-name="ce6">
            <text:p>61,844<text:s/></text:p>
          </table:table-cell>
          <table:table-cell office:value-type="float" office:value="19624" table:style-name="ce6">
            <text:p>19,624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27244" table:style-name="ce6">
            <text:p>27,244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38088" table:style-name="ce6">
            <text:p>38,088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24192" table:style-name="ce6">
            <text:p>24,192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28721" table:style-name="ce6">
            <text:p>28,721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4007" table:style-name="ce6">
            <text:p>4,007<text:s/></text:p>
          </table:table-cell>
          <table:table-cell table:number-columns-repeated="16264"/>
        </table:table-row>
        <table:table-row table:style-name="ro2">
          <table:table-cell office:value-type="date" office:date-value="2020-08-07T00:00:00" table:style-name="ce5">
            <text:p>2020/8/7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42658" table:style-name="ce6">
            <text:p>42,658<text:s/></text:p>
          </table:table-cell>
          <table:table-cell office:value-type="float" office:value="49536" table:style-name="ce6">
            <text:p>49,536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14934" table:style-name="ce6">
            <text:p>14,934<text:s/></text:p>
          </table:table-cell>
          <table:table-cell office:value-type="float" office:value="11980" table:style-name="ce6">
            <text:p>11,980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17327" table:style-name="ce6">
            <text:p>17,327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30408" table:style-name="ce6">
            <text:p>30,408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17704" table:style-name="ce6">
            <text:p>17,704<text:s/></text:p>
          </table:table-cell>
          <table:table-cell office:value-type="float" office:value="24876" table:style-name="ce6">
            <text:p>24,876<text:s/></text:p>
          </table:table-cell>
          <table:table-cell office:value-type="float" office:value="16492" table:style-name="ce6">
            <text:p>16,492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28779" table:style-name="ce6">
            <text:p>28,779<text:s/></text:p>
          </table:table-cell>
          <table:table-cell office:value-type="float" office:value="18907" table:style-name="ce6">
            <text:p>18,907<text:s/></text:p>
          </table:table-cell>
          <table:table-cell office:value-type="float" office:value="35590" table:style-name="ce6">
            <text:p>35,590<text:s/></text:p>
          </table:table-cell>
          <table:table-cell office:value-type="float" office:value="25613" table:style-name="ce6">
            <text:p>25,613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36752" table:style-name="ce6">
            <text:p>36,752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24618" table:style-name="ce6">
            <text:p>24,618<text:s/></text:p>
          </table:table-cell>
          <table:table-cell office:value-type="float" office:value="150558" table:style-name="ce6">
            <text:p>150,558<text:s/></text:p>
          </table:table-cell>
          <table:table-cell office:value-type="float" office:value="44559" table:style-name="ce6">
            <text:p>44,559<text:s/></text:p>
          </table:table-cell>
          <table:table-cell office:value-type="float" office:value="21585" table:style-name="ce6">
            <text:p>21,585<text:s/></text:p>
          </table:table-cell>
          <table:table-cell office:value-type="float" office:value="23570" table:style-name="ce6">
            <text:p>23,570<text:s/></text:p>
          </table:table-cell>
          <table:table-cell office:value-type="float" office:value="26523" table:style-name="ce6">
            <text:p>26,523<text:s/></text:p>
          </table:table-cell>
          <table:table-cell office:value-type="float" office:value="26618" table:style-name="ce6">
            <text:p>26,618<text:s/></text:p>
          </table:table-cell>
          <table:table-cell office:value-type="float" office:value="26954" table:style-name="ce6">
            <text:p>26,954<text:s/></text:p>
          </table:table-cell>
          <table:table-cell office:value-type="float" office:value="24620" table:style-name="ce6">
            <text:p>24,620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29829" table:style-name="ce6">
            <text:p>29,829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18034" table:style-name="ce6">
            <text:p>18,034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32770" table:style-name="ce6">
            <text:p>32,770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25400" table:style-name="ce6">
            <text:p>25,400<text:s/></text:p>
          </table:table-cell>
          <table:table-cell office:value-type="float" office:value="32243" table:style-name="ce6">
            <text:p>32,243<text:s/></text:p>
          </table:table-cell>
          <table:table-cell office:value-type="float" office:value="40557" table:style-name="ce6">
            <text:p>40,557<text:s/></text:p>
          </table:table-cell>
          <table:table-cell office:value-type="float" office:value="41111" table:style-name="ce6">
            <text:p>41,111<text:s/></text:p>
          </table:table-cell>
          <table:table-cell office:value-type="float" office:value="26954" table:style-name="ce6">
            <text:p>26,954<text:s/></text:p>
          </table:table-cell>
          <table:table-cell office:value-type="float" office:value="28497" table:style-name="ce6">
            <text:p>28,497<text:s/></text:p>
          </table:table-cell>
          <table:table-cell office:value-type="float" office:value="64243" table:style-name="ce6">
            <text:p>64,243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33140" table:style-name="ce6">
            <text:p>33,140<text:s/></text:p>
          </table:table-cell>
          <table:table-cell office:value-type="float" office:value="37512" table:style-name="ce6">
            <text:p>37,512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68012" table:style-name="ce6">
            <text:p>68,012<text:s/></text:p>
          </table:table-cell>
          <table:table-cell office:value-type="float" office:value="20677" table:style-name="ce6">
            <text:p>20,677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15731" table:style-name="ce6">
            <text:p>15,731<text:s/></text:p>
          </table:table-cell>
          <table:table-cell office:value-type="float" office:value="20002" table:style-name="ce6">
            <text:p>20,002<text:s/></text:p>
          </table:table-cell>
          <table:table-cell office:value-type="float" office:value="15301" table:style-name="ce6">
            <text:p>15,301<text:s/></text:p>
          </table:table-cell>
          <table:table-cell office:value-type="float" office:value="30224" table:style-name="ce6">
            <text:p>30,224<text:s/></text:p>
          </table:table-cell>
          <table:table-cell office:value-type="float" office:value="19809" table:style-name="ce6">
            <text:p>19,809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12504" table:style-name="ce6">
            <text:p>12,504<text:s/></text:p>
          </table:table-cell>
          <table:table-cell office:value-type="float" office:value="37612" table:style-name="ce6">
            <text:p>37,612<text:s/></text:p>
          </table:table-cell>
          <table:table-cell office:value-type="float" office:value="22462" table:style-name="ce6">
            <text:p>22,462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14145" table:style-name="ce6">
            <text:p>14,145<text:s/></text:p>
          </table:table-cell>
          <table:table-cell office:value-type="float" office:value="17032" table:style-name="ce6">
            <text:p>17,032<text:s/></text:p>
          </table:table-cell>
          <table:table-cell office:value-type="float" office:value="29982" table:style-name="ce6">
            <text:p>29,982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852" table:style-name="ce6">
            <text:p>852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4271" table:style-name="ce6">
            <text:p>4,271<text:s/></text:p>
          </table:table-cell>
          <table:table-cell table:number-columns-repeated="16264"/>
        </table:table-row>
        <table:table-row table:style-name="ro2">
          <table:table-cell office:value-type="date" office:date-value="2020-08-08T00:00:00" table:style-name="ce5">
            <text:p>2020/8/8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20025" table:style-name="ce6">
            <text:p>20,025<text:s/></text:p>
          </table:table-cell>
          <table:table-cell office:value-type="float" office:value="40877" table:style-name="ce6">
            <text:p>40,877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17812" table:style-name="ce6">
            <text:p>17,812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4855" table:style-name="ce6">
            <text:p>14,855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31160" table:style-name="ce6">
            <text:p>31,160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24238" table:style-name="ce6">
            <text:p>24,238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27671" table:style-name="ce6">
            <text:p>27,671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127293" table:style-name="ce6">
            <text:p>127,293<text:s/></text:p>
          </table:table-cell>
          <table:table-cell office:value-type="float" office:value="37468" table:style-name="ce6">
            <text:p>37,468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14557" table:style-name="ce6">
            <text:p>14,557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22623" table:style-name="ce6">
            <text:p>22,623<text:s/></text:p>
          </table:table-cell>
          <table:table-cell office:value-type="float" office:value="21367" table:style-name="ce6">
            <text:p>21,367<text:s/></text:p>
          </table:table-cell>
          <table:table-cell office:value-type="float" office:value="17581" table:style-name="ce6">
            <text:p>17,581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19723" table:style-name="ce6">
            <text:p>19,723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30137" table:style-name="ce6">
            <text:p>30,137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16188" table:style-name="ce6">
            <text:p>16,188<text:s/></text:p>
          </table:table-cell>
          <table:table-cell office:value-type="float" office:value="15606" table:style-name="ce6">
            <text:p>15,606<text:s/></text:p>
          </table:table-cell>
          <table:table-cell office:value-type="float" office:value="26185" table:style-name="ce6">
            <text:p>26,185<text:s/></text:p>
          </table:table-cell>
          <table:table-cell office:value-type="float" office:value="31754" table:style-name="ce6">
            <text:p>31,754<text:s/></text:p>
          </table:table-cell>
          <table:table-cell office:value-type="float" office:value="29020" table:style-name="ce6">
            <text:p>29,020<text:s/></text:p>
          </table:table-cell>
          <table:table-cell office:value-type="float" office:value="19384" table:style-name="ce6">
            <text:p>19,384<text:s/></text:p>
          </table:table-cell>
          <table:table-cell office:value-type="float" office:value="26692" table:style-name="ce6">
            <text:p>26,692<text:s/></text:p>
          </table:table-cell>
          <table:table-cell office:value-type="float" office:value="58533" table:style-name="ce6">
            <text:p>58,533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24735" table:style-name="ce6">
            <text:p>24,735<text:s/></text:p>
          </table:table-cell>
          <table:table-cell office:value-type="float" office:value="25491" table:style-name="ce6">
            <text:p>25,491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48622" table:style-name="ce6">
            <text:p>48,622<text:s/></text:p>
          </table:table-cell>
          <table:table-cell office:value-type="float" office:value="14397" table:style-name="ce6">
            <text:p>14,397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20266" table:style-name="ce6">
            <text:p>20,266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15704" table:style-name="ce6">
            <text:p>15,704<text:s/></text:p>
          </table:table-cell>
          <table:table-cell office:value-type="float" office:value="16975" table:style-name="ce6">
            <text:p>16,975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15494" table:style-name="ce6">
            <text:p>15,494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17429" table:style-name="ce6">
            <text:p>17,429<text:s/></text:p>
          </table:table-cell>
          <table:table-cell office:value-type="float" office:value="18253" table:style-name="ce6">
            <text:p>18,253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403" table:style-name="ce6">
            <text:p>403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3014" table:style-name="ce6">
            <text:p>3,014<text:s/></text:p>
          </table:table-cell>
          <table:table-cell table:number-columns-repeated="16264"/>
        </table:table-row>
        <table:table-row table:style-name="ro2">
          <table:table-cell office:value-type="date" office:date-value="2020-08-09T00:00:00" table:style-name="ce5">
            <text:p>2020/8/9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16862" table:style-name="ce6">
            <text:p>16,862<text:s/></text:p>
          </table:table-cell>
          <table:table-cell office:value-type="float" office:value="34997" table:style-name="ce6">
            <text:p>34,997<text:s/></text:p>
          </table:table-cell>
          <table:table-cell office:value-type="float" office:value="11583" table:style-name="ce6">
            <text:p>11,583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29166" table:style-name="ce6">
            <text:p>29,166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20163" table:style-name="ce6">
            <text:p>20,163<text:s/></text:p>
          </table:table-cell>
          <table:table-cell office:value-type="float" office:value="15055" table:style-name="ce6">
            <text:p>15,055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23957" table:style-name="ce6">
            <text:p>23,957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17709" table:style-name="ce6">
            <text:p>17,709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52415" table:style-name="ce6">
            <text:p>152,415<text:s/></text:p>
          </table:table-cell>
          <table:table-cell office:value-type="float" office:value="33645" table:style-name="ce6">
            <text:p>33,645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5042" table:style-name="ce6">
            <text:p>15,042<text:s/></text:p>
          </table:table-cell>
          <table:table-cell office:value-type="float" office:value="21307" table:style-name="ce6">
            <text:p>21,307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19009" table:style-name="ce6">
            <text:p>19,009<text:s/></text:p>
          </table:table-cell>
          <table:table-cell office:value-type="float" office:value="15177" table:style-name="ce6">
            <text:p>15,177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16755" table:style-name="ce6">
            <text:p>16,755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30830" table:style-name="ce6">
            <text:p>30,830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23948" table:style-name="ce6">
            <text:p>23,948<text:s/></text:p>
          </table:table-cell>
          <table:table-cell office:value-type="float" office:value="32827" table:style-name="ce6">
            <text:p>32,827<text:s/></text:p>
          </table:table-cell>
          <table:table-cell office:value-type="float" office:value="24603" table:style-name="ce6">
            <text:p>24,603<text:s/></text:p>
          </table:table-cell>
          <table:table-cell office:value-type="float" office:value="16293" table:style-name="ce6">
            <text:p>16,293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56404" table:style-name="ce6">
            <text:p>56,404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22997" table:style-name="ce6">
            <text:p>22,997<text:s/></text:p>
          </table:table-cell>
          <table:table-cell office:value-type="float" office:value="21764" table:style-name="ce6">
            <text:p>21,764<text:s/></text:p>
          </table:table-cell>
          <table:table-cell office:value-type="float" office:value="12930" table:style-name="ce6">
            <text:p>12,930<text:s/></text:p>
          </table:table-cell>
          <table:table-cell office:value-type="float" office:value="48110" table:style-name="ce6">
            <text:p>48,110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5139" table:style-name="ce6">
            <text:p>15,139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20069" table:style-name="ce6">
            <text:p>20,069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6243" table:style-name="ce6">
            <text:p>16,243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16461" table:style-name="ce6">
            <text:p>16,461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1565" table:style-name="ce6">
            <text:p>1,565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2988" table:style-name="ce6">
            <text:p>2,988<text:s/></text:p>
          </table:table-cell>
          <table:table-cell table:number-columns-repeated="16264"/>
        </table:table-row>
        <table:table-row table:style-name="ro2">
          <table:table-cell office:value-type="date" office:date-value="2020-08-10T00:00:00" table:style-name="ce5">
            <text:p>2020/8/10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40408" table:style-name="ce6">
            <text:p>40,408<text:s/></text:p>
          </table:table-cell>
          <table:table-cell office:value-type="float" office:value="40933" table:style-name="ce6">
            <text:p>40,933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6896" table:style-name="ce6">
            <text:p>16,896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28316" table:style-name="ce6">
            <text:p>28,316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15967" table:style-name="ce6">
            <text:p>15,967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24541" table:style-name="ce6">
            <text:p>24,541<text:s/></text:p>
          </table:table-cell>
          <table:table-cell office:value-type="float" office:value="16208" table:style-name="ce6">
            <text:p>16,208<text:s/></text:p>
          </table:table-cell>
          <table:table-cell office:value-type="float" office:value="32229" table:style-name="ce6">
            <text:p>32,229<text:s/></text:p>
          </table:table-cell>
          <table:table-cell office:value-type="float" office:value="22124" table:style-name="ce6">
            <text:p>22,124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33238" table:style-name="ce6">
            <text:p>33,238<text:s/></text:p>
          </table:table-cell>
          <table:table-cell office:value-type="float" office:value="24868" table:style-name="ce6">
            <text:p>24,868<text:s/></text:p>
          </table:table-cell>
          <table:table-cell office:value-type="float" office:value="25602" table:style-name="ce6">
            <text:p>25,602<text:s/></text:p>
          </table:table-cell>
          <table:table-cell office:value-type="float" office:value="19940" table:style-name="ce6">
            <text:p>19,940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140754" table:style-name="ce6">
            <text:p>140,754<text:s/></text:p>
          </table:table-cell>
          <table:table-cell office:value-type="float" office:value="35858" table:style-name="ce6">
            <text:p>35,858<text:s/></text:p>
          </table:table-cell>
          <table:table-cell office:value-type="float" office:value="20481" table:style-name="ce6">
            <text:p>20,481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23018" table:style-name="ce6">
            <text:p>23,018<text:s/></text:p>
          </table:table-cell>
          <table:table-cell office:value-type="float" office:value="22452" table:style-name="ce6">
            <text:p>22,452<text:s/></text:p>
          </table:table-cell>
          <table:table-cell office:value-type="float" office:value="23195" table:style-name="ce6">
            <text:p>23,195<text:s/></text:p>
          </table:table-cell>
          <table:table-cell office:value-type="float" office:value="21518" table:style-name="ce6">
            <text:p>21,518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27998" table:style-name="ce6">
            <text:p>27,998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15811" table:style-name="ce6">
            <text:p>15,811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11532" table:style-name="ce6">
            <text:p>11,532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29525" table:style-name="ce6">
            <text:p>29,525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29459" table:style-name="ce6">
            <text:p>29,459<text:s/></text:p>
          </table:table-cell>
          <table:table-cell office:value-type="float" office:value="36506" table:style-name="ce6">
            <text:p>36,506<text:s/></text:p>
          </table:table-cell>
          <table:table-cell office:value-type="float" office:value="37561" table:style-name="ce6">
            <text:p>37,561<text:s/></text:p>
          </table:table-cell>
          <table:table-cell office:value-type="float" office:value="24399" table:style-name="ce6">
            <text:p>24,399<text:s/></text:p>
          </table:table-cell>
          <table:table-cell office:value-type="float" office:value="25536" table:style-name="ce6">
            <text:p>25,536<text:s/></text:p>
          </table:table-cell>
          <table:table-cell office:value-type="float" office:value="55844" table:style-name="ce6">
            <text:p>55,844<text:s/></text:p>
          </table:table-cell>
          <table:table-cell office:value-type="float" office:value="19076" table:style-name="ce6">
            <text:p>19,076<text:s/></text:p>
          </table:table-cell>
          <table:table-cell office:value-type="float" office:value="28513" table:style-name="ce6">
            <text:p>28,513<text:s/></text:p>
          </table:table-cell>
          <table:table-cell office:value-type="float" office:value="31961" table:style-name="ce6">
            <text:p>31,961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60149" table:style-name="ce6">
            <text:p>60,149<text:s/></text:p>
          </table:table-cell>
          <table:table-cell office:value-type="float" office:value="18546" table:style-name="ce6">
            <text:p>18,546<text:s/></text:p>
          </table:table-cell>
          <table:table-cell office:value-type="float" office:value="15915" table:style-name="ce6">
            <text:p>15,915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18241" table:style-name="ce6">
            <text:p>18,241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27763" table:style-name="ce6">
            <text:p>27,763<text:s/></text:p>
          </table:table-cell>
          <table:table-cell office:value-type="float" office:value="18259" table:style-name="ce6">
            <text:p>18,259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37015" table:style-name="ce6">
            <text:p>37,015<text:s/></text:p>
          </table:table-cell>
          <table:table-cell office:value-type="float" office:value="21640" table:style-name="ce6">
            <text:p>21,640<text:s/></text:p>
          </table:table-cell>
          <table:table-cell office:value-type="float" office:value="22888" table:style-name="ce6">
            <text:p>22,888<text:s/></text:p>
          </table:table-cell>
          <table:table-cell office:value-type="float" office:value="23312" table:style-name="ce6">
            <text:p>23,312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15811" table:style-name="ce6">
            <text:p>15,811<text:s/></text:p>
          </table:table-cell>
          <table:table-cell office:value-type="float" office:value="28034" table:style-name="ce6">
            <text:p>28,034<text:s/></text:p>
          </table:table-cell>
          <table:table-cell office:value-type="float" office:value="21785" table:style-name="ce6">
            <text:p>21,785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3834" table:style-name="ce6">
            <text:p>3,834<text:s/></text:p>
          </table:table-cell>
          <table:table-cell table:number-columns-repeated="16264"/>
        </table:table-row>
        <table:table-row table:style-name="ro2">
          <table:table-cell office:value-type="date" office:date-value="2020-08-11T00:00:00" table:style-name="ce5">
            <text:p>2020/8/11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41114" table:style-name="ce6">
            <text:p>41,114<text:s/></text:p>
          </table:table-cell>
          <table:table-cell office:value-type="float" office:value="41285" table:style-name="ce6">
            <text:p>41,285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17346" table:style-name="ce6">
            <text:p>17,346<text:s/></text:p>
          </table:table-cell>
          <table:table-cell office:value-type="float" office:value="16732" table:style-name="ce6">
            <text:p>16,732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32087" table:style-name="ce6">
            <text:p>32,087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6049" table:style-name="ce6">
            <text:p>16,049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15214" table:style-name="ce6">
            <text:p>15,214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24778" table:style-name="ce6">
            <text:p>24,778<text:s/></text:p>
          </table:table-cell>
          <table:table-cell office:value-type="float" office:value="17124" table:style-name="ce6">
            <text:p>17,124<text:s/></text:p>
          </table:table-cell>
          <table:table-cell office:value-type="float" office:value="33418" table:style-name="ce6">
            <text:p>33,418<text:s/></text:p>
          </table:table-cell>
          <table:table-cell office:value-type="float" office:value="23131" table:style-name="ce6">
            <text:p>23,131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34093" table:style-name="ce6">
            <text:p>34,093<text:s/></text:p>
          </table:table-cell>
          <table:table-cell office:value-type="float" office:value="25743" table:style-name="ce6">
            <text:p>25,743<text:s/></text:p>
          </table:table-cell>
          <table:table-cell office:value-type="float" office:value="26047" table:style-name="ce6">
            <text:p>26,047<text:s/></text:p>
          </table:table-cell>
          <table:table-cell office:value-type="float" office:value="20227" table:style-name="ce6">
            <text:p>20,227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129549" table:style-name="ce6">
            <text:p>129,549<text:s/></text:p>
          </table:table-cell>
          <table:table-cell office:value-type="float" office:value="37459" table:style-name="ce6">
            <text:p>37,459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21982" table:style-name="ce6">
            <text:p>21,982<text:s/></text:p>
          </table:table-cell>
          <table:table-cell office:value-type="float" office:value="24015" table:style-name="ce6">
            <text:p>24,015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23899" table:style-name="ce6">
            <text:p>23,899<text:s/></text:p>
          </table:table-cell>
          <table:table-cell office:value-type="float" office:value="22008" table:style-name="ce6">
            <text:p>22,008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27682" table:style-name="ce6">
            <text:p>27,682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27240" table:style-name="ce6">
            <text:p>27,240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20808" table:style-name="ce6">
            <text:p>20,808<text:s/></text:p>
          </table:table-cell>
          <table:table-cell office:value-type="float" office:value="24614" table:style-name="ce6">
            <text:p>24,614<text:s/></text:p>
          </table:table-cell>
          <table:table-cell office:value-type="float" office:value="29888" table:style-name="ce6">
            <text:p>29,888<text:s/></text:p>
          </table:table-cell>
          <table:table-cell office:value-type="float" office:value="35759" table:style-name="ce6">
            <text:p>35,759<text:s/></text:p>
          </table:table-cell>
          <table:table-cell office:value-type="float" office:value="37750" table:style-name="ce6">
            <text:p>37,750<text:s/></text:p>
          </table:table-cell>
          <table:table-cell office:value-type="float" office:value="24650" table:style-name="ce6">
            <text:p>24,650<text:s/></text:p>
          </table:table-cell>
          <table:table-cell office:value-type="float" office:value="25375" table:style-name="ce6">
            <text:p>25,375<text:s/></text:p>
          </table:table-cell>
          <table:table-cell office:value-type="float" office:value="55459" table:style-name="ce6">
            <text:p>55,459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29155" table:style-name="ce6">
            <text:p>29,155<text:s/></text:p>
          </table:table-cell>
          <table:table-cell office:value-type="float" office:value="32838" table:style-name="ce6">
            <text:p>32,838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58871" table:style-name="ce6">
            <text:p>58,871<text:s/></text:p>
          </table:table-cell>
          <table:table-cell office:value-type="float" office:value="19165" table:style-name="ce6">
            <text:p>19,165<text:s/></text:p>
          </table:table-cell>
          <table:table-cell office:value-type="float" office:value="15539" table:style-name="ce6">
            <text:p>15,539<text:s/></text:p>
          </table:table-cell>
          <table:table-cell office:value-type="float" office:value="14484" table:style-name="ce6">
            <text:p>14,484<text:s/></text:p>
          </table:table-cell>
          <table:table-cell office:value-type="float" office:value="18816" table:style-name="ce6">
            <text:p>18,816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26250" table:style-name="ce6">
            <text:p>26,250<text:s/></text:p>
          </table:table-cell>
          <table:table-cell office:value-type="float" office:value="18461" table:style-name="ce6">
            <text:p>18,461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37247" table:style-name="ce6">
            <text:p>37,247<text:s/></text:p>
          </table:table-cell>
          <table:table-cell office:value-type="float" office:value="21970" table:style-name="ce6">
            <text:p>21,970<text:s/></text:p>
          </table:table-cell>
          <table:table-cell office:value-type="float" office:value="22970" table:style-name="ce6">
            <text:p>22,970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2032" table:style-name="ce6">
            <text:p>12,032<text:s/></text:p>
          </table:table-cell>
          <table:table-cell office:value-type="float" office:value="16131" table:style-name="ce6">
            <text:p>16,131<text:s/></text:p>
          </table:table-cell>
          <table:table-cell office:value-type="float" office:value="27851" table:style-name="ce6">
            <text:p>27,851<text:s/></text:p>
          </table:table-cell>
          <table:table-cell office:value-type="float" office:value="22353" table:style-name="ce6">
            <text:p>22,353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3860" table:style-name="ce6">
            <text:p>3,860<text:s/></text:p>
          </table:table-cell>
          <table:table-cell table:number-columns-repeated="16264"/>
        </table:table-row>
        <table:table-row table:style-name="ro2">
          <table:table-cell office:value-type="date" office:date-value="2020-08-12T00:00:00" table:style-name="ce5">
            <text:p>2020/8/12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41548" table:style-name="ce6">
            <text:p>41,548<text:s/></text:p>
          </table:table-cell>
          <table:table-cell office:value-type="float" office:value="43751" table:style-name="ce6">
            <text:p>43,751<text:s/></text:p>
          </table:table-cell>
          <table:table-cell office:value-type="float" office:value="24437" table:style-name="ce6">
            <text:p>24,437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32403" table:style-name="ce6">
            <text:p>32,403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6662" table:style-name="ce6">
            <text:p>16,662<text:s/></text:p>
          </table:table-cell>
          <table:table-cell office:value-type="float" office:value="23791" table:style-name="ce6">
            <text:p>23,791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26062" table:style-name="ce6">
            <text:p>26,062<text:s/></text:p>
          </table:table-cell>
          <table:table-cell office:value-type="float" office:value="17689" table:style-name="ce6">
            <text:p>17,689<text:s/></text:p>
          </table:table-cell>
          <table:table-cell office:value-type="float" office:value="34053" table:style-name="ce6">
            <text:p>34,053<text:s/></text:p>
          </table:table-cell>
          <table:table-cell office:value-type="float" office:value="23974" table:style-name="ce6">
            <text:p>23,974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34788" table:style-name="ce6">
            <text:p>34,788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26081" table:style-name="ce6">
            <text:p>26,081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25570" table:style-name="ce6">
            <text:p>25,570<text:s/></text:p>
          </table:table-cell>
          <table:table-cell office:value-type="float" office:value="135425" table:style-name="ce6">
            <text:p>135,425<text:s/></text:p>
          </table:table-cell>
          <table:table-cell office:value-type="float" office:value="39911" table:style-name="ce6">
            <text:p>39,911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22665" table:style-name="ce6">
            <text:p>22,665<text:s/></text:p>
          </table:table-cell>
          <table:table-cell office:value-type="float" office:value="25098" table:style-name="ce6">
            <text:p>25,098<text:s/></text:p>
          </table:table-cell>
          <table:table-cell office:value-type="float" office:value="24825" table:style-name="ce6">
            <text:p>24,825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23256" table:style-name="ce6">
            <text:p>23,256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29363" table:style-name="ce6">
            <text:p>29,363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29934" table:style-name="ce6">
            <text:p>29,934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12651" table:style-name="ce6">
            <text:p>12,651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21522" table:style-name="ce6">
            <text:p>21,522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30817" table:style-name="ce6">
            <text:p>30,817<text:s/></text:p>
          </table:table-cell>
          <table:table-cell office:value-type="float" office:value="36838" table:style-name="ce6">
            <text:p>36,838<text:s/></text:p>
          </table:table-cell>
          <table:table-cell office:value-type="float" office:value="39120" table:style-name="ce6">
            <text:p>39,120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26669" table:style-name="ce6">
            <text:p>26,669<text:s/></text:p>
          </table:table-cell>
          <table:table-cell office:value-type="float" office:value="59766" table:style-name="ce6">
            <text:p>59,766<text:s/></text:p>
          </table:table-cell>
          <table:table-cell office:value-type="float" office:value="20639" table:style-name="ce6">
            <text:p>20,639<text:s/></text:p>
          </table:table-cell>
          <table:table-cell office:value-type="float" office:value="30753" table:style-name="ce6">
            <text:p>30,753<text:s/></text:p>
          </table:table-cell>
          <table:table-cell office:value-type="float" office:value="34285" table:style-name="ce6">
            <text:p>34,285<text:s/></text:p>
          </table:table-cell>
          <table:table-cell office:value-type="float" office:value="20251" table:style-name="ce6">
            <text:p>20,251<text:s/></text:p>
          </table:table-cell>
          <table:table-cell office:value-type="float" office:value="60783" table:style-name="ce6">
            <text:p>60,783<text:s/></text:p>
          </table:table-cell>
          <table:table-cell office:value-type="float" office:value="19712" table:style-name="ce6">
            <text:p>19,712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15053" table:style-name="ce6">
            <text:p>15,053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27460" table:style-name="ce6">
            <text:p>27,460<text:s/></text:p>
          </table:table-cell>
          <table:table-cell office:value-type="float" office:value="18707" table:style-name="ce6">
            <text:p>18,707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37537" table:style-name="ce6">
            <text:p>37,537<text:s/></text:p>
          </table:table-cell>
          <table:table-cell office:value-type="float" office:value="22768" table:style-name="ce6">
            <text:p>22,768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23765" table:style-name="ce6">
            <text:p>23,765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12504" table:style-name="ce6">
            <text:p>12,504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29959" table:style-name="ce6">
            <text:p>29,959<text:s/></text:p>
          </table:table-cell>
          <table:table-cell office:value-type="float" office:value="23554" table:style-name="ce6">
            <text:p>23,554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3843" table:style-name="ce6">
            <text:p>3,843<text:s/></text:p>
          </table:table-cell>
          <table:table-cell table:number-columns-repeated="16264"/>
        </table:table-row>
        <table:table-row table:style-name="ro2">
          <table:table-cell office:value-type="date" office:date-value="2020-08-13T00:00:00" table:style-name="ce5">
            <text:p>2020/8/13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42135" table:style-name="ce6">
            <text:p>42,135<text:s/></text:p>
          </table:table-cell>
          <table:table-cell office:value-type="float" office:value="45546" table:style-name="ce6">
            <text:p>45,546<text:s/></text:p>
          </table:table-cell>
          <table:table-cell office:value-type="float" office:value="24758" table:style-name="ce6">
            <text:p>24,758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11974" table:style-name="ce6">
            <text:p>11,974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16928" table:style-name="ce6">
            <text:p>16,928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7834" table:style-name="ce6">
            <text:p>7,834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29258" table:style-name="ce6">
            <text:p>29,258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24009" table:style-name="ce6">
            <text:p>24,009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26979" table:style-name="ce6">
            <text:p>26,979<text:s/></text:p>
          </table:table-cell>
          <table:table-cell office:value-type="float" office:value="17947" table:style-name="ce6">
            <text:p>17,947<text:s/></text:p>
          </table:table-cell>
          <table:table-cell office:value-type="float" office:value="34644" table:style-name="ce6">
            <text:p>34,644<text:s/></text:p>
          </table:table-cell>
          <table:table-cell office:value-type="float" office:value="24727" table:style-name="ce6">
            <text:p>24,727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35066" table:style-name="ce6">
            <text:p>35,066<text:s/></text:p>
          </table:table-cell>
          <table:table-cell office:value-type="float" office:value="26534" table:style-name="ce6">
            <text:p>26,534<text:s/></text:p>
          </table:table-cell>
          <table:table-cell office:value-type="float" office:value="26813" table:style-name="ce6">
            <text:p>26,813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138377" table:style-name="ce6">
            <text:p>138,377<text:s/></text:p>
          </table:table-cell>
          <table:table-cell office:value-type="float" office:value="40053" table:style-name="ce6">
            <text:p>40,053<text:s/></text:p>
          </table:table-cell>
          <table:table-cell office:value-type="float" office:value="21025" table:style-name="ce6">
            <text:p>21,025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24857" table:style-name="ce6">
            <text:p>24,857<text:s/></text:p>
          </table:table-cell>
          <table:table-cell office:value-type="float" office:value="24786" table:style-name="ce6">
            <text:p>24,786<text:s/></text:p>
          </table:table-cell>
          <table:table-cell office:value-type="float" office:value="25454" table:style-name="ce6">
            <text:p>25,454<text:s/></text:p>
          </table:table-cell>
          <table:table-cell office:value-type="float" office:value="23021" table:style-name="ce6">
            <text:p>23,021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29240" table:style-name="ce6">
            <text:p>29,240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30746" table:style-name="ce6">
            <text:p>30,746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21411" table:style-name="ce6">
            <text:p>21,411<text:s/></text:p>
          </table:table-cell>
          <table:table-cell office:value-type="float" office:value="24946" table:style-name="ce6">
            <text:p>24,946<text:s/></text:p>
          </table:table-cell>
          <table:table-cell office:value-type="float" office:value="31397" table:style-name="ce6">
            <text:p>31,397<text:s/></text:p>
          </table:table-cell>
          <table:table-cell office:value-type="float" office:value="37976" table:style-name="ce6">
            <text:p>37,976<text:s/></text:p>
          </table:table-cell>
          <table:table-cell office:value-type="float" office:value="39403" table:style-name="ce6">
            <text:p>39,403<text:s/></text:p>
          </table:table-cell>
          <table:table-cell office:value-type="float" office:value="26092" table:style-name="ce6">
            <text:p>26,092<text:s/></text:p>
          </table:table-cell>
          <table:table-cell office:value-type="float" office:value="27367" table:style-name="ce6">
            <text:p>27,367<text:s/></text:p>
          </table:table-cell>
          <table:table-cell office:value-type="float" office:value="59696" table:style-name="ce6">
            <text:p>59,696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31195" table:style-name="ce6">
            <text:p>31,195<text:s/></text:p>
          </table:table-cell>
          <table:table-cell office:value-type="float" office:value="35117" table:style-name="ce6">
            <text:p>35,117<text:s/></text:p>
          </table:table-cell>
          <table:table-cell office:value-type="float" office:value="20788" table:style-name="ce6">
            <text:p>20,788<text:s/></text:p>
          </table:table-cell>
          <table:table-cell office:value-type="float" office:value="62185" table:style-name="ce6">
            <text:p>62,185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16424" table:style-name="ce6">
            <text:p>16,424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14647" table:style-name="ce6">
            <text:p>14,647<text:s/></text:p>
          </table:table-cell>
          <table:table-cell office:value-type="float" office:value="27310" table:style-name="ce6">
            <text:p>27,310<text:s/></text:p>
          </table:table-cell>
          <table:table-cell office:value-type="float" office:value="18516" table:style-name="ce6">
            <text:p>18,516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38761" table:style-name="ce6">
            <text:p>38,761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23738" table:style-name="ce6">
            <text:p>23,738<text:s/></text:p>
          </table:table-cell>
          <table:table-cell office:value-type="float" office:value="24127" table:style-name="ce6">
            <text:p>24,127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16730" table:style-name="ce6">
            <text:p>16,730<text:s/></text:p>
          </table:table-cell>
          <table:table-cell office:value-type="float" office:value="35386" table:style-name="ce6">
            <text:p>35,386<text:s/></text:p>
          </table:table-cell>
          <table:table-cell office:value-type="float" office:value="23887" table:style-name="ce6">
            <text:p>23,887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3930" table:style-name="ce6">
            <text:p>3,930<text:s/></text:p>
          </table:table-cell>
          <table:table-cell table:number-columns-repeated="16264"/>
        </table:table-row>
        <table:table-row table:style-name="ro2">
          <table:table-cell office:value-type="date" office:date-value="2020-08-14T00:00:00" table:style-name="ce5">
            <text:p>2020/8/14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15070" table:style-name="ce6">
            <text:p>15,070<text:s/></text:p>
          </table:table-cell>
          <table:table-cell office:value-type="float" office:value="42536" table:style-name="ce6">
            <text:p>42,536<text:s/></text:p>
          </table:table-cell>
          <table:table-cell office:value-type="float" office:value="49306" table:style-name="ce6">
            <text:p>49,306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17448" table:style-name="ce6">
            <text:p>17,448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30391" table:style-name="ce6">
            <text:p>30,391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7544" table:style-name="ce6">
            <text:p>17,544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16935" table:style-name="ce6">
            <text:p>16,935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28497" table:style-name="ce6">
            <text:p>28,497<text:s/></text:p>
          </table:table-cell>
          <table:table-cell office:value-type="float" office:value="18631" table:style-name="ce6">
            <text:p>18,631<text:s/></text:p>
          </table:table-cell>
          <table:table-cell office:value-type="float" office:value="35742" table:style-name="ce6">
            <text:p>35,742<text:s/></text:p>
          </table:table-cell>
          <table:table-cell office:value-type="float" office:value="25421" table:style-name="ce6">
            <text:p>25,421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36604" table:style-name="ce6">
            <text:p>36,604<text:s/></text:p>
          </table:table-cell>
          <table:table-cell office:value-type="float" office:value="26969" table:style-name="ce6">
            <text:p>26,969<text:s/></text:p>
          </table:table-cell>
          <table:table-cell office:value-type="float" office:value="27803" table:style-name="ce6">
            <text:p>27,803<text:s/></text:p>
          </table:table-cell>
          <table:table-cell office:value-type="float" office:value="21329" table:style-name="ce6">
            <text:p>21,329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155622" table:style-name="ce6">
            <text:p>155,622<text:s/></text:p>
          </table:table-cell>
          <table:table-cell office:value-type="float" office:value="45501" table:style-name="ce6">
            <text:p>45,501<text:s/></text:p>
          </table:table-cell>
          <table:table-cell office:value-type="float" office:value="21787" table:style-name="ce6">
            <text:p>21,787<text:s/></text:p>
          </table:table-cell>
          <table:table-cell office:value-type="float" office:value="23688" table:style-name="ce6">
            <text:p>23,688<text:s/></text:p>
          </table:table-cell>
          <table:table-cell office:value-type="float" office:value="25961" table:style-name="ce6">
            <text:p>25,961<text:s/></text:p>
          </table:table-cell>
          <table:table-cell office:value-type="float" office:value="26482" table:style-name="ce6">
            <text:p>26,482<text:s/></text:p>
          </table:table-cell>
          <table:table-cell office:value-type="float" office:value="27062" table:style-name="ce6">
            <text:p>27,062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29694" table:style-name="ce6">
            <text:p>29,694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32948" table:style-name="ce6">
            <text:p>32,948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22101" table:style-name="ce6">
            <text:p>22,101<text:s/></text:p>
          </table:table-cell>
          <table:table-cell office:value-type="float" office:value="25486" table:style-name="ce6">
            <text:p>25,486<text:s/></text:p>
          </table:table-cell>
          <table:table-cell office:value-type="float" office:value="32423" table:style-name="ce6">
            <text:p>32,423<text:s/></text:p>
          </table:table-cell>
          <table:table-cell office:value-type="float" office:value="41133" table:style-name="ce6">
            <text:p>41,133<text:s/></text:p>
          </table:table-cell>
          <table:table-cell office:value-type="float" office:value="40588" table:style-name="ce6">
            <text:p>40,588<text:s/></text:p>
          </table:table-cell>
          <table:table-cell office:value-type="float" office:value="26517" table:style-name="ce6">
            <text:p>26,517<text:s/></text:p>
          </table:table-cell>
          <table:table-cell office:value-type="float" office:value="28339" table:style-name="ce6">
            <text:p>28,339<text:s/></text:p>
          </table:table-cell>
          <table:table-cell office:value-type="float" office:value="65106" table:style-name="ce6">
            <text:p>65,106<text:s/></text:p>
          </table:table-cell>
          <table:table-cell office:value-type="float" office:value="20812" table:style-name="ce6">
            <text:p>20,812<text:s/></text:p>
          </table:table-cell>
          <table:table-cell office:value-type="float" office:value="33567" table:style-name="ce6">
            <text:p>33,567<text:s/></text:p>
          </table:table-cell>
          <table:table-cell office:value-type="float" office:value="37381" table:style-name="ce6">
            <text:p>37,381<text:s/></text:p>
          </table:table-cell>
          <table:table-cell office:value-type="float" office:value="21984" table:style-name="ce6">
            <text:p>21,984<text:s/></text:p>
          </table:table-cell>
          <table:table-cell office:value-type="float" office:value="68130" table:style-name="ce6">
            <text:p>68,130<text:s/></text:p>
          </table:table-cell>
          <table:table-cell office:value-type="float" office:value="20428" table:style-name="ce6">
            <text:p>20,428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20210" table:style-name="ce6">
            <text:p>20,210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30263" table:style-name="ce6">
            <text:p>30,263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38397" table:style-name="ce6">
            <text:p>38,397<text:s/></text:p>
          </table:table-cell>
          <table:table-cell office:value-type="float" office:value="23248" table:style-name="ce6">
            <text:p>23,248<text:s/></text:p>
          </table:table-cell>
          <table:table-cell office:value-type="float" office:value="24119" table:style-name="ce6">
            <text:p>24,119<text:s/></text:p>
          </table:table-cell>
          <table:table-cell office:value-type="float" office:value="24909" table:style-name="ce6">
            <text:p>24,909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14118" table:style-name="ce6">
            <text:p>14,118<text:s/></text:p>
          </table:table-cell>
          <table:table-cell office:value-type="float" office:value="17211" table:style-name="ce6">
            <text:p>17,211<text:s/></text:p>
          </table:table-cell>
          <table:table-cell office:value-type="float" office:value="29938" table:style-name="ce6">
            <text:p>29,938<text:s/></text:p>
          </table:table-cell>
          <table:table-cell office:value-type="float" office:value="24810" table:style-name="ce6">
            <text:p>24,810<text:s/></text:p>
          </table:table-cell>
          <table:table-cell office:value-type="float" office:value="15358" table:style-name="ce6">
            <text:p>15,358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4136" table:style-name="ce6">
            <text:p>4,136<text:s/></text:p>
          </table:table-cell>
          <table:table-cell table:number-columns-repeated="16264"/>
        </table:table-row>
        <table:table-row table:style-name="ro2">
          <table:table-cell office:value-type="date" office:date-value="2020-08-15T00:00:00" table:style-name="ce5">
            <text:p>2020/8/15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22731" table:style-name="ce6">
            <text:p>22,731<text:s/></text:p>
          </table:table-cell>
          <table:table-cell office:value-type="float" office:value="47494" table:style-name="ce6">
            <text:p>47,494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19681" table:style-name="ce6">
            <text:p>19,681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11947" table:style-name="ce6">
            <text:p>11,947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17527" table:style-name="ce6">
            <text:p>17,527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27669" table:style-name="ce6">
            <text:p>27,669<text:s/></text:p>
          </table:table-cell>
          <table:table-cell office:value-type="float" office:value="15806" table:style-name="ce6">
            <text:p>15,806<text:s/></text:p>
          </table:table-cell>
          <table:table-cell office:value-type="float" office:value="27545" table:style-name="ce6">
            <text:p>27,545<text:s/></text:p>
          </table:table-cell>
          <table:table-cell office:value-type="float" office:value="18528" table:style-name="ce6">
            <text:p>18,528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30873" table:style-name="ce6">
            <text:p>30,873<text:s/></text:p>
          </table:table-cell>
          <table:table-cell office:value-type="float" office:value="21388" table:style-name="ce6">
            <text:p>21,388<text:s/></text:p>
          </table:table-cell>
          <table:table-cell office:value-type="float" office:value="21973" table:style-name="ce6">
            <text:p>21,973<text:s/></text:p>
          </table:table-cell>
          <table:table-cell office:value-type="float" office:value="17481" table:style-name="ce6">
            <text:p>17,481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53351" table:style-name="ce6">
            <text:p>153,351<text:s/></text:p>
          </table:table-cell>
          <table:table-cell office:value-type="float" office:value="43949" table:style-name="ce6">
            <text:p>43,949<text:s/></text:p>
          </table:table-cell>
          <table:table-cell office:value-type="float" office:value="17118" table:style-name="ce6">
            <text:p>17,118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28949" table:style-name="ce6">
            <text:p>28,949<text:s/></text:p>
          </table:table-cell>
          <table:table-cell office:value-type="float" office:value="27894" table:style-name="ce6">
            <text:p>27,894<text:s/></text:p>
          </table:table-cell>
          <table:table-cell office:value-type="float" office:value="24958" table:style-name="ce6">
            <text:p>24,958<text:s/></text:p>
          </table:table-cell>
          <table:table-cell office:value-type="float" office:value="18538" table:style-name="ce6">
            <text:p>18,538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14612" table:style-name="ce6">
            <text:p>14,612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36754" table:style-name="ce6">
            <text:p>36,754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7633" table:style-name="ce6">
            <text:p>17,633<text:s/></text:p>
          </table:table-cell>
          <table:table-cell office:value-type="float" office:value="17201" table:style-name="ce6">
            <text:p>17,201<text:s/></text:p>
          </table:table-cell>
          <table:table-cell office:value-type="float" office:value="29775" table:style-name="ce6">
            <text:p>29,775<text:s/></text:p>
          </table:table-cell>
          <table:table-cell office:value-type="float" office:value="37471" table:style-name="ce6">
            <text:p>37,471<text:s/></text:p>
          </table:table-cell>
          <table:table-cell office:value-type="float" office:value="31559" table:style-name="ce6">
            <text:p>31,559<text:s/></text:p>
          </table:table-cell>
          <table:table-cell office:value-type="float" office:value="20593" table:style-name="ce6">
            <text:p>20,593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67273" table:style-name="ce6">
            <text:p>67,273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28151" table:style-name="ce6">
            <text:p>28,151<text:s/></text:p>
          </table:table-cell>
          <table:table-cell office:value-type="float" office:value="30897" table:style-name="ce6">
            <text:p>30,897<text:s/></text:p>
          </table:table-cell>
          <table:table-cell office:value-type="float" office:value="17350" table:style-name="ce6">
            <text:p>17,350<text:s/></text:p>
          </table:table-cell>
          <table:table-cell office:value-type="float" office:value="57782" table:style-name="ce6">
            <text:p>57,782<text:s/></text:p>
          </table:table-cell>
          <table:table-cell office:value-type="float" office:value="15388" table:style-name="ce6">
            <text:p>15,388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15904" table:style-name="ce6">
            <text:p>15,904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27412" table:style-name="ce6">
            <text:p>27,412<text:s/></text:p>
          </table:table-cell>
          <table:table-cell office:value-type="float" office:value="13853" table:style-name="ce6">
            <text:p>13,853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18111" table:style-name="ce6">
            <text:p>18,111<text:s/></text:p>
          </table:table-cell>
          <table:table-cell office:value-type="float" office:value="15276" table:style-name="ce6">
            <text:p>15,276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17840" table:style-name="ce6">
            <text:p>17,840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19515" table:style-name="ce6">
            <text:p>19,515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3254" table:style-name="ce6">
            <text:p>3,254<text:s/></text:p>
          </table:table-cell>
          <table:table-cell table:number-columns-repeated="16264"/>
        </table:table-row>
        <table:table-row table:style-name="ro2">
          <table:table-cell office:value-type="date" office:date-value="2020-08-16T00:00:00" table:style-name="ce5">
            <text:p>2020/8/16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17324" table:style-name="ce6">
            <text:p>17,324<text:s/></text:p>
          </table:table-cell>
          <table:table-cell office:value-type="float" office:value="36935" table:style-name="ce6">
            <text:p>36,935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15066" table:style-name="ce6">
            <text:p>15,066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22561" table:style-name="ce6">
            <text:p>22,561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21440" table:style-name="ce6">
            <text:p>21,440<text:s/></text:p>
          </table:table-cell>
          <table:table-cell office:value-type="float" office:value="17673" table:style-name="ce6">
            <text:p>17,673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25190" table:style-name="ce6">
            <text:p>25,190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8224" table:style-name="ce6">
            <text:p>18,224<text:s/></text:p>
          </table:table-cell>
          <table:table-cell office:value-type="float" office:value="14514" table:style-name="ce6">
            <text:p>14,514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156921" table:style-name="ce6">
            <text:p>156,921<text:s/></text:p>
          </table:table-cell>
          <table:table-cell office:value-type="float" office:value="35970" table:style-name="ce6">
            <text:p>35,970<text:s/></text:p>
          </table:table-cell>
          <table:table-cell office:value-type="float" office:value="12651" table:style-name="ce6">
            <text:p>12,651<text:s/></text:p>
          </table:table-cell>
          <table:table-cell office:value-type="float" office:value="15963" table:style-name="ce6">
            <text:p>15,963<text:s/></text:p>
          </table:table-cell>
          <table:table-cell office:value-type="float" office:value="24230" table:style-name="ce6">
            <text:p>24,230<text:s/></text:p>
          </table:table-cell>
          <table:table-cell office:value-type="float" office:value="23553" table:style-name="ce6">
            <text:p>23,553<text:s/></text:p>
          </table:table-cell>
          <table:table-cell office:value-type="float" office:value="20853" table:style-name="ce6">
            <text:p>20,853<text:s/></text:p>
          </table:table-cell>
          <table:table-cell office:value-type="float" office:value="15884" table:style-name="ce6">
            <text:p>15,884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18513" table:style-name="ce6">
            <text:p>18,513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34343" table:style-name="ce6">
            <text:p>34,343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34465" table:style-name="ce6">
            <text:p>34,465<text:s/></text:p>
          </table:table-cell>
          <table:table-cell office:value-type="float" office:value="25843" table:style-name="ce6">
            <text:p>25,843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23801" table:style-name="ce6">
            <text:p>23,801<text:s/></text:p>
          </table:table-cell>
          <table:table-cell office:value-type="float" office:value="59563" table:style-name="ce6">
            <text:p>59,563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23282" table:style-name="ce6">
            <text:p>23,282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49595" table:style-name="ce6">
            <text:p>49,595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5810" table:style-name="ce6">
            <text:p>15,810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25839" table:style-name="ce6">
            <text:p>25,839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14533" table:style-name="ce6">
            <text:p>14,533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16096" table:style-name="ce6">
            <text:p>16,096<text:s/></text:p>
          </table:table-cell>
          <table:table-cell office:value-type="float" office:value="17621" table:style-name="ce6">
            <text:p>17,621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483" table:style-name="ce6">
            <text:p>483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3112" table:style-name="ce6">
            <text:p>3,112<text:s/></text:p>
          </table:table-cell>
          <table:table-cell table:number-columns-repeated="16264"/>
        </table:table-row>
        <table:table-row table:style-name="ro2">
          <table:table-cell office:value-type="date" office:date-value="2020-08-17T00:00:00" table:style-name="ce5">
            <text:p>2020/8/17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39239" table:style-name="ce6">
            <text:p>39,239<text:s/></text:p>
          </table:table-cell>
          <table:table-cell office:value-type="float" office:value="40397" table:style-name="ce6">
            <text:p>40,397<text:s/></text:p>
          </table:table-cell>
          <table:table-cell office:value-type="float" office:value="22211" table:style-name="ce6">
            <text:p>22,211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28721" table:style-name="ce6">
            <text:p>28,721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23065" table:style-name="ce6">
            <text:p>23,065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25062" table:style-name="ce6">
            <text:p>25,062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32093" table:style-name="ce6">
            <text:p>32,093<text:s/></text:p>
          </table:table-cell>
          <table:table-cell office:value-type="float" office:value="22624" table:style-name="ce6">
            <text:p>22,624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33520" table:style-name="ce6">
            <text:p>33,520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25362" table:style-name="ce6">
            <text:p>25,362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24497" table:style-name="ce6">
            <text:p>24,497<text:s/></text:p>
          </table:table-cell>
          <table:table-cell office:value-type="float" office:value="139312" table:style-name="ce6">
            <text:p>139,312<text:s/></text:p>
          </table:table-cell>
          <table:table-cell office:value-type="float" office:value="37848" table:style-name="ce6">
            <text:p>37,848<text:s/></text:p>
          </table:table-cell>
          <table:table-cell office:value-type="float" office:value="20541" table:style-name="ce6">
            <text:p>20,541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23726" table:style-name="ce6">
            <text:p>23,726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21676" table:style-name="ce6">
            <text:p>21,676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28639" table:style-name="ce6">
            <text:p>28,639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16277" table:style-name="ce6">
            <text:p>16,277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31250" table:style-name="ce6">
            <text:p>31,250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20428" table:style-name="ce6">
            <text:p>20,428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29685" table:style-name="ce6">
            <text:p>29,685<text:s/></text:p>
          </table:table-cell>
          <table:table-cell office:value-type="float" office:value="36594" table:style-name="ce6">
            <text:p>36,594<text:s/></text:p>
          </table:table-cell>
          <table:table-cell office:value-type="float" office:value="37600" table:style-name="ce6">
            <text:p>37,600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26442" table:style-name="ce6">
            <text:p>26,442<text:s/></text:p>
          </table:table-cell>
          <table:table-cell office:value-type="float" office:value="57369" table:style-name="ce6">
            <text:p>57,369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29026" table:style-name="ce6">
            <text:p>29,026<text:s/></text:p>
          </table:table-cell>
          <table:table-cell office:value-type="float" office:value="32160" table:style-name="ce6">
            <text:p>32,160<text:s/></text:p>
          </table:table-cell>
          <table:table-cell office:value-type="float" office:value="19503" table:style-name="ce6">
            <text:p>19,503<text:s/></text:p>
          </table:table-cell>
          <table:table-cell office:value-type="float" office:value="58605" table:style-name="ce6">
            <text:p>58,605<text:s/></text:p>
          </table:table-cell>
          <table:table-cell office:value-type="float" office:value="17850" table:style-name="ce6">
            <text:p>17,850<text:s/></text:p>
          </table:table-cell>
          <table:table-cell office:value-type="float" office:value="15767" table:style-name="ce6">
            <text:p>15,767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18154" table:style-name="ce6">
            <text:p>18,154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27788" table:style-name="ce6">
            <text:p>27,788<text:s/></text:p>
          </table:table-cell>
          <table:table-cell office:value-type="float" office:value="17724" table:style-name="ce6">
            <text:p>17,724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35857" table:style-name="ce6">
            <text:p>35,857<text:s/></text:p>
          </table:table-cell>
          <table:table-cell office:value-type="float" office:value="21687" table:style-name="ce6">
            <text:p>21,687<text:s/></text:p>
          </table:table-cell>
          <table:table-cell office:value-type="float" office:value="22501" table:style-name="ce6">
            <text:p>22,501<text:s/></text:p>
          </table:table-cell>
          <table:table-cell office:value-type="float" office:value="23612" table:style-name="ce6">
            <text:p>23,612<text:s/></text:p>
          </table:table-cell>
          <table:table-cell office:value-type="float" office:value="7743" table:style-name="ce6">
            <text:p>7,743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15705" table:style-name="ce6">
            <text:p>15,705<text:s/></text:p>
          </table:table-cell>
          <table:table-cell office:value-type="float" office:value="27948" table:style-name="ce6">
            <text:p>27,948<text:s/></text:p>
          </table:table-cell>
          <table:table-cell office:value-type="float" office:value="21353" table:style-name="ce6">
            <text:p>21,353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825" table:style-name="ce6">
            <text:p>825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3749" table:style-name="ce6">
            <text:p>3,749<text:s/></text:p>
          </table:table-cell>
          <table:table-cell table:number-columns-repeated="16264"/>
        </table:table-row>
        <table:table-row table:style-name="ro2">
          <table:table-cell office:value-type="date" office:date-value="2020-08-18T00:00:00" table:style-name="ce5">
            <text:p>2020/8/18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41861" table:style-name="ce6">
            <text:p>41,861<text:s/></text:p>
          </table:table-cell>
          <table:table-cell office:value-type="float" office:value="42621" table:style-name="ce6">
            <text:p>42,621<text:s/></text:p>
          </table:table-cell>
          <table:table-cell office:value-type="float" office:value="23763" table:style-name="ce6">
            <text:p>23,763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17531" table:style-name="ce6">
            <text:p>17,531<text:s/></text:p>
          </table:table-cell>
          <table:table-cell office:value-type="float" office:value="16717" table:style-name="ce6">
            <text:p>16,717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31070" table:style-name="ce6">
            <text:p>31,070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16443" table:style-name="ce6">
            <text:p>16,443<text:s/></text:p>
          </table:table-cell>
          <table:table-cell office:value-type="float" office:value="23749" table:style-name="ce6">
            <text:p>23,749<text:s/></text:p>
          </table:table-cell>
          <table:table-cell office:value-type="float" office:value="15602" table:style-name="ce6">
            <text:p>15,602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26249" table:style-name="ce6">
            <text:p>26,249<text:s/></text:p>
          </table:table-cell>
          <table:table-cell office:value-type="float" office:value="17420" table:style-name="ce6">
            <text:p>17,420<text:s/></text:p>
          </table:table-cell>
          <table:table-cell office:value-type="float" office:value="33615" table:style-name="ce6">
            <text:p>33,615<text:s/></text:p>
          </table:table-cell>
          <table:table-cell office:value-type="float" office:value="24178" table:style-name="ce6">
            <text:p>24,178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35025" table:style-name="ce6">
            <text:p>35,025<text:s/></text:p>
          </table:table-cell>
          <table:table-cell office:value-type="float" office:value="25961" table:style-name="ce6">
            <text:p>25,961<text:s/></text:p>
          </table:table-cell>
          <table:table-cell office:value-type="float" office:value="26520" table:style-name="ce6">
            <text:p>26,520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25391" table:style-name="ce6">
            <text:p>25,391<text:s/></text:p>
          </table:table-cell>
          <table:table-cell office:value-type="float" office:value="136592" table:style-name="ce6">
            <text:p>136,592<text:s/></text:p>
          </table:table-cell>
          <table:table-cell office:value-type="float" office:value="39366" table:style-name="ce6">
            <text:p>39,366<text:s/></text:p>
          </table:table-cell>
          <table:table-cell office:value-type="float" office:value="20899" table:style-name="ce6">
            <text:p>20,899<text:s/></text:p>
          </table:table-cell>
          <table:table-cell office:value-type="float" office:value="22418" table:style-name="ce6">
            <text:p>22,418<text:s/></text:p>
          </table:table-cell>
          <table:table-cell office:value-type="float" office:value="26047" table:style-name="ce6">
            <text:p>26,047<text:s/></text:p>
          </table:table-cell>
          <table:table-cell office:value-type="float" office:value="25298" table:style-name="ce6">
            <text:p>25,298<text:s/></text:p>
          </table:table-cell>
          <table:table-cell office:value-type="float" office:value="25608" table:style-name="ce6">
            <text:p>25,608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29289" table:style-name="ce6">
            <text:p>29,289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17044" table:style-name="ce6">
            <text:p>17,044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1948" table:style-name="ce6">
            <text:p>31,948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2885" table:style-name="ce6">
            <text:p>12,885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21865" table:style-name="ce6">
            <text:p>21,865<text:s/></text:p>
          </table:table-cell>
          <table:table-cell office:value-type="float" office:value="24888" table:style-name="ce6">
            <text:p>24,888<text:s/></text:p>
          </table:table-cell>
          <table:table-cell office:value-type="float" office:value="30889" table:style-name="ce6">
            <text:p>30,889<text:s/></text:p>
          </table:table-cell>
          <table:table-cell office:value-type="float" office:value="36884" table:style-name="ce6">
            <text:p>36,884<text:s/></text:p>
          </table:table-cell>
          <table:table-cell office:value-type="float" office:value="38948" table:style-name="ce6">
            <text:p>38,948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27482" table:style-name="ce6">
            <text:p>27,482<text:s/></text:p>
          </table:table-cell>
          <table:table-cell office:value-type="float" office:value="58428" table:style-name="ce6">
            <text:p>58,428<text:s/></text:p>
          </table:table-cell>
          <table:table-cell office:value-type="float" office:value="19426" table:style-name="ce6">
            <text:p>19,426<text:s/></text:p>
          </table:table-cell>
          <table:table-cell office:value-type="float" office:value="29645" table:style-name="ce6">
            <text:p>29,645<text:s/></text:p>
          </table:table-cell>
          <table:table-cell office:value-type="float" office:value="33919" table:style-name="ce6">
            <text:p>33,919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60129" table:style-name="ce6">
            <text:p>60,129<text:s/></text:p>
          </table:table-cell>
          <table:table-cell office:value-type="float" office:value="19336" table:style-name="ce6">
            <text:p>19,336<text:s/></text:p>
          </table:table-cell>
          <table:table-cell office:value-type="float" office:value="16291" table:style-name="ce6">
            <text:p>16,291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19240" table:style-name="ce6">
            <text:p>19,240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26850" table:style-name="ce6">
            <text:p>26,850<text:s/></text:p>
          </table:table-cell>
          <table:table-cell office:value-type="float" office:value="18455" table:style-name="ce6">
            <text:p>18,455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37286" table:style-name="ce6">
            <text:p>37,286<text:s/></text:p>
          </table:table-cell>
          <table:table-cell office:value-type="float" office:value="22643" table:style-name="ce6">
            <text:p>22,643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29484" table:style-name="ce6">
            <text:p>29,484<text:s/></text:p>
          </table:table-cell>
          <table:table-cell office:value-type="float" office:value="22606" table:style-name="ce6">
            <text:p>22,606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2198" table:style-name="ce6">
            <text:p>12,198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3817" table:style-name="ce6">
            <text:p>3,817<text:s/></text:p>
          </table:table-cell>
          <table:table-cell table:number-columns-repeated="16264"/>
        </table:table-row>
        <table:table-row table:style-name="ro2">
          <table:table-cell office:value-type="date" office:date-value="2020-08-19T00:00:00" table:style-name="ce5">
            <text:p>2020/8/19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14729" table:style-name="ce6">
            <text:p>14,729<text:s/></text:p>
          </table:table-cell>
          <table:table-cell office:value-type="float" office:value="41715" table:style-name="ce6">
            <text:p>41,715<text:s/></text:p>
          </table:table-cell>
          <table:table-cell office:value-type="float" office:value="44064" table:style-name="ce6">
            <text:p>44,064<text:s/></text:p>
          </table:table-cell>
          <table:table-cell office:value-type="float" office:value="23439" table:style-name="ce6">
            <text:p>23,439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8233" table:style-name="ce6">
            <text:p>8,233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17402" table:style-name="ce6">
            <text:p>17,402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37999" table:style-name="ce6">
            <text:p>37,999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23488" table:style-name="ce6">
            <text:p>23,488<text:s/></text:p>
          </table:table-cell>
          <table:table-cell office:value-type="float" office:value="15572" table:style-name="ce6">
            <text:p>15,572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26287" table:style-name="ce6">
            <text:p>26,287<text:s/></text:p>
          </table:table-cell>
          <table:table-cell office:value-type="float" office:value="17565" table:style-name="ce6">
            <text:p>17,565<text:s/></text:p>
          </table:table-cell>
          <table:table-cell office:value-type="float" office:value="34225" table:style-name="ce6">
            <text:p>34,225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34983" table:style-name="ce6">
            <text:p>34,983<text:s/></text:p>
          </table:table-cell>
          <table:table-cell office:value-type="float" office:value="26046" table:style-name="ce6">
            <text:p>26,046<text:s/></text:p>
          </table:table-cell>
          <table:table-cell office:value-type="float" office:value="26693" table:style-name="ce6">
            <text:p>26,693<text:s/></text:p>
          </table:table-cell>
          <table:table-cell office:value-type="float" office:value="20592" table:style-name="ce6">
            <text:p>20,592<text:s/></text:p>
          </table:table-cell>
          <table:table-cell office:value-type="float" office:value="26061" table:style-name="ce6">
            <text:p>26,061<text:s/></text:p>
          </table:table-cell>
          <table:table-cell office:value-type="float" office:value="136461" table:style-name="ce6">
            <text:p>136,461<text:s/></text:p>
          </table:table-cell>
          <table:table-cell office:value-type="float" office:value="40105" table:style-name="ce6">
            <text:p>40,105<text:s/></text:p>
          </table:table-cell>
          <table:table-cell office:value-type="float" office:value="21278" table:style-name="ce6">
            <text:p>21,278<text:s/></text:p>
          </table:table-cell>
          <table:table-cell office:value-type="float" office:value="22376" table:style-name="ce6">
            <text:p>22,376<text:s/></text:p>
          </table:table-cell>
          <table:table-cell office:value-type="float" office:value="25394" table:style-name="ce6">
            <text:p>25,394<text:s/></text:p>
          </table:table-cell>
          <table:table-cell office:value-type="float" office:value="25046" table:style-name="ce6">
            <text:p>25,046<text:s/></text:p>
          </table:table-cell>
          <table:table-cell office:value-type="float" office:value="24935" table:style-name="ce6">
            <text:p>24,935<text:s/></text:p>
          </table:table-cell>
          <table:table-cell office:value-type="float" office:value="22839" table:style-name="ce6">
            <text:p>22,839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29315" table:style-name="ce6">
            <text:p>29,315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7151" table:style-name="ce6">
            <text:p>17,151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8825" table:style-name="ce6">
            <text:p>8,825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30895" table:style-name="ce6">
            <text:p>30,895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21959" table:style-name="ce6">
            <text:p>21,959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31045" table:style-name="ce6">
            <text:p>31,045<text:s/></text:p>
          </table:table-cell>
          <table:table-cell office:value-type="float" office:value="37453" table:style-name="ce6">
            <text:p>37,453<text:s/></text:p>
          </table:table-cell>
          <table:table-cell office:value-type="float" office:value="40109" table:style-name="ce6">
            <text:p>40,109<text:s/></text:p>
          </table:table-cell>
          <table:table-cell office:value-type="float" office:value="26015" table:style-name="ce6">
            <text:p>26,015<text:s/></text:p>
          </table:table-cell>
          <table:table-cell office:value-type="float" office:value="27552" table:style-name="ce6">
            <text:p>27,552<text:s/></text:p>
          </table:table-cell>
          <table:table-cell office:value-type="float" office:value="60968" table:style-name="ce6">
            <text:p>60,968<text:s/></text:p>
          </table:table-cell>
          <table:table-cell office:value-type="float" office:value="20028" table:style-name="ce6">
            <text:p>20,028<text:s/></text:p>
          </table:table-cell>
          <table:table-cell office:value-type="float" office:value="30652" table:style-name="ce6">
            <text:p>30,652<text:s/></text:p>
          </table:table-cell>
          <table:table-cell office:value-type="float" office:value="34584" table:style-name="ce6">
            <text:p>34,584<text:s/></text:p>
          </table:table-cell>
          <table:table-cell office:value-type="float" office:value="20820" table:style-name="ce6">
            <text:p>20,820<text:s/></text:p>
          </table:table-cell>
          <table:table-cell office:value-type="float" office:value="62241" table:style-name="ce6">
            <text:p>62,241<text:s/></text:p>
          </table:table-cell>
          <table:table-cell office:value-type="float" office:value="19545" table:style-name="ce6">
            <text:p>19,545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15158" table:style-name="ce6">
            <text:p>15,158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26565" table:style-name="ce6">
            <text:p>26,565<text:s/></text:p>
          </table:table-cell>
          <table:table-cell office:value-type="float" office:value="18830" table:style-name="ce6">
            <text:p>18,830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37907" table:style-name="ce6">
            <text:p>37,907<text:s/></text:p>
          </table:table-cell>
          <table:table-cell office:value-type="float" office:value="24479" table:style-name="ce6">
            <text:p>24,479<text:s/></text:p>
          </table:table-cell>
          <table:table-cell office:value-type="float" office:value="23839" table:style-name="ce6">
            <text:p>23,839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28520" table:style-name="ce6">
            <text:p>28,520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3896" table:style-name="ce6">
            <text:p>3,896<text:s/></text:p>
          </table:table-cell>
          <table:table-cell table:number-columns-repeated="16264"/>
        </table:table-row>
        <table:table-row table:style-name="ro2">
          <table:table-cell office:value-type="date" office:date-value="2020-08-20T00:00:00" table:style-name="ce5">
            <text:p>2020/8/20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14847" table:style-name="ce6">
            <text:p>14,847<text:s/></text:p>
          </table:table-cell>
          <table:table-cell office:value-type="float" office:value="42057" table:style-name="ce6">
            <text:p>42,057<text:s/></text:p>
          </table:table-cell>
          <table:table-cell office:value-type="float" office:value="44907" table:style-name="ce6">
            <text:p>44,907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14203" table:style-name="ce6">
            <text:p>14,203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40444" table:style-name="ce6">
            <text:p>40,444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11519" table:style-name="ce6">
            <text:p>11,519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24094" table:style-name="ce6">
            <text:p>24,094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26451" table:style-name="ce6">
            <text:p>26,451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34071" table:style-name="ce6">
            <text:p>34,071<text:s/></text:p>
          </table:table-cell>
          <table:table-cell office:value-type="float" office:value="25079" table:style-name="ce6">
            <text:p>25,079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34979" table:style-name="ce6">
            <text:p>34,979<text:s/></text:p>
          </table:table-cell>
          <table:table-cell office:value-type="float" office:value="26259" table:style-name="ce6">
            <text:p>26,259<text:s/></text:p>
          </table:table-cell>
          <table:table-cell office:value-type="float" office:value="26673" table:style-name="ce6">
            <text:p>26,673<text:s/></text:p>
          </table:table-cell>
          <table:table-cell office:value-type="float" office:value="20513" table:style-name="ce6">
            <text:p>20,513<text:s/></text:p>
          </table:table-cell>
          <table:table-cell office:value-type="float" office:value="24577" table:style-name="ce6">
            <text:p>24,577<text:s/></text:p>
          </table:table-cell>
          <table:table-cell office:value-type="float" office:value="137691" table:style-name="ce6">
            <text:p>137,691<text:s/></text:p>
          </table:table-cell>
          <table:table-cell office:value-type="float" office:value="41133" table:style-name="ce6">
            <text:p>41,133<text:s/></text:p>
          </table:table-cell>
          <table:table-cell office:value-type="float" office:value="21257" table:style-name="ce6">
            <text:p>21,257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25315" table:style-name="ce6">
            <text:p>25,315<text:s/></text:p>
          </table:table-cell>
          <table:table-cell office:value-type="float" office:value="24993" table:style-name="ce6">
            <text:p>24,993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29209" table:style-name="ce6">
            <text:p>29,209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16533" table:style-name="ce6">
            <text:p>16,533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0516" table:style-name="ce6">
            <text:p>10,516<text:s/></text:p>
          </table:table-cell>
          <table:table-cell office:value-type="float" office:value="31914" table:style-name="ce6">
            <text:p>31,914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13261" table:style-name="ce6">
            <text:p>13,261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21930" table:style-name="ce6">
            <text:p>21,930<text:s/></text:p>
          </table:table-cell>
          <table:table-cell office:value-type="float" office:value="24937" table:style-name="ce6">
            <text:p>24,937<text:s/></text:p>
          </table:table-cell>
          <table:table-cell office:value-type="float" office:value="31294" table:style-name="ce6">
            <text:p>31,294<text:s/></text:p>
          </table:table-cell>
          <table:table-cell office:value-type="float" office:value="37531" table:style-name="ce6">
            <text:p>37,531<text:s/></text:p>
          </table:table-cell>
          <table:table-cell office:value-type="float" office:value="39513" table:style-name="ce6">
            <text:p>39,513<text:s/></text:p>
          </table:table-cell>
          <table:table-cell office:value-type="float" office:value="25936" table:style-name="ce6">
            <text:p>25,936<text:s/></text:p>
          </table:table-cell>
          <table:table-cell office:value-type="float" office:value="27292" table:style-name="ce6">
            <text:p>27,292<text:s/></text:p>
          </table:table-cell>
          <table:table-cell office:value-type="float" office:value="60013" table:style-name="ce6">
            <text:p>60,013<text:s/></text:p>
          </table:table-cell>
          <table:table-cell office:value-type="float" office:value="19941" table:style-name="ce6">
            <text:p>19,941<text:s/></text:p>
          </table:table-cell>
          <table:table-cell office:value-type="float" office:value="30765" table:style-name="ce6">
            <text:p>30,765<text:s/></text:p>
          </table:table-cell>
          <table:table-cell office:value-type="float" office:value="34981" table:style-name="ce6">
            <text:p>34,981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62955" table:style-name="ce6">
            <text:p>62,955<text:s/></text:p>
          </table:table-cell>
          <table:table-cell office:value-type="float" office:value="20263" table:style-name="ce6">
            <text:p>20,263<text:s/></text:p>
          </table:table-cell>
          <table:table-cell office:value-type="float" office:value="16664" table:style-name="ce6">
            <text:p>16,664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22330" table:style-name="ce6">
            <text:p>22,330<text:s/></text:p>
          </table:table-cell>
          <table:table-cell office:value-type="float" office:value="14811" table:style-name="ce6">
            <text:p>14,811<text:s/></text:p>
          </table:table-cell>
          <table:table-cell office:value-type="float" office:value="27874" table:style-name="ce6">
            <text:p>27,874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38332" table:style-name="ce6">
            <text:p>38,332<text:s/></text:p>
          </table:table-cell>
          <table:table-cell office:value-type="float" office:value="22852" table:style-name="ce6">
            <text:p>22,852<text:s/></text:p>
          </table:table-cell>
          <table:table-cell office:value-type="float" office:value="23446" table:style-name="ce6">
            <text:p>23,446<text:s/></text:p>
          </table:table-cell>
          <table:table-cell office:value-type="float" office:value="24153" table:style-name="ce6">
            <text:p>24,153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28287" table:style-name="ce6">
            <text:p>28,287<text:s/></text:p>
          </table:table-cell>
          <table:table-cell office:value-type="float" office:value="23487" table:style-name="ce6">
            <text:p>23,487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12198" table:style-name="ce6">
            <text:p>12,198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4023" table:style-name="ce6">
            <text:p>4,023<text:s/></text:p>
          </table:table-cell>
          <table:table-cell table:number-columns-repeated="16264"/>
        </table:table-row>
        <table:table-row table:style-name="ro2">
          <table:table-cell office:value-type="date" office:date-value="2020-08-21T00:00:00" table:style-name="ce5">
            <text:p>2020/8/21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43018" table:style-name="ce6">
            <text:p>43,018<text:s/></text:p>
          </table:table-cell>
          <table:table-cell office:value-type="float" office:value="49581" table:style-name="ce6">
            <text:p>49,581<text:s/></text:p>
          </table:table-cell>
          <table:table-cell office:value-type="float" office:value="24212" table:style-name="ce6">
            <text:p>24,212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12714" table:style-name="ce6">
            <text:p>12,714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17520" table:style-name="ce6">
            <text:p>17,520<text:s/></text:p>
          </table:table-cell>
          <table:table-cell office:value-type="float" office:value="17115" table:style-name="ce6">
            <text:p>17,115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43684" table:style-name="ce6">
            <text:p>43,684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12110" table:style-name="ce6">
            <text:p>12,110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24808" table:style-name="ce6">
            <text:p>24,808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29385" table:style-name="ce6">
            <text:p>29,385<text:s/></text:p>
          </table:table-cell>
          <table:table-cell office:value-type="float" office:value="19185" table:style-name="ce6">
            <text:p>19,185<text:s/></text:p>
          </table:table-cell>
          <table:table-cell office:value-type="float" office:value="35293" table:style-name="ce6">
            <text:p>35,293<text:s/></text:p>
          </table:table-cell>
          <table:table-cell office:value-type="float" office:value="27663" table:style-name="ce6">
            <text:p>27,663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36704" table:style-name="ce6">
            <text:p>36,704<text:s/></text:p>
          </table:table-cell>
          <table:table-cell office:value-type="float" office:value="27250" table:style-name="ce6">
            <text:p>27,250<text:s/></text:p>
          </table:table-cell>
          <table:table-cell office:value-type="float" office:value="27594" table:style-name="ce6">
            <text:p>27,594<text:s/></text:p>
          </table:table-cell>
          <table:table-cell office:value-type="float" office:value="21057" table:style-name="ce6">
            <text:p>21,057<text:s/></text:p>
          </table:table-cell>
          <table:table-cell office:value-type="float" office:value="24657" table:style-name="ce6">
            <text:p>24,657<text:s/></text:p>
          </table:table-cell>
          <table:table-cell office:value-type="float" office:value="158473" table:style-name="ce6">
            <text:p>158,473<text:s/></text:p>
          </table:table-cell>
          <table:table-cell office:value-type="float" office:value="46094" table:style-name="ce6">
            <text:p>46,094<text:s/></text:p>
          </table:table-cell>
          <table:table-cell office:value-type="float" office:value="22215" table:style-name="ce6">
            <text:p>22,215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26649" table:style-name="ce6">
            <text:p>26,649<text:s/></text:p>
          </table:table-cell>
          <table:table-cell office:value-type="float" office:value="27277" table:style-name="ce6">
            <text:p>27,277<text:s/></text:p>
          </table:table-cell>
          <table:table-cell office:value-type="float" office:value="26828" table:style-name="ce6">
            <text:p>26,828<text:s/></text:p>
          </table:table-cell>
          <table:table-cell office:value-type="float" office:value="24653" table:style-name="ce6">
            <text:p>24,653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29959" table:style-name="ce6">
            <text:p>29,959<text:s/></text:p>
          </table:table-cell>
          <table:table-cell office:value-type="float" office:value="7622" table:style-name="ce6">
            <text:p>7,622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33516" table:style-name="ce6">
            <text:p>33,516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3896" table:style-name="ce6">
            <text:p>13,896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22378" table:style-name="ce6">
            <text:p>22,378<text:s/></text:p>
          </table:table-cell>
          <table:table-cell office:value-type="float" office:value="25329" table:style-name="ce6">
            <text:p>25,329<text:s/></text:p>
          </table:table-cell>
          <table:table-cell office:value-type="float" office:value="32686" table:style-name="ce6">
            <text:p>32,686<text:s/></text:p>
          </table:table-cell>
          <table:table-cell office:value-type="float" office:value="41596" table:style-name="ce6">
            <text:p>41,596<text:s/></text:p>
          </table:table-cell>
          <table:table-cell office:value-type="float" office:value="40907" table:style-name="ce6">
            <text:p>40,907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28867" table:style-name="ce6">
            <text:p>28,867<text:s/></text:p>
          </table:table-cell>
          <table:table-cell office:value-type="float" office:value="67391" table:style-name="ce6">
            <text:p>67,391<text:s/></text:p>
          </table:table-cell>
          <table:table-cell office:value-type="float" office:value="20415" table:style-name="ce6">
            <text:p>20,415<text:s/></text:p>
          </table:table-cell>
          <table:table-cell office:value-type="float" office:value="33156" table:style-name="ce6">
            <text:p>33,156<text:s/></text:p>
          </table:table-cell>
          <table:table-cell office:value-type="float" office:value="37914" table:style-name="ce6">
            <text:p>37,914<text:s/></text:p>
          </table:table-cell>
          <table:table-cell office:value-type="float" office:value="22983" table:style-name="ce6">
            <text:p>22,983<text:s/></text:p>
          </table:table-cell>
          <table:table-cell office:value-type="float" office:value="70734" table:style-name="ce6">
            <text:p>70,734<text:s/></text:p>
          </table:table-cell>
          <table:table-cell office:value-type="float" office:value="21270" table:style-name="ce6">
            <text:p>21,270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33825" table:style-name="ce6">
            <text:p>33,825<text:s/></text:p>
          </table:table-cell>
          <table:table-cell office:value-type="float" office:value="19984" table:style-name="ce6">
            <text:p>19,984<text:s/></text:p>
          </table:table-cell>
          <table:table-cell office:value-type="float" office:value="8505" table:style-name="ce6">
            <text:p>8,505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38652" table:style-name="ce6">
            <text:p>38,652<text:s/></text:p>
          </table:table-cell>
          <table:table-cell office:value-type="float" office:value="24047" table:style-name="ce6">
            <text:p>24,047<text:s/></text:p>
          </table:table-cell>
          <table:table-cell office:value-type="float" office:value="24028" table:style-name="ce6">
            <text:p>24,028<text:s/></text:p>
          </table:table-cell>
          <table:table-cell office:value-type="float" office:value="25765" table:style-name="ce6">
            <text:p>25,765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6971" table:style-name="ce6">
            <text:p>6,971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28994" table:style-name="ce6">
            <text:p>28,994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3992" table:style-name="ce6">
            <text:p>3,992<text:s/></text:p>
          </table:table-cell>
          <table:table-cell table:number-columns-repeated="16264"/>
        </table:table-row>
        <table:table-row table:style-name="ro2">
          <table:table-cell office:value-type="date" office:date-value="2020-08-22T00:00:00" table:style-name="ce5">
            <text:p>2020/8/22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46500" table:style-name="ce6">
            <text:p>46,500<text:s/></text:p>
          </table:table-cell>
          <table:table-cell office:value-type="float" office:value="16607" table:style-name="ce6">
            <text:p>16,607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27531" table:style-name="ce6">
            <text:p>27,531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17824" table:style-name="ce6">
            <text:p>17,824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26780" table:style-name="ce6">
            <text:p>26,780<text:s/></text:p>
          </table:table-cell>
          <table:table-cell office:value-type="float" office:value="15711" table:style-name="ce6">
            <text:p>15,711<text:s/></text:p>
          </table:table-cell>
          <table:table-cell office:value-type="float" office:value="26657" table:style-name="ce6">
            <text:p>26,657<text:s/></text:p>
          </table:table-cell>
          <table:table-cell office:value-type="float" office:value="21386" table:style-name="ce6">
            <text:p>21,386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30231" table:style-name="ce6">
            <text:p>30,231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21110" table:style-name="ce6">
            <text:p>21,110<text:s/></text:p>
          </table:table-cell>
          <table:table-cell office:value-type="float" office:value="16607" table:style-name="ce6">
            <text:p>16,607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170087" table:style-name="ce6">
            <text:p>170,087<text:s/></text:p>
          </table:table-cell>
          <table:table-cell office:value-type="float" office:value="47411" table:style-name="ce6">
            <text:p>47,411<text:s/></text:p>
          </table:table-cell>
          <table:table-cell office:value-type="float" office:value="18872" table:style-name="ce6">
            <text:p>18,872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40515" table:style-name="ce6">
            <text:p>40,515<text:s/></text:p>
          </table:table-cell>
          <table:table-cell office:value-type="float" office:value="24412" table:style-name="ce6">
            <text:p>24,412<text:s/></text:p>
          </table:table-cell>
          <table:table-cell office:value-type="float" office:value="23700" table:style-name="ce6">
            <text:p>23,700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21229" table:style-name="ce6">
            <text:p>21,229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32193" table:style-name="ce6">
            <text:p>32,193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17105" table:style-name="ce6">
            <text:p>17,105<text:s/></text:p>
          </table:table-cell>
          <table:table-cell office:value-type="float" office:value="16692" table:style-name="ce6">
            <text:p>16,692<text:s/></text:p>
          </table:table-cell>
          <table:table-cell office:value-type="float" office:value="29068" table:style-name="ce6">
            <text:p>29,068<text:s/></text:p>
          </table:table-cell>
          <table:table-cell office:value-type="float" office:value="37293" table:style-name="ce6">
            <text:p>37,293<text:s/></text:p>
          </table:table-cell>
          <table:table-cell office:value-type="float" office:value="31596" table:style-name="ce6">
            <text:p>31,596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25626" table:style-name="ce6">
            <text:p>25,626<text:s/></text:p>
          </table:table-cell>
          <table:table-cell office:value-type="float" office:value="71152" table:style-name="ce6">
            <text:p>71,152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29828" table:style-name="ce6">
            <text:p>29,828<text:s/></text:p>
          </table:table-cell>
          <table:table-cell office:value-type="float" office:value="31480" table:style-name="ce6">
            <text:p>31,480<text:s/></text:p>
          </table:table-cell>
          <table:table-cell office:value-type="float" office:value="19610" table:style-name="ce6">
            <text:p>19,610<text:s/></text:p>
          </table:table-cell>
          <table:table-cell office:value-type="float" office:value="60318" table:style-name="ce6">
            <text:p>60,318<text:s/></text:p>
          </table:table-cell>
          <table:table-cell office:value-type="float" office:value="15822" table:style-name="ce6">
            <text:p>15,822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18512" table:style-name="ce6">
            <text:p>18,512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29359" table:style-name="ce6">
            <text:p>29,359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14737" table:style-name="ce6">
            <text:p>14,737<text:s/></text:p>
          </table:table-cell>
          <table:table-cell office:value-type="float" office:value="19397" table:style-name="ce6">
            <text:p>19,397<text:s/></text:p>
          </table:table-cell>
          <table:table-cell office:value-type="float" office:value="20889" table:style-name="ce6">
            <text:p>20,889<text:s/></text:p>
          </table:table-cell>
          <table:table-cell office:value-type="float" office:value="14647" table:style-name="ce6">
            <text:p>14,647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4606" table:style-name="ce6">
            <text:p>14,606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18476" table:style-name="ce6">
            <text:p>18,476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491" table:style-name="ce6">
            <text:p>491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2991" table:style-name="ce6">
            <text:p>2,991<text:s/></text:p>
          </table:table-cell>
          <table:table-cell table:number-columns-repeated="16264"/>
        </table:table-row>
        <table:table-row table:style-name="ro2">
          <table:table-cell office:value-type="date" office:date-value="2020-08-23T00:00:00" table:style-name="ce5">
            <text:p>2020/8/23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35882" table:style-name="ce6">
            <text:p>35,882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14602" table:style-name="ce6">
            <text:p>14,602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22481" table:style-name="ce6">
            <text:p>22,481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24751" table:style-name="ce6">
            <text:p>24,751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17160" table:style-name="ce6">
            <text:p>17,160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150955" table:style-name="ce6">
            <text:p>150,955<text:s/></text:p>
          </table:table-cell>
          <table:table-cell office:value-type="float" office:value="37267" table:style-name="ce6">
            <text:p>37,267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16800" table:style-name="ce6">
            <text:p>16,800<text:s/></text:p>
          </table:table-cell>
          <table:table-cell office:value-type="float" office:value="33927" table:style-name="ce6">
            <text:p>33,927<text:s/></text:p>
          </table:table-cell>
          <table:table-cell office:value-type="float" office:value="21845" table:style-name="ce6">
            <text:p>21,845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32690" table:style-name="ce6">
            <text:p>32,690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24471" table:style-name="ce6">
            <text:p>24,471<text:s/></text:p>
          </table:table-cell>
          <table:table-cell office:value-type="float" office:value="32003" table:style-name="ce6">
            <text:p>32,003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16569" table:style-name="ce6">
            <text:p>16,569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60914" table:style-name="ce6">
            <text:p>60,914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25530" table:style-name="ce6">
            <text:p>25,530<text:s/></text:p>
          </table:table-cell>
          <table:table-cell office:value-type="float" office:value="23965" table:style-name="ce6">
            <text:p>23,965<text:s/></text:p>
          </table:table-cell>
          <table:table-cell office:value-type="float" office:value="15209" table:style-name="ce6">
            <text:p>15,209<text:s/></text:p>
          </table:table-cell>
          <table:table-cell office:value-type="float" office:value="50261" table:style-name="ce6">
            <text:p>50,261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1371" table:style-name="ce6">
            <text:p>11,371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14446" table:style-name="ce6">
            <text:p>14,446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25883" table:style-name="ce6">
            <text:p>25,883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14717" table:style-name="ce6">
            <text:p>14,717<text:s/></text:p>
          </table:table-cell>
          <table:table-cell office:value-type="float" office:value="15539" table:style-name="ce6">
            <text:p>15,539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14815" table:style-name="ce6">
            <text:p>14,815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836" table:style-name="ce6">
            <text:p>836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2753" table:style-name="ce6">
            <text:p>2,753<text:s/></text:p>
          </table:table-cell>
          <table:table-cell table:number-columns-repeated="16264"/>
        </table:table-row>
        <table:table-row table:style-name="ro2">
          <table:table-cell office:value-type="date" office:date-value="2020-08-24T00:00:00" table:style-name="ce5">
            <text:p>2020/8/24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39509" table:style-name="ce6">
            <text:p>39,509<text:s/></text:p>
          </table:table-cell>
          <table:table-cell office:value-type="float" office:value="40957" table:style-name="ce6">
            <text:p>40,957<text:s/></text:p>
          </table:table-cell>
          <table:table-cell office:value-type="float" office:value="23296" table:style-name="ce6">
            <text:p>23,296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28910" table:style-name="ce6">
            <text:p>28,910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24424" table:style-name="ce6">
            <text:p>24,424<text:s/></text:p>
          </table:table-cell>
          <table:table-cell office:value-type="float" office:value="16473" table:style-name="ce6">
            <text:p>16,473<text:s/></text:p>
          </table:table-cell>
          <table:table-cell office:value-type="float" office:value="31639" table:style-name="ce6">
            <text:p>31,639<text:s/></text:p>
          </table:table-cell>
          <table:table-cell office:value-type="float" office:value="22954" table:style-name="ce6">
            <text:p>22,954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33179" table:style-name="ce6">
            <text:p>33,179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25490" table:style-name="ce6">
            <text:p>25,490<text:s/></text:p>
          </table:table-cell>
          <table:table-cell office:value-type="float" office:value="19665" table:style-name="ce6">
            <text:p>19,665<text:s/></text:p>
          </table:table-cell>
          <table:table-cell office:value-type="float" office:value="24077" table:style-name="ce6">
            <text:p>24,077<text:s/></text:p>
          </table:table-cell>
          <table:table-cell office:value-type="float" office:value="137448" table:style-name="ce6">
            <text:p>137,448<text:s/></text:p>
          </table:table-cell>
          <table:table-cell office:value-type="float" office:value="38215" table:style-name="ce6">
            <text:p>38,215<text:s/></text:p>
          </table:table-cell>
          <table:table-cell office:value-type="float" office:value="20628" table:style-name="ce6">
            <text:p>20,628<text:s/></text:p>
          </table:table-cell>
          <table:table-cell office:value-type="float" office:value="22062" table:style-name="ce6">
            <text:p>22,062<text:s/></text:p>
          </table:table-cell>
          <table:table-cell office:value-type="float" office:value="23168" table:style-name="ce6">
            <text:p>23,168<text:s/></text:p>
          </table:table-cell>
          <table:table-cell office:value-type="float" office:value="24073" table:style-name="ce6">
            <text:p>24,073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21677" table:style-name="ce6">
            <text:p>21,677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27625" table:style-name="ce6">
            <text:p>27,625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15609" table:style-name="ce6">
            <text:p>15,609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31164" table:style-name="ce6">
            <text:p>31,164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12722" table:style-name="ce6">
            <text:p>12,722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20633" table:style-name="ce6">
            <text:p>20,633<text:s/></text:p>
          </table:table-cell>
          <table:table-cell office:value-type="float" office:value="24341" table:style-name="ce6">
            <text:p>24,341<text:s/></text:p>
          </table:table-cell>
          <table:table-cell office:value-type="float" office:value="29594" table:style-name="ce6">
            <text:p>29,594<text:s/></text:p>
          </table:table-cell>
          <table:table-cell office:value-type="float" office:value="36236" table:style-name="ce6">
            <text:p>36,236<text:s/></text:p>
          </table:table-cell>
          <table:table-cell office:value-type="float" office:value="37642" table:style-name="ce6">
            <text:p>37,642<text:s/></text:p>
          </table:table-cell>
          <table:table-cell office:value-type="float" office:value="24618" table:style-name="ce6">
            <text:p>24,618<text:s/></text:p>
          </table:table-cell>
          <table:table-cell office:value-type="float" office:value="25977" table:style-name="ce6">
            <text:p>25,977<text:s/></text:p>
          </table:table-cell>
          <table:table-cell office:value-type="float" office:value="59102" table:style-name="ce6">
            <text:p>59,102<text:s/></text:p>
          </table:table-cell>
          <table:table-cell office:value-type="float" office:value="18427" table:style-name="ce6">
            <text:p>18,427<text:s/></text:p>
          </table:table-cell>
          <table:table-cell office:value-type="float" office:value="29322" table:style-name="ce6">
            <text:p>29,322<text:s/></text:p>
          </table:table-cell>
          <table:table-cell office:value-type="float" office:value="31582" table:style-name="ce6">
            <text:p>31,582<text:s/></text:p>
          </table:table-cell>
          <table:table-cell office:value-type="float" office:value="19769" table:style-name="ce6">
            <text:p>19,769<text:s/></text:p>
          </table:table-cell>
          <table:table-cell office:value-type="float" office:value="60484" table:style-name="ce6">
            <text:p>60,484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15802" table:style-name="ce6">
            <text:p>15,802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17863" table:style-name="ce6">
            <text:p>17,863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31636" table:style-name="ce6">
            <text:p>31,636<text:s/></text:p>
          </table:table-cell>
          <table:table-cell office:value-type="float" office:value="17829" table:style-name="ce6">
            <text:p>17,829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36765" table:style-name="ce6">
            <text:p>36,765<text:s/></text:p>
          </table:table-cell>
          <table:table-cell office:value-type="float" office:value="22488" table:style-name="ce6">
            <text:p>22,488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23678" table:style-name="ce6">
            <text:p>23,678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5893" table:style-name="ce6">
            <text:p>15,893<text:s/></text:p>
          </table:table-cell>
          <table:table-cell office:value-type="float" office:value="26873" table:style-name="ce6">
            <text:p>26,873<text:s/></text:p>
          </table:table-cell>
          <table:table-cell office:value-type="float" office:value="21350" table:style-name="ce6">
            <text:p>21,350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1052" table:style-name="ce6">
            <text:p>11,052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3727" table:style-name="ce6">
            <text:p>3,727<text:s/></text:p>
          </table:table-cell>
          <table:table-cell table:number-columns-repeated="16264"/>
        </table:table-row>
        <table:table-row table:style-name="ro2">
          <table:table-cell office:value-type="date" office:date-value="2020-08-25T00:00:00" table:style-name="ce5">
            <text:p>2020/8/25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41842" table:style-name="ce6">
            <text:p>41,842<text:s/></text:p>
          </table:table-cell>
          <table:table-cell office:value-type="float" office:value="45037" table:style-name="ce6">
            <text:p>45,037<text:s/></text:p>
          </table:table-cell>
          <table:table-cell office:value-type="float" office:value="25799" table:style-name="ce6">
            <text:p>25,799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7412" table:style-name="ce6">
            <text:p>17,412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9494" table:style-name="ce6">
            <text:p>9,494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30166" table:style-name="ce6">
            <text:p>30,166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16681" table:style-name="ce6">
            <text:p>16,681<text:s/></text:p>
          </table:table-cell>
          <table:table-cell office:value-type="float" office:value="24095" table:style-name="ce6">
            <text:p>24,095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17746" table:style-name="ce6">
            <text:p>17,746<text:s/></text:p>
          </table:table-cell>
          <table:table-cell office:value-type="float" office:value="33678" table:style-name="ce6">
            <text:p>33,678<text:s/></text:p>
          </table:table-cell>
          <table:table-cell office:value-type="float" office:value="23676" table:style-name="ce6">
            <text:p>23,676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35035" table:style-name="ce6">
            <text:p>35,035<text:s/></text:p>
          </table:table-cell>
          <table:table-cell office:value-type="float" office:value="26233" table:style-name="ce6">
            <text:p>26,233<text:s/></text:p>
          </table:table-cell>
          <table:table-cell office:value-type="float" office:value="26745" table:style-name="ce6">
            <text:p>26,745<text:s/></text:p>
          </table:table-cell>
          <table:table-cell office:value-type="float" office:value="20564" table:style-name="ce6">
            <text:p>20,564<text:s/></text:p>
          </table:table-cell>
          <table:table-cell office:value-type="float" office:value="24947" table:style-name="ce6">
            <text:p>24,947<text:s/></text:p>
          </table:table-cell>
          <table:table-cell office:value-type="float" office:value="137251" table:style-name="ce6">
            <text:p>137,251<text:s/></text:p>
          </table:table-cell>
          <table:table-cell office:value-type="float" office:value="41822" table:style-name="ce6">
            <text:p>41,822<text:s/></text:p>
          </table:table-cell>
          <table:table-cell office:value-type="float" office:value="21388" table:style-name="ce6">
            <text:p>21,388<text:s/></text:p>
          </table:table-cell>
          <table:table-cell office:value-type="float" office:value="22936" table:style-name="ce6">
            <text:p>22,936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26119" table:style-name="ce6">
            <text:p>26,119<text:s/></text:p>
          </table:table-cell>
          <table:table-cell office:value-type="float" office:value="25571" table:style-name="ce6">
            <text:p>25,571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29211" table:style-name="ce6">
            <text:p>29,211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32540" table:style-name="ce6">
            <text:p>32,540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24911" table:style-name="ce6">
            <text:p>24,911<text:s/></text:p>
          </table:table-cell>
          <table:table-cell office:value-type="float" office:value="31488" table:style-name="ce6">
            <text:p>31,488<text:s/></text:p>
          </table:table-cell>
          <table:table-cell office:value-type="float" office:value="37859" table:style-name="ce6">
            <text:p>37,859<text:s/></text:p>
          </table:table-cell>
          <table:table-cell office:value-type="float" office:value="39449" table:style-name="ce6">
            <text:p>39,449<text:s/></text:p>
          </table:table-cell>
          <table:table-cell office:value-type="float" office:value="25570" table:style-name="ce6">
            <text:p>25,570<text:s/></text:p>
          </table:table-cell>
          <table:table-cell office:value-type="float" office:value="27932" table:style-name="ce6">
            <text:p>27,932<text:s/></text:p>
          </table:table-cell>
          <table:table-cell office:value-type="float" office:value="61897" table:style-name="ce6">
            <text:p>61,897<text:s/></text:p>
          </table:table-cell>
          <table:table-cell office:value-type="float" office:value="19093" table:style-name="ce6">
            <text:p>19,093<text:s/></text:p>
          </table:table-cell>
          <table:table-cell office:value-type="float" office:value="30123" table:style-name="ce6">
            <text:p>30,123<text:s/></text:p>
          </table:table-cell>
          <table:table-cell office:value-type="float" office:value="34464" table:style-name="ce6">
            <text:p>34,464<text:s/></text:p>
          </table:table-cell>
          <table:table-cell office:value-type="float" office:value="20953" table:style-name="ce6">
            <text:p>20,953<text:s/></text:p>
          </table:table-cell>
          <table:table-cell office:value-type="float" office:value="63066" table:style-name="ce6">
            <text:p>63,066<text:s/></text:p>
          </table:table-cell>
          <table:table-cell office:value-type="float" office:value="18930" table:style-name="ce6">
            <text:p>18,930<text:s/></text:p>
          </table:table-cell>
          <table:table-cell office:value-type="float" office:value="16779" table:style-name="ce6">
            <text:p>16,779<text:s/></text:p>
          </table:table-cell>
          <table:table-cell office:value-type="float" office:value="15171" table:style-name="ce6">
            <text:p>15,171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28837" table:style-name="ce6">
            <text:p>28,837<text:s/></text:p>
          </table:table-cell>
          <table:table-cell office:value-type="float" office:value="18939" table:style-name="ce6">
            <text:p>18,939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38534" table:style-name="ce6">
            <text:p>38,534<text:s/></text:p>
          </table:table-cell>
          <table:table-cell office:value-type="float" office:value="22950" table:style-name="ce6">
            <text:p>22,950<text:s/></text:p>
          </table:table-cell>
          <table:table-cell office:value-type="float" office:value="23043" table:style-name="ce6">
            <text:p>23,043<text:s/></text:p>
          </table:table-cell>
          <table:table-cell office:value-type="float" office:value="24453" table:style-name="ce6">
            <text:p>24,453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6570" table:style-name="ce6">
            <text:p>16,570<text:s/></text:p>
          </table:table-cell>
          <table:table-cell office:value-type="float" office:value="28165" table:style-name="ce6">
            <text:p>28,165<text:s/></text:p>
          </table:table-cell>
          <table:table-cell office:value-type="float" office:value="23485" table:style-name="ce6">
            <text:p>23,485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3920" table:style-name="ce6">
            <text:p>3,920<text:s/></text:p>
          </table:table-cell>
          <table:table-cell table:number-columns-repeated="16264"/>
        </table:table-row>
        <table:table-row table:style-name="ro2">
          <table:table-cell office:value-type="date" office:date-value="2020-08-26T00:00:00" table:style-name="ce5">
            <text:p>2020/8/26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41374" table:style-name="ce6">
            <text:p>41,374<text:s/></text:p>
          </table:table-cell>
          <table:table-cell office:value-type="float" office:value="43789" table:style-name="ce6">
            <text:p>43,789<text:s/></text:p>
          </table:table-cell>
          <table:table-cell office:value-type="float" office:value="24384" table:style-name="ce6">
            <text:p>24,384<text:s/></text:p>
          </table:table-cell>
          <table:table-cell office:value-type="float" office:value="14393" table:style-name="ce6">
            <text:p>14,393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17225" table:style-name="ce6">
            <text:p>17,225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29765" table:style-name="ce6">
            <text:p>29,765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23773" table:style-name="ce6">
            <text:p>23,773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26627" table:style-name="ce6">
            <text:p>26,627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33146" table:style-name="ce6">
            <text:p>33,146<text:s/></text:p>
          </table:table-cell>
          <table:table-cell office:value-type="float" office:value="24586" table:style-name="ce6">
            <text:p>24,586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34668" table:style-name="ce6">
            <text:p>34,668<text:s/></text:p>
          </table:table-cell>
          <table:table-cell office:value-type="float" office:value="26350" table:style-name="ce6">
            <text:p>26,350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20516" table:style-name="ce6">
            <text:p>20,516<text:s/></text:p>
          </table:table-cell>
          <table:table-cell office:value-type="float" office:value="24757" table:style-name="ce6">
            <text:p>24,757<text:s/></text:p>
          </table:table-cell>
          <table:table-cell office:value-type="float" office:value="135865" table:style-name="ce6">
            <text:p>135,865<text:s/></text:p>
          </table:table-cell>
          <table:table-cell office:value-type="float" office:value="40814" table:style-name="ce6">
            <text:p>40,814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22521" table:style-name="ce6">
            <text:p>22,521<text:s/></text:p>
          </table:table-cell>
          <table:table-cell office:value-type="float" office:value="24560" table:style-name="ce6">
            <text:p>24,560<text:s/></text:p>
          </table:table-cell>
          <table:table-cell office:value-type="float" office:value="25509" table:style-name="ce6">
            <text:p>25,509<text:s/></text:p>
          </table:table-cell>
          <table:table-cell office:value-type="float" office:value="25782" table:style-name="ce6">
            <text:p>25,782<text:s/></text:p>
          </table:table-cell>
          <table:table-cell office:value-type="float" office:value="23175" table:style-name="ce6">
            <text:p>23,175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29538" table:style-name="ce6">
            <text:p>29,538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16583" table:style-name="ce6">
            <text:p>16,583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1305" table:style-name="ce6">
            <text:p>31,305<text:s/></text:p>
          </table:table-cell>
          <table:table-cell office:value-type="float" office:value="9472" table:style-name="ce6">
            <text:p>9,472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24869" table:style-name="ce6">
            <text:p>24,869<text:s/></text:p>
          </table:table-cell>
          <table:table-cell office:value-type="float" office:value="30843" table:style-name="ce6">
            <text:p>30,843<text:s/></text:p>
          </table:table-cell>
          <table:table-cell office:value-type="float" office:value="37049" table:style-name="ce6">
            <text:p>37,049<text:s/></text:p>
          </table:table-cell>
          <table:table-cell office:value-type="float" office:value="39088" table:style-name="ce6">
            <text:p>39,088<text:s/></text:p>
          </table:table-cell>
          <table:table-cell office:value-type="float" office:value="25683" table:style-name="ce6">
            <text:p>25,683<text:s/></text:p>
          </table:table-cell>
          <table:table-cell office:value-type="float" office:value="26426" table:style-name="ce6">
            <text:p>26,426<text:s/></text:p>
          </table:table-cell>
          <table:table-cell office:value-type="float" office:value="60254" table:style-name="ce6">
            <text:p>60,254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30706" table:style-name="ce6">
            <text:p>30,706<text:s/></text:p>
          </table:table-cell>
          <table:table-cell office:value-type="float" office:value="34147" table:style-name="ce6">
            <text:p>34,147<text:s/></text:p>
          </table:table-cell>
          <table:table-cell office:value-type="float" office:value="21485" table:style-name="ce6">
            <text:p>21,485<text:s/></text:p>
          </table:table-cell>
          <table:table-cell office:value-type="float" office:value="62212" table:style-name="ce6">
            <text:p>62,212<text:s/></text:p>
          </table:table-cell>
          <table:table-cell office:value-type="float" office:value="18565" table:style-name="ce6">
            <text:p>18,565<text:s/></text:p>
          </table:table-cell>
          <table:table-cell office:value-type="float" office:value="16240" table:style-name="ce6">
            <text:p>16,240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14461" table:style-name="ce6">
            <text:p>14,461<text:s/></text:p>
          </table:table-cell>
          <table:table-cell office:value-type="float" office:value="28138" table:style-name="ce6">
            <text:p>28,138<text:s/></text:p>
          </table:table-cell>
          <table:table-cell office:value-type="float" office:value="19186" table:style-name="ce6">
            <text:p>19,186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37357" table:style-name="ce6">
            <text:p>37,357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3599" table:style-name="ce6">
            <text:p>23,599<text:s/></text:p>
          </table:table-cell>
          <table:table-cell office:value-type="float" office:value="24560" table:style-name="ce6">
            <text:p>24,560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2651" table:style-name="ce6">
            <text:p>12,651<text:s/></text:p>
          </table:table-cell>
          <table:table-cell office:value-type="float" office:value="16643" table:style-name="ce6">
            <text:p>16,643<text:s/></text:p>
          </table:table-cell>
          <table:table-cell office:value-type="float" office:value="28310" table:style-name="ce6">
            <text:p>28,310<text:s/></text:p>
          </table:table-cell>
          <table:table-cell office:value-type="float" office:value="23175" table:style-name="ce6">
            <text:p>23,175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3818" table:style-name="ce6">
            <text:p>3,818<text:s/></text:p>
          </table:table-cell>
          <table:table-cell table:number-columns-repeated="16264"/>
        </table:table-row>
        <table:table-row table:style-name="ro2">
          <table:table-cell office:value-type="date" office:date-value="2020-08-27T00:00:00" table:style-name="ce5">
            <text:p>2020/8/27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42090" table:style-name="ce6">
            <text:p>42,090<text:s/></text:p>
          </table:table-cell>
          <table:table-cell office:value-type="float" office:value="43847" table:style-name="ce6">
            <text:p>43,847<text:s/></text:p>
          </table:table-cell>
          <table:table-cell office:value-type="float" office:value="23845" table:style-name="ce6">
            <text:p>23,845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28944" table:style-name="ce6">
            <text:p>28,944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12358" table:style-name="ce6">
            <text:p>12,358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5927" table:style-name="ce6">
            <text:p>15,927<text:s/></text:p>
          </table:table-cell>
          <table:table-cell office:value-type="float" office:value="23429" table:style-name="ce6">
            <text:p>23,429<text:s/></text:p>
          </table:table-cell>
          <table:table-cell office:value-type="float" office:value="14774" table:style-name="ce6">
            <text:p>14,774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26291" table:style-name="ce6">
            <text:p>26,291<text:s/></text:p>
          </table:table-cell>
          <table:table-cell office:value-type="float" office:value="17039" table:style-name="ce6">
            <text:p>17,039<text:s/></text:p>
          </table:table-cell>
          <table:table-cell office:value-type="float" office:value="32347" table:style-name="ce6">
            <text:p>32,347<text:s/></text:p>
          </table:table-cell>
          <table:table-cell office:value-type="float" office:value="22932" table:style-name="ce6">
            <text:p>22,932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34407" table:style-name="ce6">
            <text:p>34,407<text:s/></text:p>
          </table:table-cell>
          <table:table-cell office:value-type="float" office:value="25819" table:style-name="ce6">
            <text:p>25,819<text:s/></text:p>
          </table:table-cell>
          <table:table-cell office:value-type="float" office:value="26180" table:style-name="ce6">
            <text:p>26,180<text:s/></text:p>
          </table:table-cell>
          <table:table-cell office:value-type="float" office:value="19968" table:style-name="ce6">
            <text:p>19,968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136704" table:style-name="ce6">
            <text:p>136,704<text:s/></text:p>
          </table:table-cell>
          <table:table-cell office:value-type="float" office:value="38553" table:style-name="ce6">
            <text:p>38,553<text:s/></text:p>
          </table:table-cell>
          <table:table-cell office:value-type="float" office:value="20070" table:style-name="ce6">
            <text:p>20,070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23292" table:style-name="ce6">
            <text:p>23,292<text:s/></text:p>
          </table:table-cell>
          <table:table-cell office:value-type="float" office:value="22643" table:style-name="ce6">
            <text:p>22,643<text:s/></text:p>
          </table:table-cell>
          <table:table-cell office:value-type="float" office:value="22755" table:style-name="ce6">
            <text:p>22,755<text:s/></text:p>
          </table:table-cell>
          <table:table-cell office:value-type="float" office:value="21008" table:style-name="ce6">
            <text:p>21,008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26820" table:style-name="ce6">
            <text:p>26,820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10985" table:style-name="ce6">
            <text:p>10,985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28244" table:style-name="ce6">
            <text:p>28,244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24096" table:style-name="ce6">
            <text:p>24,096<text:s/></text:p>
          </table:table-cell>
          <table:table-cell office:value-type="float" office:value="29838" table:style-name="ce6">
            <text:p>29,838<text:s/></text:p>
          </table:table-cell>
          <table:table-cell office:value-type="float" office:value="37362" table:style-name="ce6">
            <text:p>37,362<text:s/></text:p>
          </table:table-cell>
          <table:table-cell office:value-type="float" office:value="38129" table:style-name="ce6">
            <text:p>38,129<text:s/></text:p>
          </table:table-cell>
          <table:table-cell office:value-type="float" office:value="25183" table:style-name="ce6">
            <text:p>25,183<text:s/></text:p>
          </table:table-cell>
          <table:table-cell office:value-type="float" office:value="24528" table:style-name="ce6">
            <text:p>24,528<text:s/></text:p>
          </table:table-cell>
          <table:table-cell office:value-type="float" office:value="57218" table:style-name="ce6">
            <text:p>57,218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30861" table:style-name="ce6">
            <text:p>30,861<text:s/></text:p>
          </table:table-cell>
          <table:table-cell office:value-type="float" office:value="32812" table:style-name="ce6">
            <text:p>32,812<text:s/></text:p>
          </table:table-cell>
          <table:table-cell office:value-type="float" office:value="20912" table:style-name="ce6">
            <text:p>20,912<text:s/></text:p>
          </table:table-cell>
          <table:table-cell office:value-type="float" office:value="62704" table:style-name="ce6">
            <text:p>62,704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14790" table:style-name="ce6">
            <text:p>14,790<text:s/></text:p>
          </table:table-cell>
          <table:table-cell office:value-type="float" office:value="18549" table:style-name="ce6">
            <text:p>18,549<text:s/></text:p>
          </table:table-cell>
          <table:table-cell office:value-type="float" office:value="13605" table:style-name="ce6">
            <text:p>13,605<text:s/></text:p>
          </table:table-cell>
          <table:table-cell office:value-type="float" office:value="27952" table:style-name="ce6">
            <text:p>27,952<text:s/></text:p>
          </table:table-cell>
          <table:table-cell office:value-type="float" office:value="18720" table:style-name="ce6">
            <text:p>18,720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37851" table:style-name="ce6">
            <text:p>37,851<text:s/></text:p>
          </table:table-cell>
          <table:table-cell office:value-type="float" office:value="23505" table:style-name="ce6">
            <text:p>23,505<text:s/></text:p>
          </table:table-cell>
          <table:table-cell office:value-type="float" office:value="23348" table:style-name="ce6">
            <text:p>23,348<text:s/></text:p>
          </table:table-cell>
          <table:table-cell office:value-type="float" office:value="23179" table:style-name="ce6">
            <text:p>23,179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6174" table:style-name="ce6">
            <text:p>16,174<text:s/></text:p>
          </table:table-cell>
          <table:table-cell office:value-type="float" office:value="27549" table:style-name="ce6">
            <text:p>27,549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14391" table:style-name="ce6">
            <text:p>14,391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779" table:style-name="ce6">
            <text:p>779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3868" table:style-name="ce6">
            <text:p>3,868<text:s/></text:p>
          </table:table-cell>
          <table:table-cell table:number-columns-repeated="16264"/>
        </table:table-row>
        <table:table-row table:style-name="ro2">
          <table:table-cell office:value-type="date" office:date-value="2020-08-28T00:00:00" table:style-name="ce5">
            <text:p>2020/8/28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41920" table:style-name="ce6">
            <text:p>41,920<text:s/></text:p>
          </table:table-cell>
          <table:table-cell office:value-type="float" office:value="48197" table:style-name="ce6">
            <text:p>48,197<text:s/></text:p>
          </table:table-cell>
          <table:table-cell office:value-type="float" office:value="24029" table:style-name="ce6">
            <text:p>24,029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12420" table:style-name="ce6">
            <text:p>12,420<text:s/></text:p>
          </table:table-cell>
          <table:table-cell office:value-type="float" office:value="17741" table:style-name="ce6">
            <text:p>17,741<text:s/></text:p>
          </table:table-cell>
          <table:table-cell office:value-type="float" office:value="17239" table:style-name="ce6">
            <text:p>17,239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31049" table:style-name="ce6">
            <text:p>31,049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7115" table:style-name="ce6">
            <text:p>17,115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16793" table:style-name="ce6">
            <text:p>16,793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28418" table:style-name="ce6">
            <text:p>28,418<text:s/></text:p>
          </table:table-cell>
          <table:table-cell office:value-type="float" office:value="18644" table:style-name="ce6">
            <text:p>18,644<text:s/></text:p>
          </table:table-cell>
          <table:table-cell office:value-type="float" office:value="33355" table:style-name="ce6">
            <text:p>33,355<text:s/></text:p>
          </table:table-cell>
          <table:table-cell office:value-type="float" office:value="24595" table:style-name="ce6">
            <text:p>24,595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36106" table:style-name="ce6">
            <text:p>36,106<text:s/></text:p>
          </table:table-cell>
          <table:table-cell office:value-type="float" office:value="27000" table:style-name="ce6">
            <text:p>27,000<text:s/></text:p>
          </table:table-cell>
          <table:table-cell office:value-type="float" office:value="27238" table:style-name="ce6">
            <text:p>27,238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23440" table:style-name="ce6">
            <text:p>23,440<text:s/></text:p>
          </table:table-cell>
          <table:table-cell office:value-type="float" office:value="148670" table:style-name="ce6">
            <text:p>148,670<text:s/></text:p>
          </table:table-cell>
          <table:table-cell office:value-type="float" office:value="44714" table:style-name="ce6">
            <text:p>44,714<text:s/></text:p>
          </table:table-cell>
          <table:table-cell office:value-type="float" office:value="21653" table:style-name="ce6">
            <text:p>21,653<text:s/></text:p>
          </table:table-cell>
          <table:table-cell office:value-type="float" office:value="22627" table:style-name="ce6">
            <text:p>22,627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25047" table:style-name="ce6">
            <text:p>25,047<text:s/></text:p>
          </table:table-cell>
          <table:table-cell office:value-type="float" office:value="25134" table:style-name="ce6">
            <text:p>25,134<text:s/></text:p>
          </table:table-cell>
          <table:table-cell office:value-type="float" office:value="23906" table:style-name="ce6">
            <text:p>23,906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29461" table:style-name="ce6">
            <text:p>29,461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17228" table:style-name="ce6">
            <text:p>17,228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31121" table:style-name="ce6">
            <text:p>31,121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7947" table:style-name="ce6">
            <text:p>7,947<text:s/></text:p>
          </table:table-cell>
          <table:table-cell office:value-type="float" office:value="21889" table:style-name="ce6">
            <text:p>21,889<text:s/></text:p>
          </table:table-cell>
          <table:table-cell office:value-type="float" office:value="24901" table:style-name="ce6">
            <text:p>24,901<text:s/></text:p>
          </table:table-cell>
          <table:table-cell office:value-type="float" office:value="32394" table:style-name="ce6">
            <text:p>32,394<text:s/></text:p>
          </table:table-cell>
          <table:table-cell office:value-type="float" office:value="40448" table:style-name="ce6">
            <text:p>40,448<text:s/></text:p>
          </table:table-cell>
          <table:table-cell office:value-type="float" office:value="40381" table:style-name="ce6">
            <text:p>40,381<text:s/></text:p>
          </table:table-cell>
          <table:table-cell office:value-type="float" office:value="26802" table:style-name="ce6">
            <text:p>26,802<text:s/></text:p>
          </table:table-cell>
          <table:table-cell office:value-type="float" office:value="28265" table:style-name="ce6">
            <text:p>28,265<text:s/></text:p>
          </table:table-cell>
          <table:table-cell office:value-type="float" office:value="68414" table:style-name="ce6">
            <text:p>68,414<text:s/></text:p>
          </table:table-cell>
          <table:table-cell office:value-type="float" office:value="20502" table:style-name="ce6">
            <text:p>20,502<text:s/></text:p>
          </table:table-cell>
          <table:table-cell office:value-type="float" office:value="33514" table:style-name="ce6">
            <text:p>33,514<text:s/></text:p>
          </table:table-cell>
          <table:table-cell office:value-type="float" office:value="36362" table:style-name="ce6">
            <text:p>36,362<text:s/></text:p>
          </table:table-cell>
          <table:table-cell office:value-type="float" office:value="22384" table:style-name="ce6">
            <text:p>22,384<text:s/></text:p>
          </table:table-cell>
          <table:table-cell office:value-type="float" office:value="66722" table:style-name="ce6">
            <text:p>66,722<text:s/></text:p>
          </table:table-cell>
          <table:table-cell office:value-type="float" office:value="19646" table:style-name="ce6">
            <text:p>19,646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34278" table:style-name="ce6">
            <text:p>34,278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37557" table:style-name="ce6">
            <text:p>37,557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23702" table:style-name="ce6">
            <text:p>23,702<text:s/></text:p>
          </table:table-cell>
          <table:table-cell office:value-type="float" office:value="24568" table:style-name="ce6">
            <text:p>24,568<text:s/></text:p>
          </table:table-cell>
          <table:table-cell office:value-type="float" office:value="8293" table:style-name="ce6">
            <text:p>8,293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17252" table:style-name="ce6">
            <text:p>17,252<text:s/></text:p>
          </table:table-cell>
          <table:table-cell office:value-type="float" office:value="29338" table:style-name="ce6">
            <text:p>29,338<text:s/></text:p>
          </table:table-cell>
          <table:table-cell office:value-type="float" office:value="24257" table:style-name="ce6">
            <text:p>24,257<text:s/></text:p>
          </table:table-cell>
          <table:table-cell office:value-type="float" office:value="15115" table:style-name="ce6">
            <text:p>15,115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4203" table:style-name="ce6">
            <text:p>4,203<text:s/></text:p>
          </table:table-cell>
          <table:table-cell table:number-columns-repeated="16264"/>
        </table:table-row>
        <table:table-row table:style-name="ro2">
          <table:table-cell office:value-type="date" office:date-value="2020-08-29T00:00:00" table:style-name="ce5">
            <text:p>2020/8/29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43125" table:style-name="ce6">
            <text:p>43,125<text:s/></text:p>
          </table:table-cell>
          <table:table-cell office:value-type="float" office:value="16261" table:style-name="ce6">
            <text:p>16,261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14069" table:style-name="ce6">
            <text:p>14,069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26107" table:style-name="ce6">
            <text:p>26,107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26222" table:style-name="ce6">
            <text:p>26,222<text:s/></text:p>
          </table:table-cell>
          <table:table-cell office:value-type="float" office:value="18452" table:style-name="ce6">
            <text:p>18,452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29769" table:style-name="ce6">
            <text:p>29,769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21250" table:style-name="ce6">
            <text:p>21,250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47002" table:style-name="ce6">
            <text:p>147,002<text:s/></text:p>
          </table:table-cell>
          <table:table-cell office:value-type="float" office:value="44154" table:style-name="ce6">
            <text:p>44,154<text:s/></text:p>
          </table:table-cell>
          <table:table-cell office:value-type="float" office:value="20558" table:style-name="ce6">
            <text:p>20,558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24851" table:style-name="ce6">
            <text:p>24,851<text:s/></text:p>
          </table:table-cell>
          <table:table-cell office:value-type="float" office:value="25554" table:style-name="ce6">
            <text:p>25,554<text:s/></text:p>
          </table:table-cell>
          <table:table-cell office:value-type="float" office:value="23050" table:style-name="ce6">
            <text:p>23,050<text:s/></text:p>
          </table:table-cell>
          <table:table-cell office:value-type="float" office:value="18478" table:style-name="ce6">
            <text:p>18,478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21278" table:style-name="ce6">
            <text:p>21,278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32187" table:style-name="ce6">
            <text:p>32,187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17449" table:style-name="ce6">
            <text:p>17,449<text:s/></text:p>
          </table:table-cell>
          <table:table-cell office:value-type="float" office:value="16745" table:style-name="ce6">
            <text:p>16,745<text:s/></text:p>
          </table:table-cell>
          <table:table-cell office:value-type="float" office:value="28910" table:style-name="ce6">
            <text:p>28,910<text:s/></text:p>
          </table:table-cell>
          <table:table-cell office:value-type="float" office:value="37693" table:style-name="ce6">
            <text:p>37,693<text:s/></text:p>
          </table:table-cell>
          <table:table-cell office:value-type="float" office:value="31528" table:style-name="ce6">
            <text:p>31,528<text:s/></text:p>
          </table:table-cell>
          <table:table-cell office:value-type="float" office:value="20940" table:style-name="ce6">
            <text:p>20,940<text:s/></text:p>
          </table:table-cell>
          <table:table-cell office:value-type="float" office:value="27836" table:style-name="ce6">
            <text:p>27,836<text:s/></text:p>
          </table:table-cell>
          <table:table-cell office:value-type="float" office:value="71807" table:style-name="ce6">
            <text:p>71,807<text:s/></text:p>
          </table:table-cell>
          <table:table-cell office:value-type="float" office:value="14280" table:style-name="ce6">
            <text:p>14,280<text:s/></text:p>
          </table:table-cell>
          <table:table-cell office:value-type="float" office:value="30840" table:style-name="ce6">
            <text:p>30,840<text:s/></text:p>
          </table:table-cell>
          <table:table-cell office:value-type="float" office:value="28828" table:style-name="ce6">
            <text:p>28,828<text:s/></text:p>
          </table:table-cell>
          <table:table-cell office:value-type="float" office:value="16252" table:style-name="ce6">
            <text:p>16,252<text:s/></text:p>
          </table:table-cell>
          <table:table-cell office:value-type="float" office:value="55076" table:style-name="ce6">
            <text:p>55,076<text:s/></text:p>
          </table:table-cell>
          <table:table-cell office:value-type="float" office:value="15370" table:style-name="ce6">
            <text:p>15,370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5223" table:style-name="ce6">
            <text:p>15,223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28288" table:style-name="ce6">
            <text:p>28,288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18104" table:style-name="ce6">
            <text:p>18,104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8857" table:style-name="ce6">
            <text:p>18,857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8512" table:style-name="ce6">
            <text:p>18,512<text:s/></text:p>
          </table:table-cell>
          <table:table-cell office:value-type="float" office:value="20443" table:style-name="ce6">
            <text:p>20,443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3072" table:style-name="ce6">
            <text:p>3,072<text:s/></text:p>
          </table:table-cell>
          <table:table-cell table:number-columns-repeated="16264"/>
        </table:table-row>
        <table:table-row table:style-name="ro2">
          <table:table-cell office:value-type="date" office:date-value="2020-08-30T00:00:00" table:style-name="ce5">
            <text:p>2020/8/30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34639" table:style-name="ce6">
            <text:p>34,639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19998" table:style-name="ce6">
            <text:p>19,998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13861" table:style-name="ce6">
            <text:p>13,861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134423" table:style-name="ce6">
            <text:p>134,423<text:s/></text:p>
          </table:table-cell>
          <table:table-cell office:value-type="float" office:value="34208" table:style-name="ce6">
            <text:p>34,208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21034" table:style-name="ce6">
            <text:p>21,034<text:s/></text:p>
          </table:table-cell>
          <table:table-cell office:value-type="float" office:value="20343" table:style-name="ce6">
            <text:p>20,343<text:s/></text:p>
          </table:table-cell>
          <table:table-cell office:value-type="float" office:value="18189" table:style-name="ce6">
            <text:p>18,189<text:s/></text:p>
          </table:table-cell>
          <table:table-cell office:value-type="float" office:value="15253" table:style-name="ce6">
            <text:p>15,253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17174" table:style-name="ce6">
            <text:p>17,174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1396" table:style-name="ce6">
            <text:p>1,396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36444" table:style-name="ce6">
            <text:p>36,444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22570" table:style-name="ce6">
            <text:p>22,570<text:s/></text:p>
          </table:table-cell>
          <table:table-cell office:value-type="float" office:value="30303" table:style-name="ce6">
            <text:p>30,303<text:s/></text:p>
          </table:table-cell>
          <table:table-cell office:value-type="float" office:value="24842" table:style-name="ce6">
            <text:p>24,842<text:s/></text:p>
          </table:table-cell>
          <table:table-cell office:value-type="float" office:value="16691" table:style-name="ce6">
            <text:p>16,691<text:s/></text:p>
          </table:table-cell>
          <table:table-cell office:value-type="float" office:value="22568" table:style-name="ce6">
            <text:p>22,568<text:s/></text:p>
          </table:table-cell>
          <table:table-cell office:value-type="float" office:value="54088" table:style-name="ce6">
            <text:p>54,088<text:s/></text:p>
          </table:table-cell>
          <table:table-cell office:value-type="float" office:value="11980" table:style-name="ce6">
            <text:p>11,980<text:s/></text:p>
          </table:table-cell>
          <table:table-cell office:value-type="float" office:value="24739" table:style-name="ce6">
            <text:p>24,739<text:s/></text:p>
          </table:table-cell>
          <table:table-cell office:value-type="float" office:value="22058" table:style-name="ce6">
            <text:p>22,058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46741" table:style-name="ce6">
            <text:p>46,741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6954" table:style-name="ce6">
            <text:p>6,954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24934" table:style-name="ce6">
            <text:p>24,934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10060" table:style-name="ce6">
            <text:p>10,060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16863" table:style-name="ce6">
            <text:p>16,863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517" table:style-name="ce6">
            <text:p>517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897" table:style-name="ce6">
            <text:p>897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2530" table:style-name="ce6">
            <text:p>2,530<text:s/></text:p>
          </table:table-cell>
          <table:table-cell table:number-columns-repeated="16264"/>
        </table:table-row>
        <table:table-row table:style-name="ro2">
          <table:table-cell office:value-type="date" office:date-value="2020-08-31T00:00:00" table:style-name="ce5">
            <text:p>2020/8/31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38964" table:style-name="ce6">
            <text:p>38,964<text:s/></text:p>
          </table:table-cell>
          <table:table-cell office:value-type="float" office:value="39101" table:style-name="ce6">
            <text:p>39,101<text:s/></text:p>
          </table:table-cell>
          <table:table-cell office:value-type="float" office:value="26067" table:style-name="ce6">
            <text:p>26,067<text:s/></text:p>
          </table:table-cell>
          <table:table-cell office:value-type="float" office:value="13389" table:style-name="ce6">
            <text:p>13,389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16603" table:style-name="ce6">
            <text:p>16,603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8812" table:style-name="ce6">
            <text:p>8,812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28264" table:style-name="ce6">
            <text:p>28,264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12256" table:style-name="ce6">
            <text:p>12,256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23417" table:style-name="ce6">
            <text:p>23,417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24147" table:style-name="ce6">
            <text:p>24,147<text:s/></text:p>
          </table:table-cell>
          <table:table-cell office:value-type="float" office:value="15909" table:style-name="ce6">
            <text:p>15,909<text:s/></text:p>
          </table:table-cell>
          <table:table-cell office:value-type="float" office:value="30753" table:style-name="ce6">
            <text:p>30,753<text:s/></text:p>
          </table:table-cell>
          <table:table-cell office:value-type="float" office:value="22826" table:style-name="ce6">
            <text:p>22,826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33838" table:style-name="ce6">
            <text:p>33,838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124228" table:style-name="ce6">
            <text:p>124,228<text:s/></text:p>
          </table:table-cell>
          <table:table-cell office:value-type="float" office:value="35852" table:style-name="ce6">
            <text:p>35,852<text:s/></text:p>
          </table:table-cell>
          <table:table-cell office:value-type="float" office:value="19461" table:style-name="ce6">
            <text:p>19,461<text:s/></text:p>
          </table:table-cell>
          <table:table-cell office:value-type="float" office:value="22110" table:style-name="ce6">
            <text:p>22,110<text:s/></text:p>
          </table:table-cell>
          <table:table-cell office:value-type="float" office:value="22832" table:style-name="ce6">
            <text:p>22,832<text:s/></text:p>
          </table:table-cell>
          <table:table-cell office:value-type="float" office:value="21464" table:style-name="ce6">
            <text:p>21,464<text:s/></text:p>
          </table:table-cell>
          <table:table-cell office:value-type="float" office:value="22793" table:style-name="ce6">
            <text:p>22,793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28877" table:style-name="ce6">
            <text:p>28,877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27699" table:style-name="ce6">
            <text:p>27,699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23955" table:style-name="ce6">
            <text:p>23,955<text:s/></text:p>
          </table:table-cell>
          <table:table-cell office:value-type="float" office:value="28607" table:style-name="ce6">
            <text:p>28,607<text:s/></text:p>
          </table:table-cell>
          <table:table-cell office:value-type="float" office:value="34113" table:style-name="ce6">
            <text:p>34,113<text:s/></text:p>
          </table:table-cell>
          <table:table-cell office:value-type="float" office:value="37111" table:style-name="ce6">
            <text:p>37,111<text:s/></text:p>
          </table:table-cell>
          <table:table-cell office:value-type="float" office:value="24452" table:style-name="ce6">
            <text:p>24,452<text:s/></text:p>
          </table:table-cell>
          <table:table-cell office:value-type="float" office:value="25043" table:style-name="ce6">
            <text:p>25,043<text:s/></text:p>
          </table:table-cell>
          <table:table-cell office:value-type="float" office:value="52355" table:style-name="ce6">
            <text:p>52,355<text:s/></text:p>
          </table:table-cell>
          <table:table-cell office:value-type="float" office:value="20181" table:style-name="ce6">
            <text:p>20,181<text:s/></text:p>
          </table:table-cell>
          <table:table-cell office:value-type="float" office:value="27103" table:style-name="ce6">
            <text:p>27,103<text:s/></text:p>
          </table:table-cell>
          <table:table-cell office:value-type="float" office:value="30563" table:style-name="ce6">
            <text:p>30,563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58865" table:style-name="ce6">
            <text:p>58,865<text:s/></text:p>
          </table:table-cell>
          <table:table-cell office:value-type="float" office:value="20025" table:style-name="ce6">
            <text:p>20,025<text:s/></text:p>
          </table:table-cell>
          <table:table-cell office:value-type="float" office:value="15543" table:style-name="ce6">
            <text:p>15,543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18624" table:style-name="ce6">
            <text:p>18,624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28795" table:style-name="ce6">
            <text:p>28,795<text:s/></text:p>
          </table:table-cell>
          <table:table-cell office:value-type="float" office:value="18083" table:style-name="ce6">
            <text:p>18,083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36845" table:style-name="ce6">
            <text:p>36,845<text:s/></text:p>
          </table:table-cell>
          <table:table-cell office:value-type="float" office:value="22482" table:style-name="ce6">
            <text:p>22,482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22698" table:style-name="ce6">
            <text:p>22,698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16639" table:style-name="ce6">
            <text:p>16,639<text:s/></text:p>
          </table:table-cell>
          <table:table-cell office:value-type="float" office:value="26636" table:style-name="ce6">
            <text:p>26,636<text:s/></text:p>
          </table:table-cell>
          <table:table-cell office:value-type="float" office:value="21708" table:style-name="ce6">
            <text:p>21,708<text:s/></text:p>
          </table:table-cell>
          <table:table-cell office:value-type="float" office:value="14330" table:style-name="ce6">
            <text:p>14,330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2353" table:style-name="ce6">
            <text:p>12,353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3417" table:style-name="ce6">
            <text:p>3,417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6553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09-10T07:28:13Z</meta:creation-date>
    <dc:date>2020-09-10T07:29:50Z</dc:date>
    <meta:print-date>2020-09-10T07:29:19Z</meta:print-date>
  </office:meta>
</office:document-meta>
</file>